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000000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dash" svg:stroke-width="0.009cm" svg:stroke-color="#000000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5" style:family="graphic" style:parent-style-name="objectwithoutfill">
      <style:graphic-properties svg:stroke-width="0.04cm" svg:stroke-color="#ff950e" draw:marker-start-width="0.26cm" draw:marker-end="Circle" draw:marker-end-width="0.25cm" svg:stroke-linecap="round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layer="layout" svg:x1="19.738cm" svg:y1="17.119cm" svg:x2="20.15cm" svg:y2="17.533cm">
            <text:p/>
          </draw:line>
          <draw:line draw:style-name="gr1" draw:layer="layout" svg:x1="21.64cm" svg:y1="16.929cm" svg:x2="21.803cm" svg:y2="17.093cm">
            <text:p/>
          </draw:line>
          <draw:line draw:style-name="gr2" draw:layer="layout" svg:x1="20.77cm" svg:y1="17.9cm" svg:x2="20.77cm" svg:y2="1.689cm">
            <text:p/>
          </draw:line>
          <draw:line draw:style-name="gr2" draw:layer="layout" svg:x1="4.233cm" svg:y1="17.894cm" svg:x2="4.233cm" svg:y2="1.689cm">
            <text:p/>
          </draw:line>
          <draw:line draw:style-name="gr2" draw:layer="layout" svg:x1="14.074cm" svg:y1="10.118cm" svg:x2="18.096cm" svg:y2="5.676cm">
            <text:p/>
          </draw:line>
          <draw:line draw:style-name="gr2" draw:layer="layout" svg:x1="19.714cm" svg:y1="5.676cm" svg:x2="15.695cm" svg:y2="10.118cm">
            <text:p/>
          </draw:line>
          <draw:line draw:style-name="gr2" draw:layer="layout" svg:x1="9.307cm" svg:y1="10.118cm" svg:x2="5.288cm" svg:y2="5.676cm">
            <text:p/>
          </draw:line>
          <draw:line draw:style-name="gr2" draw:layer="layout" svg:x1="6.91cm" svg:y1="5.676cm" svg:x2="10.93cm" svg:y2="10.118cm">
            <text:p/>
          </draw:line>
          <draw:line draw:style-name="gr2" draw:layer="layout" svg:x1="8.45cm" svg:y1="3.176cm" svg:x2="6.367cm" svg:y2="3.176cm">
            <text:p/>
          </draw:line>
          <draw:line draw:style-name="gr2" draw:layer="layout" svg:x1="12.024cm" svg:y1="10.769cm" svg:x2="12.983cm" svg:y2="10.769cm">
            <text:p/>
          </draw:line>
          <draw:line draw:style-name="gr2" draw:layer="layout" svg:x1="12.997cm" svg:y1="5.055cm" svg:x2="12.005cm" svg:y2="5.055cm">
            <text:p/>
          </draw:line>
          <draw:line draw:style-name="gr2" draw:layer="layout" svg:x1="12.735cm" svg:y1="10.769cm" svg:x2="13.462cm" svg:y2="10.769cm">
            <text:p/>
          </draw:line>
          <draw:line draw:style-name="gr2" draw:layer="layout" svg:x1="14.124cm" svg:y1="10.215cm" svg:x2="14.124cm" svg:y2="5.697cm">
            <text:p/>
          </draw:line>
          <draw:line draw:style-name="gr2" draw:layer="layout" svg:x1="10.883cm" svg:y1="5.697cm" svg:x2="10.883cm" svg:y2="10.215cm">
            <text:p/>
          </draw:line>
          <draw:line draw:style-name="gr2" draw:layer="layout" svg:x1="13.303cm" svg:y1="3.176cm" svg:x2="17.138cm" svg:y2="3.176cm">
            <text:p/>
          </draw:line>
          <draw:line draw:style-name="gr2" draw:layer="layout" svg:x1="12.501cm" svg:y1="1.689cm" svg:x2="12.501cm" svg:y2="17.894cm">
            <text:p/>
          </draw:line>
          <draw:polygon draw:style-name="gr3" draw:layer="layout" svg:width="0.125cm" svg:height="0.121cm" svg:x="19.061cm" svg:y="2.123cm" svg:viewBox="0 0 126 122" draw:points="126,61 117,30 93,9 61,0 32,9 9,30 0,61 9,93 32,114 61,122 93,114 117,93">
            <text:p/>
          </draw:polygon>
          <draw:polyline draw:style-name="gr1" draw:layer="layout" svg:width="0.125cm" svg:height="0.121cm" svg:x="19.061cm" svg:y="2.123cm" svg:viewBox="0 0 126 122" draw:points="126,61 117,30 93,9 61,0 32,9 9,30 0,61 9,93 32,114 61,122 93,114 117,93 126,61">
            <text:p/>
          </draw:polyline>
          <draw:line draw:style-name="gr4" draw:layer="layout" svg:x1="20.149cm" svg:y1="17.646cm" svg:x2="21.803cm" svg:y2="17.646cm">
            <text:p/>
          </draw:line>
          <draw:line draw:style-name="gr4" draw:layer="layout" svg:x1="18.095cm" svg:y1="1.936cm" svg:x2="18.095cm" svg:y2="2.184cm">
            <text:p/>
          </draw:line>
          <draw:line draw:style-name="gr4" draw:layer="layout" svg:x1="18.429cm" svg:y1="2.184cm" svg:x2="18.429cm" svg:y2="1.936cm">
            <text:p/>
          </draw:line>
          <draw:line draw:style-name="gr4" draw:layer="layout" svg:x1="18.717cm" svg:y1="1.936cm" svg:x2="18.717cm" svg:y2="2.184cm">
            <text:p/>
          </draw:line>
          <draw:polyline draw:style-name="gr4" draw:layer="layout" svg:width="0.291cm" svg:height="0.014cm" svg:x="18.107cm" svg:y="2.459cm" svg:viewBox="0 0 292 15" draw:points="292,15 21,15 9,15 7,9 3,6 0,0">
            <text:p/>
          </draw:polyline>
          <draw:line draw:style-name="gr4" draw:layer="layout" svg:x1="18.416cm" svg:y1="2.459cm" svg:x2="18.419cm" svg:y2="2.459cm">
            <text:p/>
          </draw:line>
          <draw:polyline draw:style-name="gr4" draw:layer="layout" svg:width="0.016cm" svg:height="0.014cm" svg:x="18.399cm" svg:y="2.459cm" svg:viewBox="0 0 17 15" draw:points="17,0 17,6 12,9 9,15 0,15">
            <text:p/>
          </draw:polyline>
          <draw:line draw:style-name="gr4" draw:layer="layout" svg:x1="18.107cm" svg:y1="2.459cm" svg:x2="18.105cm" svg:y2="2.459cm">
            <text:p/>
          </draw:line>
          <draw:line draw:style-name="gr4" draw:layer="layout" svg:x1="18.42cm" svg:y1="2.459cm" svg:x2="18.42cm" svg:y2="2.31cm">
            <text:p/>
          </draw:line>
          <draw:line draw:style-name="gr4" draw:layer="layout" svg:x1="18.105cm" svg:y1="2.31cm" svg:x2="18.105cm" svg:y2="2.459cm">
            <text:p/>
          </draw:line>
          <draw:polyline draw:style-name="gr4" draw:layer="layout" svg:width="0.288cm" svg:height="0.014cm" svg:x="18.416cm" svg:y="2.459cm" svg:viewBox="0 0 289 15" draw:points="0,15 271,15 284,15 286,9 289,6 289,0">
            <text:p/>
          </draw:polyline>
          <draw:line draw:style-name="gr4" draw:layer="layout" svg:x1="18.416cm" svg:y1="2.474cm" svg:x2="18.408cm" svg:y2="2.474cm">
            <text:p/>
          </draw:line>
          <draw:polyline draw:style-name="gr4" draw:layer="layout" svg:width="0.001cm" svg:height="0.148cm" svg:x="18.706cm" svg:y="2.31cm" svg:viewBox="0 0 2 149" draw:points="0,149 2,149 2,0">
            <text:p/>
          </draw:polyline>
          <draw:line draw:style-name="gr4" draw:layer="layout" svg:x1="18.874cm" svg:y1="2.184cm" svg:x2="19.37cm" svg:y2="2.184cm">
            <text:p/>
          </draw:line>
          <draw:line draw:style-name="gr4" draw:layer="layout" svg:x1="19.37cm" svg:y1="2.31cm" svg:x2="18.874cm" svg:y2="2.31cm">
            <text:p/>
          </draw:line>
          <draw:line draw:style-name="gr4" draw:layer="layout" svg:x1="19.37cm" svg:y1="2.31cm" svg:x2="19.37cm" svg:y2="2.184cm">
            <text:p/>
          </draw:line>
          <draw:line draw:style-name="gr4" draw:layer="layout" svg:x1="18.874cm" svg:y1="2.184cm" svg:x2="18.874cm" svg:y2="2.31cm">
            <text:p/>
          </draw:line>
          <draw:line draw:style-name="gr4" draw:layer="layout" svg:x1="18.875cm" svg:y1="2.184cm" svg:x2="17.017cm" svg:y2="2.184cm">
            <text:p/>
          </draw:line>
          <draw:line draw:style-name="gr4" draw:layer="layout" svg:x1="17.017cm" svg:y1="2.31cm" svg:x2="18.875cm" svg:y2="2.31cm">
            <text:p/>
          </draw:line>
          <draw:polyline draw:style-name="gr4" draw:layer="layout" svg:width="0.411cm" svg:height="0.818cm" svg:x="19.738cm" svg:y="16.827cm" svg:viewBox="0 0 412 819" draw:points="412,819 0,819 0,0">
            <text:p/>
          </draw:polyline>
          <draw:line draw:style-name="gr1" draw:layer="layout" svg:x1="21.747cm" svg:y1="16.902cm" svg:x2="21.802cm" svg:y2="16.89cm">
            <text:p/>
          </draw:line>
          <draw:polyline draw:style-name="gr1" draw:layer="layout" svg:width="2.009cm" svg:height="0.203cm" svg:x="19.738cm" svg:y="16.827cm" svg:viewBox="0 0 2010 204" draw:points="2010,76 1800,125 1718,143 1640,160 1558,174 1549,178 1453,193 1391,198 1351,201 1248,204 1220,204 1141,201 1033,189 1030,189 925,174 843,160 817,155 712,134 502,88 427,73 322,52 266,41 193,29 137,20 88,12 21,2 0,0">
            <text:p/>
          </draw:polyline>
          <draw:line draw:style-name="gr4" draw:layer="layout" svg:x1="20.149cm" svg:y1="17.646cm" svg:x2="20.149cm" svg:y2="16.896cm">
            <text:p/>
          </draw:line>
          <draw:line draw:style-name="gr4" draw:layer="layout" svg:x1="21.803cm" svg:y1="16.89cm" svg:x2="21.803cm" svg:y2="17.646cm">
            <text:p/>
          </draw:line>
          <draw:line draw:style-name="gr4" draw:layer="layout" svg:x1="21.389cm" svg:y1="17.646cm" svg:x2="21.389cm" svg:y2="16.984cm">
            <text:p/>
          </draw:line>
          <draw:line draw:style-name="gr4" draw:layer="layout" svg:x1="19.745cm" svg:y1="2.351cm" svg:x2="19.738cm" svg:y2="2.351cm">
            <text:p/>
          </draw:line>
          <draw:line draw:style-name="gr4" draw:layer="layout" svg:x1="19.744cm" svg:y1="2.35cm" svg:x2="19.744cm" svg:y2="1.936cm">
            <text:p/>
          </draw:line>
          <draw:polyline draw:style-name="gr4" draw:layer="layout" svg:width="1.032cm" svg:height="14.953cm" svg:x="20.77cm" svg:y="1.936cm" svg:viewBox="0 0 1033 14954" draw:points="0,0 1033,0 1033,14954">
            <text:p/>
          </draw:polyline>
          <draw:line draw:style-name="gr4" draw:layer="layout" svg:x1="19.738cm" svg:y1="16.827cm" svg:x2="19.738cm" svg:y2="2.351cm">
            <text:p/>
          </draw:line>
          <draw:line draw:style-name="gr1" draw:layer="layout" svg:x1="20.05cm" svg:y1="16.876cm" svg:x2="20.149cm" svg:y2="16.896cm">
            <text:p/>
          </draw:line>
          <draw:polyline draw:style-name="gr1" draw:layer="layout" svg:width="0.312cm" svg:height="0.049cm" svg:x="19.738cm" svg:y="16.827cm" svg:viewBox="0 0 313 50" draw:points="313,50 210,32 105,14 0,0">
            <text:p/>
          </draw:polyline>
          <draw:line draw:style-name="gr1" draw:layer="layout" svg:x1="21.701cm" svg:y1="16.914cm" svg:x2="21.803cm" svg:y2="16.89cm">
            <text:p/>
          </draw:line>
          <draw:polyline draw:style-name="gr1" draw:layer="layout" svg:width="0.312cm" svg:height="0.068cm" svg:x="21.389cm" svg:y="16.914cm" svg:viewBox="0 0 313 69" draw:points="313,0 105,46 0,69">
            <text:p/>
          </draw:polyline>
          <draw:line draw:style-name="gr4" draw:layer="layout" svg:x1="13.017cm" svg:y1="2.351cm" svg:x2="11.883cm" svg:y2="2.351cm">
            <text:p/>
          </draw:line>
          <draw:line draw:style-name="gr4" draw:layer="layout" svg:x1="11.965cm" svg:y1="2.35cm" svg:x2="11.965cm" svg:y2="1.936cm">
            <text:p/>
          </draw:line>
          <draw:line draw:style-name="gr4" draw:layer="layout" svg:x1="11.883cm" svg:y1="1.936cm" svg:x2="11.883cm" svg:y2="2.35cm">
            <text:p/>
          </draw:line>
          <draw:line draw:style-name="gr4" draw:layer="layout" svg:x1="13.017cm" svg:y1="2.351cm" svg:x2="13.096cm" svg:y2="2.351cm">
            <text:p/>
          </draw:line>
          <draw:line draw:style-name="gr4" draw:layer="layout" svg:x1="13.038cm" svg:y1="2.35cm" svg:x2="13.038cm" svg:y2="1.936cm">
            <text:p/>
          </draw:line>
          <draw:line draw:style-name="gr4" draw:layer="layout" svg:x1="13.537cm" svg:y1="11.64cm" svg:x2="13.537cm" svg:y2="17.646cm">
            <text:p/>
          </draw:line>
          <draw:line draw:style-name="gr4" draw:layer="layout" svg:x1="13.537cm" svg:y1="10.419cm" svg:x2="13.537cm" svg:y2="5.405cm">
            <text:p/>
          </draw:line>
          <draw:line draw:style-name="gr4" draw:layer="layout" svg:x1="13.537cm" svg:y1="4.702cm" svg:x2="13.537cm" svg:y2="3.778cm">
            <text:p/>
          </draw:line>
          <draw:line draw:style-name="gr4" draw:layer="layout" svg:x1="11.469cm" svg:y1="4.702cm" svg:x2="11.469cm" svg:y2="1.936cm">
            <text:p/>
          </draw:line>
          <draw:line draw:style-name="gr4" draw:layer="layout" svg:x1="11.469cm" svg:y1="5.405cm" svg:x2="11.469cm" svg:y2="10.419cm">
            <text:p/>
          </draw:line>
          <draw:line draw:style-name="gr4" draw:layer="layout" svg:x1="11.469cm" svg:y1="11.64cm" svg:x2="11.469cm" svg:y2="17.646cm">
            <text:p/>
          </draw:line>
          <draw:line draw:style-name="gr4" draw:layer="layout" svg:x1="4.233cm" svg:y1="1.936cm" svg:x2="3.2cm" svg:y2="1.936cm">
            <text:p/>
          </draw:line>
          <draw:line draw:style-name="gr4" draw:layer="layout" svg:x1="5.26cm" svg:y1="2.351cm" svg:x2="5.268cm" svg:y2="2.351cm">
            <text:p/>
          </draw:line>
          <draw:line draw:style-name="gr4" draw:layer="layout" svg:x1="5.26cm" svg:y1="2.35cm" svg:x2="5.26cm" svg:y2="1.936cm">
            <text:p/>
          </draw:line>
          <draw:line draw:style-name="gr4" draw:layer="layout" svg:x1="3.2cm" svg:y1="1.936cm" svg:x2="3.2cm" svg:y2="17.646cm">
            <text:p/>
          </draw:line>
          <draw:line draw:style-name="gr4" draw:layer="layout" svg:x1="5.268cm" svg:y1="17.647cm" svg:x2="5.268cm" svg:y2="2.351cm">
            <text:p/>
          </draw:line>
          <draw:polyline draw:style-name="gr4" draw:layer="layout" svg:width="0.421cm" svg:height="0.016cm" svg:x="4.425cm" svg:y="1.193cm" svg:viewBox="0 0 422 17" draw:points="422,0 20,0 12,2 8,6 0,15 0,17">
            <text:p/>
          </draw:polyline>
          <draw:polyline draw:style-name="gr4" draw:layer="layout" svg:width="0.02cm" svg:height="0.016cm" svg:x="4.848cm" svg:y="1.193cm" svg:viewBox="0 0 21 17" draw:points="0,0 12,2 15,6 21,15 21,17">
            <text:p/>
          </draw:polyline>
          <draw:line draw:style-name="gr4" draw:layer="layout" svg:x1="4.426cm" svg:y1="1.21cm" svg:x2="4.42cm" svg:y2="1.216cm">
            <text:p/>
          </draw:line>
          <draw:line draw:style-name="gr4" draw:layer="layout" svg:x1="4.868cm" svg:y1="1.21cm" svg:x2="4.874cm" svg:y2="1.216cm">
            <text:p/>
          </draw:line>
          <draw:line draw:style-name="gr4" draw:layer="layout" svg:x1="4.42cm" svg:y1="1.216cm" svg:x2="4.42cm" svg:y2="1.441cm">
            <text:p/>
          </draw:line>
          <draw:line draw:style-name="gr4" draw:layer="layout" svg:x1="4.874cm" svg:y1="1.441cm" svg:x2="4.874cm" svg:y2="1.216cm">
            <text:p/>
          </draw:line>
          <draw:polyline draw:style-name="gr4" draw:layer="layout" svg:width="0.425cm" svg:height="0.016cm" svg:x="3.597cm" svg:y="1.193cm" svg:viewBox="0 0 426 17" draw:points="426,0 23,0 12,2 8,6 2,15 0,17">
            <text:p/>
          </draw:polyline>
          <draw:polyline draw:style-name="gr4" draw:layer="layout" svg:width="0.02cm" svg:height="0.016cm" svg:x="4.023cm" svg:y="1.193cm" svg:viewBox="0 0 21 17" draw:points="0,0 8,2 12,6 21,15 21,17">
            <text:p/>
          </draw:polyline>
          <draw:line draw:style-name="gr4" draw:layer="layout" svg:x1="3.597cm" svg:y1="1.21cm" svg:x2="3.594cm" svg:y2="1.216cm">
            <text:p/>
          </draw:line>
          <draw:line draw:style-name="gr4" draw:layer="layout" svg:x1="4.043cm" svg:y1="1.21cm" svg:x2="4.049cm" svg:y2="1.216cm">
            <text:p/>
          </draw:line>
          <draw:line draw:style-name="gr4" draw:layer="layout" svg:x1="3.594cm" svg:y1="1.216cm" svg:x2="3.594cm" svg:y2="1.441cm">
            <text:p/>
          </draw:line>
          <draw:line draw:style-name="gr4" draw:layer="layout" svg:x1="4.049cm" svg:y1="1.441cm" svg:x2="4.049cm" svg:y2="1.216cm">
            <text:p/>
          </draw:line>
          <draw:polyline draw:style-name="gr4" draw:layer="layout" svg:width="0.422cm" svg:height="0.016cm" svg:x="11.475cm" svg:y="1.193cm" svg:viewBox="0 0 423 17" draw:points="0,0 403,0 412,2 414,6 423,15 423,17">
            <text:p/>
          </draw:polyline>
          <draw:polyline draw:style-name="gr4" draw:layer="layout" svg:width="0.022cm" svg:height="0.016cm" svg:x="11.451cm" svg:y="1.193cm" svg:viewBox="0 0 23 17" draw:points="23,0 12,2 9,6 3,15 0,17">
            <text:p/>
          </draw:polyline>
          <draw:line draw:style-name="gr4" draw:layer="layout" svg:x1="11.898cm" svg:y1="1.21cm" svg:x2="11.904cm" svg:y2="1.216cm">
            <text:p/>
          </draw:line>
          <draw:line draw:style-name="gr4" draw:layer="layout" svg:x1="11.451cm" svg:y1="1.21cm" svg:x2="11.449cm" svg:y2="1.216cm">
            <text:p/>
          </draw:line>
          <draw:line draw:style-name="gr4" draw:layer="layout" svg:x1="11.904cm" svg:y1="1.216cm" svg:x2="11.904cm" svg:y2="1.441cm">
            <text:p/>
          </draw:line>
          <draw:line draw:style-name="gr4" draw:layer="layout" svg:x1="11.449cm" svg:y1="1.441cm" svg:x2="11.449cm" svg:y2="1.216cm">
            <text:p/>
          </draw:line>
          <draw:polyline draw:style-name="gr4" draw:layer="layout" svg:width="0.387cm" svg:height="0cm" svg:x="13.129cm" svg:y="1.193cm" svg:viewBox="0 0 388 0" draw:points="0,0 361,0 388,0">
            <text:p/>
          </draw:polyline>
          <draw:polyline draw:style-name="gr4" draw:layer="layout" svg:width="0.025cm" svg:height="0.247cm" svg:x="13.102cm" svg:y="1.193cm" svg:viewBox="0 0 26 248" draw:points="26,0 14,2 12,6 6,15 2,17 0,23 0,248">
            <text:p/>
          </draw:polyline>
          <draw:line draw:style-name="gr4" draw:layer="layout" svg:x1="20.983cm" svg:y1="1.193cm" svg:x2="21.382cm" svg:y2="1.193cm">
            <text:p/>
          </draw:line>
          <draw:polyline draw:style-name="gr4" draw:layer="layout" svg:width="0.022cm" svg:height="0.016cm" svg:x="20.96cm" svg:y="1.193cm" svg:viewBox="0 0 23 17" draw:points="23,0 12,2 8,6 2,15 0,17">
            <text:p/>
          </draw:polyline>
          <draw:polyline draw:style-name="gr4" draw:layer="layout" svg:width="0.022cm" svg:height="0.016cm" svg:x="21.383cm" svg:y="1.193cm" svg:viewBox="0 0 23 17" draw:points="0,0 12,2 15,6 23,15 23,17">
            <text:p/>
          </draw:polyline>
          <draw:line draw:style-name="gr4" draw:layer="layout" svg:x1="20.96cm" svg:y1="1.21cm" svg:x2="20.957cm" svg:y2="1.216cm">
            <text:p/>
          </draw:line>
          <draw:line draw:style-name="gr4" draw:layer="layout" svg:x1="21.406cm" svg:y1="1.21cm" svg:x2="21.412cm" svg:y2="1.216cm">
            <text:p/>
          </draw:line>
          <draw:line draw:style-name="gr4" draw:layer="layout" svg:x1="20.957cm" svg:y1="1.216cm" svg:x2="20.957cm" svg:y2="1.441cm">
            <text:p/>
          </draw:line>
          <draw:line draw:style-name="gr4" draw:layer="layout" svg:x1="21.412cm" svg:y1="1.441cm" svg:x2="21.412cm" svg:y2="1.216cm">
            <text:p/>
          </draw:line>
          <draw:polyline draw:style-name="gr4" draw:layer="layout" svg:width="0.422cm" svg:height="0.016cm" svg:x="20.134cm" svg:y="1.193cm" svg:viewBox="0 0 423 17" draw:points="423,0 21,0 12,2 9,6 0,15 0,17">
            <text:p/>
          </draw:polyline>
          <draw:polyline draw:style-name="gr4" draw:layer="layout" svg:width="0.019cm" svg:height="0.016cm" svg:x="20.558cm" svg:y="1.193cm" svg:viewBox="0 0 20 17" draw:points="0,0 12,2 14,6 20,15 20,17">
            <text:p/>
          </draw:polyline>
          <draw:line draw:style-name="gr4" draw:layer="layout" svg:x1="20.135cm" svg:y1="1.21cm" svg:x2="20.129cm" svg:y2="1.216cm">
            <text:p/>
          </draw:line>
          <draw:line draw:style-name="gr4" draw:layer="layout" svg:x1="20.578cm" svg:y1="1.21cm" svg:x2="20.585cm" svg:y2="1.216cm">
            <text:p/>
          </draw:line>
          <draw:line draw:style-name="gr4" draw:layer="layout" svg:x1="20.129cm" svg:y1="1.216cm" svg:x2="20.129cm" svg:y2="1.441cm">
            <text:p/>
          </draw:line>
          <draw:line draw:style-name="gr4" draw:layer="layout" svg:x1="20.584cm" svg:y1="1.441cm" svg:x2="20.584cm" svg:y2="1.216cm">
            <text:p/>
          </draw:line>
          <draw:line draw:style-name="gr4" draw:layer="layout" svg:x1="21.797cm" svg:y1="1.936cm" svg:x2="21.803cm" svg:y2="1.936cm">
            <text:p/>
          </draw:line>
          <draw:line draw:style-name="gr4" draw:layer="layout" svg:x1="3.206cm" svg:y1="1.936cm" svg:x2="3.2cm" svg:y2="1.936cm">
            <text:p/>
          </draw:line>
          <draw:line draw:style-name="gr4" draw:layer="layout" svg:x1="4.233cm" svg:y1="1.936cm" svg:x2="20.771cm" svg:y2="1.936cm">
            <text:p/>
          </draw:line>
          <draw:polyline draw:style-name="gr4" draw:layer="layout" svg:width="17.569cm" svg:height="0cm" svg:x="3.2cm" svg:y="1.441cm" svg:viewBox="0 0 17570 0" draw:points="17570,0 1033,0 0,0">
            <text:p/>
          </draw:polyline>
          <draw:polyline draw:style-name="gr4" draw:layer="layout" svg:width="1.032cm" svg:height="0.494cm" svg:x="20.77cm" svg:y="1.441cm" svg:viewBox="0 0 1033 495" draw:points="0,0 1033,0 1033,495">
            <text:p/>
          </draw:polyline>
          <draw:line draw:style-name="gr4" draw:layer="layout" svg:x1="3.2cm" svg:y1="1.936cm" svg:x2="3.2cm" svg:y2="1.441cm">
            <text:p/>
          </draw:line>
          <draw:polyline draw:style-name="gr4" draw:layer="layout" svg:width="0.163cm" svg:height="0.045cm" svg:x="18.752cm" svg:y="5.405cm" svg:viewBox="0 0 164 46" draw:points="0,0 29,32 41,41 50,41 61,46 70,44 93,38 99,38 146,15 164,0">
            <text:p/>
          </draw:polyline>
          <draw:line draw:style-name="gr4" draw:layer="layout" svg:x1="13.645cm" svg:y1="11.165cm" svg:x2="13.636cm" svg:y2="11.168cm">
            <text:p/>
          </draw:line>
          <draw:polyline draw:style-name="gr4" draw:layer="layout" svg:width="0.101cm" svg:height="0.045cm" svg:x="13.645cm" svg:y="11.119cm" svg:viewBox="0 0 102 46" draw:points="0,46 23,44 29,41 32,41 76,17 102,0">
            <text:p/>
          </draw:polyline>
          <draw:polyline draw:style-name="gr4" draw:layer="layout" svg:width="0cm" svg:height="0cm" svg:x="13.636cm" svg:y="11.168cm" svg:viewBox="0 0 0 0" draw:points="0,0">
            <text:p/>
          </draw:polyline>
          <draw:polyline draw:style-name="gr4" draw:layer="layout" svg:width="0.002cm" svg:height="0.03cm" svg:x="14.806cm" svg:y="10.504cm" svg:viewBox="0 0 3 31" draw:points="0,31 0,20 3,0">
            <text:p/>
          </draw:polyline>
          <draw:line draw:style-name="gr4" draw:layer="layout" svg:x1="14.902cm" svg:y1="10.424cm" svg:x2="14.923cm" svg:y2="10.424cm">
            <text:p/>
          </draw:line>
          <draw:line draw:style-name="gr4" draw:layer="layout" svg:x1="15.191cm" svg:y1="11.115cm" svg:x2="15.226cm" svg:y2="11.156cm">
            <text:p/>
          </draw:line>
          <draw:line draw:style-name="gr4" draw:layer="layout" svg:x1="15.468cm" svg:y1="10.955cm" svg:x2="15.421cm" svg:y2="10.903cm">
            <text:p/>
          </draw:line>
          <draw:polyline draw:style-name="gr4" draw:layer="layout" svg:width="0.247cm" svg:height="0.212cm" svg:x="15.226cm" svg:y="10.955cm" svg:viewBox="0 0 248 213" draw:points="242,0 245,12 248,36 236,64 233,70 201,111 160,149 117,181 70,204 67,204 64,208 41,210 32,213 21,210 12,208 9,204 0,202">
            <text:p/>
          </draw:polyline>
          <draw:line draw:style-name="gr4" draw:layer="layout" svg:x1="14.818cm" svg:y1="10.547cm" svg:x2="14.806cm" svg:y2="10.535cm">
            <text:p/>
          </draw:line>
          <draw:line draw:style-name="gr4" draw:layer="layout" svg:x1="14.934cm" svg:y1="10.43cm" svg:x2="14.943cm" svg:y2="10.442cm">
            <text:p/>
          </draw:line>
          <draw:polyline draw:style-name="gr4" draw:layer="layout" svg:width="0.016cm" svg:height="0.002cm" svg:x="14.884cm" svg:y="10.424cm" svg:viewBox="0 0 17 3" draw:points="17,0 12,0 0,3">
            <text:p/>
          </draw:polyline>
          <draw:polyline draw:style-name="gr4" draw:layer="layout" svg:width="0.104cm" svg:height="0.09cm" svg:x="14.809cm" svg:y="10.424cm" svg:viewBox="0 0 105 91" draw:points="0,79 0,88 6,91 17,91 31,85 50,76 67,64 81,50 93,36 102,21 105,9 102,3 93,0">
            <text:p/>
          </draw:polyline>
          <draw:polyline draw:style-name="gr4" draw:layer="layout" svg:width="0.074cm" svg:height="0.075cm" svg:x="14.809cm" svg:y="10.427cm" svg:viewBox="0 0 75 76" draw:points="75,0 61,8 43,21 26,35 14,50 2,64 0,76">
            <text:p/>
          </draw:polyline>
          <draw:polyline draw:style-name="gr4" draw:layer="layout" svg:width="0.011cm" svg:height="0.005cm" svg:x="14.922cm" svg:y="10.424cm" svg:viewBox="0 0 12 6" draw:points="12,6 6,0 0,0">
            <text:p/>
          </draw:polyline>
          <draw:polyline draw:style-name="gr4" draw:layer="layout" svg:width="0.13cm" svg:height="0.107cm" svg:x="14.806cm" svg:y="10.43cm" svg:viewBox="0 0 131 108" draw:points="0,105 9,108 23,108 41,99 61,88 82,74 102,55 117,38 126,21 131,9 128,0">
            <text:p/>
          </draw:polyline>
          <draw:line draw:style-name="gr4" draw:layer="layout" svg:x1="19.17cm" svg:y1="5.174cm" svg:x2="19.176cm" svg:y2="5.195cm">
            <text:p/>
          </draw:line>
          <draw:line draw:style-name="gr4" draw:layer="layout" svg:x1="19.353cm" svg:y1="5.303cm" svg:x2="19.379cm" svg:y2="5.3cm">
            <text:p/>
          </draw:line>
          <draw:line draw:style-name="gr4" draw:layer="layout" svg:x1="19.353cm" svg:y1="5.303cm" svg:x2="19.344cm" svg:y2="5.303cm">
            <text:p/>
          </draw:line>
          <draw:polyline draw:style-name="gr4" draw:layer="layout" svg:width="0.177cm" svg:height="0.107cm" svg:x="19.175cm" svg:y="5.195cm" svg:viewBox="0 0 178 108" draw:points="0,0 35,44 79,79 125,99 178,108">
            <text:p/>
          </draw:polyline>
          <draw:line draw:style-name="gr4" draw:layer="layout" svg:x1="19.709cm" svg:y1="5.364cm" svg:x2="19.738cm" svg:y2="5.358cm">
            <text:p/>
          </draw:line>
          <draw:line draw:style-name="gr4" draw:layer="layout" svg:x1="19.738cm" svg:y1="4.745cm" svg:x2="19.709cm" svg:y2="4.742cm">
            <text:p/>
          </draw:line>
          <draw:line draw:style-name="gr4" draw:layer="layout" svg:x1="19.709cm" svg:y1="5.364cm" svg:x2="19.674cm" svg:y2="5.364cm">
            <text:p/>
          </draw:line>
          <draw:line draw:style-name="gr4" draw:layer="layout" svg:x1="19.674cm" svg:y1="4.742cm" svg:x2="19.709cm" svg:y2="4.742cm">
            <text:p/>
          </draw:line>
          <draw:polyline draw:style-name="gr4" draw:layer="layout" svg:width="0.264cm" svg:height="0.344cm" svg:x="19.408cm" svg:y="5.019cm" svg:viewBox="0 0 265 345" draw:points="0,0 0,64 12,129 32,187 67,240 107,284 157,318 210,339 265,345">
            <text:p/>
          </draw:polyline>
          <draw:polyline draw:style-name="gr4" draw:layer="layout" svg:width="0.264cm" svg:height="0.276cm" svg:x="19.408cm" svg:y="4.742cm" svg:viewBox="0 0 265 277" draw:points="265,0 201,9 140,38 88,79 44,137 14,204 0,277">
            <text:p/>
          </draw:polyline>
          <draw:polyline draw:style-name="gr4" draw:layer="layout" svg:width="0.267cm" svg:height="0.344cm" svg:x="19.441cm" svg:y="5.019cm" svg:viewBox="0 0 268 345" draw:points="0,0 0,64 12,129 35,187 67,240 107,284 157,318 210,339 268,345">
            <text:p/>
          </draw:polyline>
          <draw:polyline draw:style-name="gr4" draw:layer="layout" svg:width="0.267cm" svg:height="0.276cm" svg:x="19.441cm" svg:y="4.742cm" svg:viewBox="0 0 268 277" draw:points="268,0 204,9 143,38 87,79 46,137 14,204 0,277">
            <text:p/>
          </draw:polyline>
          <draw:polyline draw:style-name="gr4" draw:layer="layout" svg:width="0.373cm" svg:height="0.06cm" svg:x="14.563cm" svg:y="10.76cm" svg:viewBox="0 0 374 61" draw:points="0,61 374,61 324,0">
            <text:p/>
          </draw:polyline>
          <draw:line draw:style-name="gr4" draw:layer="layout" svg:x1="14.817cm" svg:y1="10.999cm" svg:x2="14.762cm" svg:y2="11.06cm">
            <text:p/>
          </draw:line>
          <draw:line draw:style-name="gr4" draw:layer="layout" svg:x1="14.645cm" svg:y1="11.119cm" svg:x2="14.464cm" svg:y2="10.9cm">
            <text:p/>
          </draw:line>
          <draw:line draw:style-name="gr4" draw:layer="layout" svg:x1="14.645cm" svg:y1="11.119cm" svg:x2="15.185cm" svg:y2="11.119cm">
            <text:p/>
          </draw:line>
          <draw:line draw:style-name="gr4" draw:layer="layout" svg:x1="14.761cm" svg:y1="11.06cm" svg:x2="14.563cm" svg:y2="10.821cm">
            <text:p/>
          </draw:line>
          <draw:line draw:style-name="gr4" draw:layer="layout" svg:x1="15.229cm" svg:y1="11.002cm" svg:x2="15.436cm" svg:y2="10.775cm">
            <text:p/>
          </draw:line>
          <draw:polyline draw:style-name="gr4" draw:layer="layout" svg:width="0.058cm" svg:height="0.057cm" svg:x="15.436cm" svg:y="10.775cm" svg:viewBox="0 0 59 58" draw:points="59,2 50,58 0,0">
            <text:p/>
          </draw:polyline>
          <draw:line draw:style-name="gr4" draw:layer="layout" svg:x1="15.03cm" svg:y1="10.763cm" svg:x2="14.937cm" svg:y2="10.821cm">
            <text:p/>
          </draw:line>
          <draw:line draw:style-name="gr4" draw:layer="layout" svg:x1="15.229cm" svg:y1="11.002cm" svg:x2="15.279cm" svg:y2="11.063cm">
            <text:p/>
          </draw:line>
          <draw:line draw:style-name="gr4" draw:layer="layout" svg:x1="15.186cm" svg:y1="11.119cm" svg:x2="15.136cm" svg:y2="11.06cm">
            <text:p/>
          </draw:line>
          <draw:line draw:style-name="gr4" draw:layer="layout" svg:x1="15.185cm" svg:y1="11.118cm" svg:x2="15.278cm" svg:y2="11.063cm">
            <text:p/>
          </draw:line>
          <draw:line draw:style-name="gr4" draw:layer="layout" svg:x1="15.229cm" svg:y1="11.002cm" svg:x2="15.136cm" svg:y2="11.06cm">
            <text:p/>
          </draw:line>
          <draw:line draw:style-name="gr4" draw:layer="layout" svg:x1="15.279cm" svg:y1="11.064cm" svg:x2="15.486cm" svg:y2="10.833cm">
            <text:p/>
          </draw:line>
          <draw:line draw:style-name="gr4" draw:layer="layout" svg:x1="15.136cm" svg:y1="11.06cm" svg:x2="15.1cm" svg:y2="11.06cm">
            <text:p/>
          </draw:line>
          <draw:line draw:style-name="gr4" draw:layer="layout" svg:x1="14.873cm" svg:y1="11.06cm" svg:x2="14.762cm" svg:y2="11.06cm">
            <text:p/>
          </draw:line>
          <draw:line draw:style-name="gr4" draw:layer="layout" svg:x1="14.66cm" svg:y1="10.418cm" svg:x2="14.884cm" svg:y2="10.418cm">
            <text:p/>
          </draw:line>
          <draw:line draw:style-name="gr4" draw:layer="layout" svg:x1="15.062cm" svg:y1="10.418cm" svg:x2="15.197cm" svg:y2="10.418cm">
            <text:p/>
          </draw:line>
          <draw:line draw:style-name="gr4" draw:layer="layout" svg:x1="14.66cm" svg:y1="10.418cm" svg:x2="14.462cm" svg:y2="10.637cm">
            <text:p/>
          </draw:line>
          <draw:polyline draw:style-name="gr4" draw:layer="layout" svg:width="0.493cm" svg:height="0.054cm" svg:x="14.487cm" svg:y="10.704cm" svg:viewBox="0 0 494 55" draw:points="0,55 400,55 494,0">
            <text:p/>
          </draw:polyline>
          <draw:polyline draw:style-name="gr4" draw:layer="layout" svg:width="0.058cm" svg:height="0.116cm" svg:x="15.188cm" svg:y="10.418cm" svg:viewBox="0 0 59 117" draw:points="50,117 59,59 9,0 0,55 50,117">
            <text:p/>
          </draw:polyline>
          <draw:line draw:style-name="gr4" draw:layer="layout" svg:x1="15.442cm" svg:y1="10.739cm" svg:x2="15.436cm" svg:y2="10.775cm">
            <text:p/>
          </draw:line>
          <draw:line draw:style-name="gr4" draw:layer="layout" svg:x1="15.451cm" svg:y1="10.722cm" svg:x2="15.495cm" svg:y2="10.777cm">
            <text:p/>
          </draw:line>
          <draw:line draw:style-name="gr4" draw:layer="layout" svg:x1="15.031cm" svg:y1="10.763cm" svg:x2="14.981cm" svg:y2="10.704cm">
            <text:p/>
          </draw:line>
          <draw:line draw:style-name="gr4" draw:layer="layout" svg:x1="15.031cm" svg:y1="10.763cm" svg:x2="15.238cm" svg:y2="10.535cm">
            <text:p/>
          </draw:line>
          <draw:line draw:style-name="gr4" draw:layer="layout" svg:x1="15.188cm" svg:y1="10.474cm" svg:x2="14.981cm" svg:y2="10.705cm">
            <text:p/>
          </draw:line>
          <draw:line draw:style-name="gr4" draw:layer="layout" svg:x1="18.321cm" svg:y1="5.111cm" svg:x2="18.271cm" svg:y2="5.052cm">
            <text:p/>
          </draw:line>
          <draw:line draw:style-name="gr4" draw:layer="layout" svg:x1="18.662cm" svg:y1="5.346cm" svg:x2="18.895cm" svg:y2="5.346cm">
            <text:p/>
          </draw:line>
          <draw:line draw:style-name="gr4" draw:layer="layout" svg:x1="18.694cm" svg:y1="5.11cm" svg:x2="18.32cm" svg:y2="5.11cm">
            <text:p/>
          </draw:line>
          <draw:line draw:style-name="gr4" draw:layer="layout" svg:x1="18.694cm" svg:y1="5.11cm" svg:x2="18.895cm" svg:y2="5.346cm">
            <text:p/>
          </draw:line>
          <draw:polyline draw:style-name="gr4" draw:layer="layout" svg:width="0.156cm" svg:height="0.136cm" svg:x="18.994cm" svg:y="5.267cm" svg:viewBox="0 0 157 137" draw:points="0,0 117,137 157,93">
            <text:p/>
          </draw:polyline>
          <draw:line draw:style-name="gr4" draw:layer="layout" svg:x1="19.111cm" svg:y1="5.405cm" svg:x2="18.58cm" svg:y2="5.405cm">
            <text:p/>
          </draw:line>
          <draw:line draw:style-name="gr4" draw:layer="layout" svg:x1="18.271cm" svg:y1="5.052cm" svg:x2="18.28cm" svg:y2="4.994cm">
            <text:p/>
          </draw:line>
          <draw:line draw:style-name="gr4" draw:layer="layout" svg:x1="18.271cm" svg:y1="5.052cm" svg:x2="18.627cm" svg:y2="5.052cm">
            <text:p/>
          </draw:line>
          <draw:line draw:style-name="gr4" draw:layer="layout" svg:x1="18.324cm" svg:y1="4.947cm" svg:x2="18.28cm" svg:y2="4.994cm">
            <text:p/>
          </draw:line>
          <draw:line draw:style-name="gr4" draw:layer="layout" svg:x1="19.735cm" svg:y1="5.11cm" svg:x2="19.737cm" svg:y2="5.11cm">
            <text:p/>
          </draw:line>
          <draw:line draw:style-name="gr4" draw:layer="layout" svg:x1="19.737cm" svg:y1="5.306cm" svg:x2="19.519cm" svg:y2="5.052cm">
            <text:p/>
          </draw:line>
          <draw:line draw:style-name="gr4" draw:layer="layout" svg:x1="19.735cm" svg:y1="5.11cm" svg:x2="19.737cm" svg:y2="5.112cm">
            <text:p/>
          </draw:line>
          <draw:line draw:style-name="gr4" draw:layer="layout" svg:x1="19.519cm" svg:y1="5.052cm" svg:x2="19.737cm" svg:y2="4.804cm">
            <text:p/>
          </draw:line>
          <draw:line draw:style-name="gr4" draw:layer="layout" svg:x1="19.737cm" svg:y1="5.052cm" svg:x2="19.519cm" svg:y2="5.052cm">
            <text:p/>
          </draw:line>
          <draw:line draw:style-name="gr4" draw:layer="layout" svg:x1="16.377cm" svg:y1="2.558cm" svg:x2="16.296cm" svg:y2="2.508cm">
            <text:p/>
          </draw:line>
          <draw:line draw:style-name="gr4" draw:layer="layout" svg:x1="17.089cm" svg:y1="2.978cm" svg:x2="19.737cm" svg:y2="4.532cm">
            <text:p/>
          </draw:line>
          <draw:line draw:style-name="gr4" draw:layer="layout" svg:x1="19.388cm" svg:y1="5.498cm" svg:x2="16.495cm" svg:y2="3.797cm">
            <text:p/>
          </draw:line>
          <draw:line draw:style-name="gr4" draw:layer="layout" svg:x1="16.909cm" svg:y1="3.797cm" svg:x2="19.703cm" svg:y2="5.442cm">
            <text:p/>
          </draw:line>
          <draw:line draw:style-name="gr4" draw:layer="layout" svg:x1="18.825cm" svg:y1="4.973cm" svg:x2="18.577cm" svg:y2="4.973cm">
            <text:p/>
          </draw:line>
          <draw:line draw:style-name="gr4" draw:layer="layout" svg:x1="19.388cm" svg:y1="5.498cm" svg:x2="19.47cm" svg:y2="5.498cm">
            <text:p/>
          </draw:line>
          <draw:line draw:style-name="gr4" draw:layer="layout" svg:x1="19.677cm" svg:y1="5.475cm" svg:x2="18.825cm" svg:y2="4.973cm">
            <text:p/>
          </draw:line>
          <draw:line draw:style-name="gr4" draw:layer="layout" svg:x1="19.52cm" svg:y1="5.382cm" svg:x2="19.47cm" svg:y2="5.499cm">
            <text:p/>
          </draw:line>
          <draw:line draw:style-name="gr4" draw:layer="layout" svg:x1="19.201cm" svg:y1="5.238cm" svg:x2="19.155cm" svg:y2="5.168cm">
            <text:p/>
          </draw:line>
          <draw:line draw:style-name="gr4" draw:layer="layout" svg:x1="19.356cm" svg:y1="5.303cm" svg:x2="19.374cm" svg:y2="5.296cm">
            <text:p/>
          </draw:line>
          <draw:line draw:style-name="gr4" draw:layer="layout" svg:x1="19.47cm" svg:y1="5.498cm" svg:x2="18.577cm" svg:y2="4.973cm">
            <text:p/>
          </draw:line>
          <draw:line draw:style-name="gr4" draw:layer="layout" svg:x1="16.297cm" svg:y1="2.508cm" svg:x2="15.885cm" svg:y2="2.508cm">
            <text:p/>
          </draw:line>
          <draw:line draw:style-name="gr4" draw:layer="layout" svg:x1="16.276cm" svg:y1="2.558cm" svg:x2="16.297cm" svg:y2="2.508cm">
            <text:p/>
          </draw:line>
          <draw:line draw:style-name="gr4" draw:layer="layout" svg:x1="15.884cm" svg:y1="2.508cm" svg:x2="15.882cm" svg:y2="2.514cm">
            <text:p/>
          </draw:line>
          <draw:polyline draw:style-name="gr4" draw:layer="layout" svg:width="0.154cm" svg:height="0.063cm" svg:x="19.201cm" svg:y="5.238cm" svg:viewBox="0 0 155 64" draw:points="0,0 32,29 70,50 111,61 155,64">
            <text:p/>
          </draw:polyline>
          <draw:line draw:style-name="gr4" draw:layer="layout" svg:x1="15.112cm" svg:y1="10.474cm" svg:x2="15.054cm" svg:y2="10.588cm">
            <text:p/>
          </draw:line>
          <draw:polyline draw:style-name="gr4" draw:layer="layout" svg:width="0.092cm" svg:height="0.113cm" svg:x="14.937cm" svg:y="10.38cm" svg:viewBox="0 0 93 114" draw:points="38,114 93,0 0,0">
            <text:p/>
          </draw:polyline>
          <draw:line draw:style-name="gr4" draw:layer="layout" svg:x1="15.031cm" svg:y1="10.38cm" svg:x2="15.112cm" svg:y2="10.473cm">
            <text:p/>
          </draw:line>
          <draw:line draw:style-name="gr4" draw:layer="layout" svg:x1="14.937cm" svg:y1="10.38cm" svg:x2="14.785cm" svg:y2="10.494cm">
            <text:p/>
          </draw:line>
          <draw:polyline draw:style-name="gr4" draw:layer="layout" svg:width="0.148cm" svg:height="0.209cm" svg:x="14.905cm" svg:y="10.494cm" svg:viewBox="0 0 149 210" draw:points="70,0 149,93 0,210">
            <text:p/>
          </draw:polyline>
          <draw:line draw:style-name="gr4" draw:layer="layout" svg:x1="14.73cm" svg:y1="10.608cm" svg:x2="14.785cm" svg:y2="10.494cm">
            <text:p/>
          </draw:line>
          <draw:line draw:style-name="gr4" draw:layer="layout" svg:x1="14.823cm" svg:y1="10.608cm" svg:x2="14.975cm" svg:y2="10.494cm">
            <text:p/>
          </draw:line>
          <draw:line draw:style-name="gr4" draw:layer="layout" svg:x1="14.809cm" svg:y1="10.705cm" svg:x2="14.73cm" svg:y2="10.609cm">
            <text:p/>
          </draw:line>
          <draw:polyline draw:style-name="gr4" draw:layer="layout" svg:width="0.095cm" svg:height="0.095cm" svg:x="14.809cm" svg:y="10.609cm" svg:viewBox="0 0 96 96" draw:points="14,0 96,96 0,96">
            <text:p/>
          </draw:polyline>
          <draw:line draw:style-name="gr4" draw:layer="layout" svg:x1="14.823cm" svg:y1="10.609cm" svg:x2="14.73cm" svg:y2="10.609cm">
            <text:p/>
          </draw:line>
          <draw:polyline draw:style-name="gr4" draw:layer="layout" svg:width="0.127cm" svg:height="0.107cm" svg:x="14.817cm" svg:y="10.442cm" svg:viewBox="0 0 128 108" draw:points="0,105 9,108 23,108 41,99 61,88 82,74 99,56 114,38 126,21 128,9 126,0">
            <text:p/>
          </draw:polyline>
          <draw:line draw:style-name="gr4" draw:layer="layout" svg:x1="18.484cm" svg:y1="4.967cm" svg:x2="18.454cm" svg:y2="4.988cm">
            <text:p/>
          </draw:line>
          <draw:line draw:style-name="gr4" draw:layer="layout" svg:x1="18.28cm" svg:y1="4.895cm" svg:x2="18.297cm" svg:y2="4.857cm">
            <text:p/>
          </draw:line>
          <draw:polyline draw:style-name="gr4" draw:layer="layout" svg:width="0.173cm" svg:height="0.092cm" svg:x="18.28cm" svg:y="4.895cm" svg:viewBox="0 0 174 93" draw:points="0,0 79,93 174,93 111,17">
            <text:p/>
          </draw:polyline>
          <draw:line draw:style-name="gr4" draw:layer="layout" svg:x1="18.359cm" svg:y1="4.895cm" svg:x2="18.28cm" svg:y2="4.895cm">
            <text:p/>
          </draw:line>
          <draw:line draw:style-name="gr4" draw:layer="layout" svg:x1="17.836cm" svg:y1="5.778cm" svg:x2="14.246cm" svg:y2="9.744cm">
            <text:p/>
          </draw:line>
          <draw:line draw:style-name="gr4" draw:layer="layout" svg:x1="14.334cm" svg:y1="10.019cm" svg:x2="18.021cm" svg:y2="5.945cm">
            <text:p/>
          </draw:line>
          <draw:line draw:style-name="gr4" draw:layer="layout" svg:x1="18.107cm" svg:y1="5.769cm" svg:x2="17.959cm" svg:y2="5.649cm">
            <text:p/>
          </draw:line>
          <draw:line draw:style-name="gr4" draw:layer="layout" svg:x1="17.78cm" svg:y1="5.74cm" svg:x2="17.81cm" svg:y2="5.807cm">
            <text:p/>
          </draw:line>
          <draw:line draw:style-name="gr4" draw:layer="layout" svg:x1="17.877cm" svg:y1="5.74cm" svg:x2="18.023cm" svg:y2="5.859cm">
            <text:p/>
          </draw:line>
          <draw:polyline draw:style-name="gr4" draw:layer="layout" svg:width="0.096cm" svg:height="0.09cm" svg:x="17.78cm" svg:y="5.649cm" svg:viewBox="0 0 97 91" draw:points="97,91 0,91 85,0">
            <text:p/>
          </draw:polyline>
          <draw:polyline draw:style-name="gr4" draw:layer="layout" svg:width="0.092cm" svg:height="0.09cm" svg:x="17.866cm" svg:y="5.649cm" svg:viewBox="0 0 93 91" draw:points="12,91 93,0 0,0">
            <text:p/>
          </draw:polyline>
          <draw:polyline draw:style-name="gr4" draw:layer="layout" svg:width="0.133cm" svg:height="0.119cm" svg:x="18.023cm" svg:y="5.769cm" svg:viewBox="0 0 134 120" draw:points="0,90 84,0 134,120">
            <text:p/>
          </draw:polyline>
          <draw:line draw:style-name="gr4" draw:layer="layout" svg:x1="18.076cm" svg:y1="5.979cm" svg:x2="17.988cm" svg:y2="5.979cm">
            <text:p/>
          </draw:line>
          <draw:line draw:style-name="gr4" draw:layer="layout" svg:x1="18.076cm" svg:y1="5.979cm" svg:x2="18.023cm" svg:y2="5.859cm">
            <text:p/>
          </draw:line>
          <draw:line draw:style-name="gr4" draw:layer="layout" svg:x1="18.076cm" svg:y1="5.979cm" svg:x2="18.157cm" svg:y2="5.889cm">
            <text:p/>
          </draw:line>
          <draw:polyline draw:style-name="gr4" draw:layer="layout" svg:width="0.049cm" svg:height="0.165cm" svg:x="14.313cm" svg:y="9.973cm" svg:viewBox="0 0 50 166" draw:points="0,0 50,111 0,166">
            <text:p/>
          </draw:polyline>
          <draw:line draw:style-name="gr4" draw:layer="layout" svg:x1="13.701cm" svg:y1="10.357cm" svg:x2="13.68cm" svg:y2="10.328cm">
            <text:p/>
          </draw:line>
          <draw:line draw:style-name="gr4" draw:layer="layout" svg:x1="13.639cm" svg:y1="10.355cm" svg:x2="13.636cm" svg:y2="10.357cm">
            <text:p/>
          </draw:line>
          <draw:line draw:style-name="gr4" draw:layer="layout" svg:x1="13.7cm" svg:y1="10.357cm" svg:x2="13.697cm" svg:y2="10.418cm">
            <text:p/>
          </draw:line>
          <draw:line draw:style-name="gr4" draw:layer="layout" svg:x1="13.636cm" svg:y1="10.357cm" svg:x2="13.595cm" svg:y2="10.418cm">
            <text:p/>
          </draw:line>
          <draw:line draw:style-name="gr4" draw:layer="layout" svg:x1="13.639cm" svg:y1="10.354cm" svg:x2="13.68cm" svg:y2="10.328cm">
            <text:p/>
          </draw:line>
          <draw:line draw:style-name="gr4" draw:layer="layout" svg:x1="13.621cm" svg:y1="10.38cm" svg:x2="13.566cm" svg:y2="10.418cm">
            <text:p/>
          </draw:line>
          <draw:line draw:style-name="gr4" draw:layer="layout" svg:x1="13.75cm" svg:y1="10.378cm" svg:x2="13.75cm" svg:y2="10.372cm">
            <text:p/>
          </draw:line>
          <draw:line draw:style-name="gr4" draw:layer="layout" svg:x1="13.75cm" svg:y1="10.378cm" svg:x2="13.733cm" svg:y2="10.419cm">
            <text:p/>
          </draw:line>
          <draw:line draw:style-name="gr4" draw:layer="layout" svg:x1="13.805cm" svg:y1="10.416cm" svg:x2="13.808cm" svg:y2="10.418cm">
            <text:p/>
          </draw:line>
          <draw:polyline draw:style-name="gr4" draw:layer="layout" svg:width="0.045cm" svg:height="0.045cm" svg:x="13.704cm" svg:y="10.372cm" svg:viewBox="0 0 46 46" draw:points="46,0 41,0 0,46">
            <text:p/>
          </draw:polyline>
          <draw:line draw:style-name="gr4" draw:layer="layout" svg:x1="13.93cm" svg:y1="10.051cm" svg:x2="13.904cm" svg:y2="10.059cm">
            <text:p/>
          </draw:line>
          <draw:polyline draw:style-name="gr4" draw:layer="layout" svg:width="0cm" svg:height="0cm" svg:x="13.931cm" svg:y="10.051cm" svg:viewBox="0 0 0 0" draw:points="0,0">
            <text:p/>
          </draw:polyline>
          <draw:line draw:style-name="gr4" draw:layer="layout" svg:x1="13.881cm" svg:y1="10.051cm" svg:x2="13.931cm" svg:y2="9.996cm">
            <text:p/>
          </draw:line>
          <draw:line draw:style-name="gr4" draw:layer="layout" svg:x1="13.931cm" svg:y1="10.051cm" svg:x2="13.881cm" svg:y2="10.051cm">
            <text:p/>
          </draw:line>
          <draw:line draw:style-name="gr4" draw:layer="layout" svg:x1="13.881cm" svg:y1="10.074cm" svg:x2="13.883cm" svg:y2="10.083cm">
            <text:p/>
          </draw:line>
          <draw:line draw:style-name="gr4" draw:layer="layout" svg:x1="13.904cm" svg:y1="10.06cm" svg:x2="13.639cm" svg:y2="10.355cm">
            <text:p/>
          </draw:line>
          <draw:polyline draw:style-name="gr4" draw:layer="layout" svg:width="0.054cm" svg:height="0.043cm" svg:x="13.75cm" svg:y="10.372cm" svg:viewBox="0 0 55 44" draw:points="55,44 26,21 0,0">
            <text:p/>
          </draw:polyline>
          <draw:polyline draw:style-name="gr4" draw:layer="layout" svg:width="0cm" svg:height="0.022cm" svg:x="13.881cm" svg:y="10.051cm" svg:viewBox="0 0 0 23" draw:points="0,0 0,12 0,23">
            <text:p/>
          </draw:polyline>
          <draw:polyline draw:style-name="gr4" draw:layer="layout" svg:width="0.016cm" svg:height="0.023cm" svg:x="18.504cm" svg:y="5.445cm" svg:viewBox="0 0 17 24" draw:points="17,0 3,24 0,24">
            <text:p/>
          </draw:polyline>
          <draw:polyline draw:style-name="gr4" draw:layer="layout" svg:width="0.25cm" svg:height="0.179cm" svg:x="18.513cm" svg:y="5.271cm" svg:viewBox="0 0 251 180" draw:points="0,180 6,178 88,119 251,0">
            <text:p/>
          </draw:polyline>
          <draw:line draw:style-name="gr4" draw:layer="layout" svg:x1="18.513cm" svg:y1="5.451cm" svg:x2="18.507cm" svg:y2="5.451cm">
            <text:p/>
          </draw:line>
          <draw:line draw:style-name="gr4" draw:layer="layout" svg:x1="18.064cm" svg:y1="5.536cm" svg:x2="18.017cm" svg:y2="5.536cm">
            <text:p/>
          </draw:line>
          <draw:line draw:style-name="gr4" draw:layer="layout" svg:x1="18.064cm" svg:y1="5.536cm" svg:x2="17.959cm" svg:y2="5.649cm">
            <text:p/>
          </draw:line>
          <draw:polyline draw:style-name="gr4" draw:layer="layout" svg:width="0.15cm" svg:height="0.112cm" svg:x="17.866cm" svg:y="5.536cm" svg:viewBox="0 0 151 113" draw:points="0,113 102,0 151,0">
            <text:p/>
          </draw:polyline>
          <draw:line draw:style-name="gr4" draw:layer="layout" svg:x1="17.912cm" svg:y1="5.649cm" svg:x2="17.866cm" svg:y2="5.649cm">
            <text:p/>
          </draw:line>
          <draw:line draw:style-name="gr4" draw:layer="layout" svg:x1="17.912cm" svg:y1="5.649cm" svg:x2="17.959cm" svg:y2="5.649cm">
            <text:p/>
          </draw:line>
          <draw:line draw:style-name="gr4" draw:layer="layout" svg:x1="18.107cm" svg:y1="5.769cm" svg:x2="18.143cm" svg:y2="5.821cm">
            <text:p/>
          </draw:line>
          <draw:line draw:style-name="gr4" draw:layer="layout" svg:x1="18.105cm" svg:y1="5.766cm" svg:x2="18.055cm" svg:y2="5.716cm">
            <text:p/>
          </draw:line>
          <draw:line draw:style-name="gr4" draw:layer="layout" svg:x1="18.16cm" svg:y1="5.865cm" svg:x2="18.157cm" svg:y2="5.886cm">
            <text:p/>
          </draw:line>
          <draw:line draw:style-name="gr4" draw:layer="layout" svg:x1="17.997cm" svg:y1="5.67cm" svg:x2="17.962cm" svg:y2="5.649cm">
            <text:p/>
          </draw:line>
          <draw:line draw:style-name="gr4" draw:layer="layout" svg:x1="18.157cm" svg:y1="5.886cm" svg:x2="18.262cm" svg:y2="5.773cm">
            <text:p/>
          </draw:line>
          <draw:line draw:style-name="gr4" draw:layer="layout" svg:x1="18.259cm" svg:y1="5.247cm" svg:x2="18.297cm" svg:y2="5.221cm">
            <text:p/>
          </draw:line>
          <draw:polyline draw:style-name="gr4" draw:layer="layout" svg:width="0.145cm" svg:height="0.037cm" svg:x="18.259cm" svg:y="5.221cm" svg:viewBox="0 0 146 38" draw:points="0,26 6,38 64,26 146,0">
            <text:p/>
          </draw:polyline>
          <draw:line draw:style-name="gr4" draw:layer="layout" svg:x1="18.267cm" svg:y1="5.212cm" svg:x2="18.314cm" svg:y2="5.101cm">
            <text:p/>
          </draw:line>
          <draw:line draw:style-name="gr4" draw:layer="layout" svg:x1="18.267cm" svg:y1="5.212cm" svg:x2="18.25cm" svg:y2="5.259cm">
            <text:p/>
          </draw:line>
          <draw:line draw:style-name="gr4" draw:layer="layout" svg:x1="18.297cm" svg:y1="5.221cm" svg:x2="18.404cm" svg:y2="5.221cm">
            <text:p/>
          </draw:line>
          <draw:polyline draw:style-name="gr4" draw:layer="layout" svg:width="0.045cm" svg:height="0.051cm" svg:x="18.358cm" svg:y="5.221cm" svg:viewBox="0 0 46 52" draw:points="6,52 0,52 46,0">
            <text:p/>
          </draw:polyline>
          <draw:line draw:style-name="gr4" draw:layer="layout" svg:x1="18.764cm" svg:y1="5.27cm" svg:x2="18.805cm" svg:y2="5.238cm">
            <text:p/>
          </draw:line>
          <draw:line draw:style-name="gr4" draw:layer="layout" svg:x1="18.37cm" svg:y1="5.267cm" svg:x2="18.364cm" svg:y2="5.273cm">
            <text:p/>
          </draw:line>
          <draw:polyline draw:style-name="gr4" draw:layer="layout" svg:width="0.221cm" svg:height="0.156cm" svg:x="18.37cm" svg:y="5.11cm" svg:viewBox="0 0 222 157" draw:points="0,157 82,102 222,0">
            <text:p/>
          </draw:polyline>
          <draw:line draw:style-name="gr4" draw:layer="layout" svg:x1="18.504cm" svg:y1="5.469cm" svg:x2="18.259cm" svg:y2="5.74cm">
            <text:p/>
          </draw:line>
          <draw:line draw:style-name="gr4" draw:layer="layout" svg:x1="18cm" svg:y1="5.537cm" svg:x2="18.26cm" svg:y2="5.248cm">
            <text:p/>
          </draw:line>
          <draw:polyline draw:style-name="gr4" draw:layer="layout" svg:width="0.016cm" svg:height="0.043cm" svg:x="18.143cm" svg:y="5.821cm" svg:viewBox="0 0 17 44" draw:points="17,44 12,24 0,0">
            <text:p/>
          </draw:polyline>
          <draw:polyline draw:style-name="gr4" draw:layer="layout" svg:width="0.058cm" svg:height="0.045cm" svg:x="17.996cm" svg:y="5.67cm" svg:viewBox="0 0 59 46" draw:points="59,46 30,23 0,0">
            <text:p/>
          </draw:polyline>
          <draw:polyline draw:style-name="gr4" draw:layer="layout" svg:width="0.197cm" svg:height="0.235cm" svg:x="18.064cm" svg:y="5.536cm" svg:viewBox="0 0 198 236" draw:points="198,236 198,216 189,187 172,155 146,117 113,82 75,50 37,20 0,0">
            <text:p/>
          </draw:polyline>
          <draw:polyline draw:style-name="gr4" draw:layer="layout" svg:width="0.148cm" svg:height="0.177cm" svg:x="18.364cm" svg:y="5.273cm" svg:viewBox="0 0 149 178" draw:points="149,178 140,152 126,122 99,91 70,55 35,26 0,0">
            <text:p/>
          </draw:polyline>
          <draw:polyline draw:style-name="gr4" draw:layer="layout" svg:width="0.148cm" svg:height="0.177cm" svg:x="18.358cm" svg:y="5.273cm" svg:viewBox="0 0 149 178" draw:points="149,178 143,152 128,122 102,91 73,55 38,26 0,0">
            <text:p/>
          </draw:polyline>
          <draw:line draw:style-name="gr4" draw:layer="layout" svg:x1="19.458cm" svg:y1="5.778cm" svg:x2="15.777cm" svg:y2="9.847cm">
            <text:p/>
          </draw:line>
          <draw:line draw:style-name="gr4" draw:layer="layout" svg:x1="15.955cm" svg:y1="10.019cm" svg:x2="19.642cm" svg:y2="5.945cm">
            <text:p/>
          </draw:line>
          <draw:line draw:style-name="gr4" draw:layer="layout" svg:x1="19.726cm" svg:y1="5.769cm" svg:x2="19.58cm" svg:y2="5.649cm">
            <text:p/>
          </draw:line>
          <draw:line draw:style-name="gr4" draw:layer="layout" svg:x1="19.499cm" svg:y1="5.74cm" svg:x2="19.645cm" svg:y2="5.859cm">
            <text:p/>
          </draw:line>
          <draw:polyline draw:style-name="gr4" draw:layer="layout" svg:width="0.095cm" svg:height="0.066cm" svg:x="19.403cm" svg:y="5.74cm" svg:viewBox="0 0 96 67" draw:points="29,67 0,0 96,0">
            <text:p/>
          </draw:polyline>
          <draw:line draw:style-name="gr4" draw:layer="layout" svg:x1="19.485cm" svg:y1="5.649cm" svg:x2="19.403cm" svg:y2="5.74cm">
            <text:p/>
          </draw:line>
          <draw:polyline draw:style-name="gr4" draw:layer="layout" svg:width="0.095cm" svg:height="0.09cm" svg:x="19.485cm" svg:y="5.649cm" svg:viewBox="0 0 96 91" draw:points="14,91 96,0 0,0">
            <text:p/>
          </draw:polyline>
          <draw:line draw:style-name="gr4" draw:layer="layout" svg:x1="19.726cm" svg:y1="5.769cm" svg:x2="19.738cm" svg:y2="5.79cm">
            <text:p/>
          </draw:line>
          <draw:line draw:style-name="gr4" draw:layer="layout" svg:x1="19.726cm" svg:y1="5.769cm" svg:x2="19.645cm" svg:y2="5.859cm">
            <text:p/>
          </draw:line>
          <draw:polyline draw:style-name="gr4" draw:layer="layout" svg:width="0.087cm" svg:height="0.119cm" svg:x="19.609cm" svg:y="5.859cm" svg:viewBox="0 0 88 120" draw:points="0,120 88,120 36,0">
            <text:p/>
          </draw:polyline>
          <draw:line draw:style-name="gr4" draw:layer="layout" svg:x1="19.738cm" svg:y1="5.935cm" svg:x2="19.697cm" svg:y2="5.979cm">
            <text:p/>
          </draw:line>
          <draw:line draw:style-name="gr4" draw:layer="layout" svg:x1="15.932cm" svg:y1="9.964cm" svg:x2="15.783cm" svg:y2="9.847cm">
            <text:p/>
          </draw:line>
          <draw:line draw:style-name="gr4" draw:layer="layout" svg:x1="15.847cm" svg:y1="10.054cm" svg:x2="15.847cm" svg:y2="10.057cm">
            <text:p/>
          </draw:line>
          <draw:polyline draw:style-name="gr4" draw:layer="layout" svg:width="0.177cm" svg:height="0.089cm" svg:x="15.605cm" svg:y="9.847cm" svg:viewBox="0 0 178 90" draw:points="99,90 96,90 50,90 0,90 84,0 178,0 96,90">
            <text:p/>
          </draw:polyline>
          <draw:line draw:style-name="gr4" draw:layer="layout" svg:x1="15.932cm" svg:y1="9.964cm" svg:x2="15.982cm" svg:y2="10.084cm">
            <text:p/>
          </draw:line>
          <draw:line draw:style-name="gr4" draw:layer="layout" svg:x1="15.932cm" svg:y1="9.964cm" svg:x2="15.847cm" svg:y2="10.057cm">
            <text:p/>
          </draw:line>
          <draw:line draw:style-name="gr4" draw:layer="layout" svg:x1="15.9cm" svg:y1="10.174cm" svg:x2="15.9cm" svg:y2="10.176cm">
            <text:p/>
          </draw:line>
          <draw:line draw:style-name="gr4" draw:layer="layout" svg:x1="15.85cm" svg:y1="10.057cm" svg:x2="15.847cm" svg:y2="10.057cm">
            <text:p/>
          </draw:line>
          <draw:line draw:style-name="gr4" draw:layer="layout" svg:x1="15.9cm" svg:y1="10.177cm" svg:x2="15.982cm" svg:y2="10.084cm">
            <text:p/>
          </draw:line>
          <draw:line draw:style-name="gr4" draw:layer="layout" svg:x1="15.321cm" svg:y1="10.357cm" svg:x2="15.319cm" svg:y2="10.424cm">
            <text:p/>
          </draw:line>
          <draw:line draw:style-name="gr4" draw:layer="layout" svg:x1="15.322cm" svg:y1="10.357cm" svg:x2="15.302cm" svg:y2="10.328cm">
            <text:p/>
          </draw:line>
          <draw:polyline draw:style-name="gr4" draw:layer="layout" svg:width="0.049cm" svg:height="0.068cm" svg:x="15.208cm" svg:y="10.355cm" svg:viewBox="0 0 50 69" draw:points="50,0 50,2 0,69">
            <text:p/>
          </draw:polyline>
          <draw:line draw:style-name="gr4" draw:layer="layout" svg:x1="15.258cm" svg:y1="10.354cm" svg:x2="15.302cm" svg:y2="10.328cm">
            <text:p/>
          </draw:line>
          <draw:line draw:style-name="gr4" draw:layer="layout" svg:x1="15.241cm" svg:y1="10.38cm" svg:x2="15.188cm" svg:y2="10.418cm">
            <text:p/>
          </draw:line>
          <draw:line draw:style-name="gr4" draw:layer="layout" svg:x1="15.208cm" svg:y1="10.424cm" svg:x2="15.319cm" svg:y2="10.424cm">
            <text:p/>
          </draw:line>
          <draw:line draw:style-name="gr4" draw:layer="layout" svg:x1="14.765cm" svg:y1="10.821cm" svg:x2="14.75cm" svg:y2="10.88cm">
            <text:p/>
          </draw:line>
          <draw:line draw:style-name="gr4" draw:layer="layout" svg:x1="15.042cm" svg:y1="10.748cm" svg:x2="15.056cm" svg:y2="10.739cm">
            <text:p/>
          </draw:line>
          <draw:line draw:style-name="gr4" draw:layer="layout" svg:x1="15.161cm" svg:y1="10.626cm" svg:x2="15.164cm" svg:y2="10.614cm">
            <text:p/>
          </draw:line>
          <draw:line draw:style-name="gr4" draw:layer="layout" svg:x1="15.518cm" svg:y1="10.555cm" svg:x2="15.52cm" svg:y2="10.553cm">
            <text:p/>
          </draw:line>
          <draw:polyline draw:style-name="gr4" draw:layer="layout" svg:width="0.072cm" svg:height="0.174cm" svg:x="15.445cm" svg:y="10.556cm" svg:viewBox="0 0 73 175" draw:points="73,0 52,59 0,175">
            <text:p/>
          </draw:polyline>
          <draw:polyline draw:style-name="gr4" draw:layer="layout" svg:width="0.133cm" svg:height="0.113cm" svg:x="15.766cm" svg:y="10.176cm" svg:viewBox="0 0 134 114" draw:points="0,114 29,114 134,0">
            <text:p/>
          </draw:polyline>
          <draw:polyline draw:style-name="gr4" draw:layer="layout" svg:width="0.074cm" svg:height="0.18cm" svg:x="15.296cm" svg:y="10.372cm" svg:viewBox="0 0 75 181" draw:points="75,0 73,6 52,64 0,181">
            <text:p/>
          </draw:polyline>
          <draw:line draw:style-name="gr4" draw:layer="layout" svg:x1="15.365cm" svg:y1="10.372cm" svg:x2="15.371cm" svg:y2="10.372cm">
            <text:p/>
          </draw:line>
          <draw:line draw:style-name="gr4" draw:layer="layout" svg:x1="15.365cm" svg:y1="10.372cm" svg:x2="15.319cm" svg:y2="10.424cm">
            <text:p/>
          </draw:line>
          <draw:polyline draw:style-name="gr4" draw:layer="layout" svg:width="0.174cm" svg:height="0.121cm" svg:x="15.526cm" svg:y="9.937cm" svg:viewBox="0 0 175 122" draw:points="0,122 24,114 70,114 175,0">
            <text:p/>
          </draw:polyline>
          <draw:polyline draw:style-name="gr4" draw:layer="layout" svg:width="0.102cm" svg:height="0.113cm" svg:x="15.503cm" svg:y="9.937cm" svg:viewBox="0 0 103 114" draw:points="103,0 0,114 47,114">
            <text:p/>
          </draw:polyline>
          <draw:line draw:style-name="gr4" draw:layer="layout" svg:x1="15.605cm" svg:y1="9.937cm" svg:x2="15.701cm" svg:y2="9.937cm">
            <text:p/>
          </draw:line>
          <draw:line draw:style-name="gr4" draw:layer="layout" svg:x1="15.5cm" svg:y1="10.074cm" svg:x2="15.506cm" svg:y2="10.083cm">
            <text:p/>
          </draw:line>
          <draw:line draw:style-name="gr4" draw:layer="layout" svg:x1="15.771cm" svg:y1="10.281cm" svg:x2="15.514cm" svg:y2="10.567cm">
            <text:p/>
          </draw:line>
          <draw:line draw:style-name="gr4" draw:layer="layout" svg:x1="15.258cm" svg:y1="10.355cm" svg:x2="15.526cm" svg:y2="10.06cm">
            <text:p/>
          </draw:line>
          <draw:line draw:style-name="gr4" draw:layer="layout" svg:x1="14.761cm" svg:y1="10.903cm" svg:x2="14.759cm" svg:y2="10.903cm">
            <text:p/>
          </draw:line>
          <draw:polyline draw:style-name="gr4" draw:layer="layout" svg:width="0.165cm" svg:height="0.194cm" svg:x="14.762cm" svg:y="10.903cm" svg:viewBox="0 0 166 195" draw:points="0,0 12,23 26,52 59,105 93,140 93,143 126,169 128,172 155,187 166,195">
            <text:p/>
          </draw:polyline>
          <draw:polyline draw:style-name="gr4" draw:layer="layout" svg:width="0.536cm" svg:height="0.369cm" svg:x="14.759cm" svg:y="10.553cm" svg:viewBox="0 0 537 370" draw:points="0,350 20,365 52,370 93,367 142,350 198,323 260,289 317,247 376,198 428,148 475,96 510,46 537,0">
            <text:p/>
          </draw:polyline>
          <draw:polyline draw:style-name="gr4" draw:layer="layout" svg:width="0.008cm" svg:height="0.022cm" svg:x="14.75cm" svg:y="10.88cm" svg:viewBox="0 0 9 23" draw:points="0,0 3,12 9,23">
            <text:p/>
          </draw:polyline>
          <draw:polyline draw:style-name="gr4" draw:layer="layout" svg:width="0.516cm" svg:height="0.372cm" svg:x="14.928cm" svg:y="10.731cm" svg:viewBox="0 0 517 373" draw:points="0,367 38,373 84,365 143,344 204,312 271,268 336,218 394,163 446,107 487,52 517,0">
            <text:p/>
          </draw:polyline>
          <draw:polyline draw:style-name="gr4" draw:layer="layout" svg:width="0.104cm" svg:height="0.112cm" svg:x="15.056cm" svg:y="10.626cm" svg:viewBox="0 0 105 113" draw:points="0,113 36,84 64,55 88,26 105,0">
            <text:p/>
          </draw:polyline>
          <draw:polyline draw:style-name="gr4" draw:layer="layout" svg:width="0.148cm" svg:height="0.18cm" svg:x="15.371cm" svg:y="10.372cm" svg:viewBox="0 0 149 181" draw:points="149,181 141,155 123,122 99,90 70,58 36,26 0,0">
            <text:p/>
          </draw:polyline>
          <draw:polyline draw:style-name="gr4" draw:layer="layout" svg:width="0.226cm" svg:height="0.229cm" svg:x="15.55cm" svg:y="10.051cm" svg:viewBox="0 0 227 230" draw:points="222,230 227,216 224,189 212,163 189,131 163,96 128,67 93,38 58,17 26,6 0,0">
            <text:p/>
          </draw:polyline>
          <draw:polyline draw:style-name="gr4" draw:layer="layout" svg:width="0.001cm" svg:height="0.022cm" svg:x="15.5cm" svg:y="10.051cm" svg:viewBox="0 0 2 23" draw:points="2,0 0,12 0,23">
            <text:p/>
          </draw:polyline>
          <draw:polyline draw:style-name="gr4" draw:layer="layout" svg:width="0.197cm" svg:height="0.238cm" svg:x="15.701cm" svg:y="9.937cm" svg:viewBox="0 0 198 239" draw:points="198,239 198,216 189,189 172,155 146,120 114,84 76,50 38,21 0,0">
            <text:p/>
          </draw:polyline>
          <draw:polyline draw:style-name="gr4" draw:layer="layout" svg:width="0.2cm" svg:height="0.238cm" svg:x="15.596cm" svg:y="10.051cm" svg:viewBox="0 0 201 239" draw:points="198,239 201,218 193,189 175,155 149,119 114,84 79,50 38,23 0,0">
            <text:p/>
          </draw:polyline>
          <draw:line draw:style-name="gr4" draw:layer="layout" svg:x1="19.682cm" svg:y1="5.536cm" svg:x2="19.636cm" svg:y2="5.536cm">
            <text:p/>
          </draw:line>
          <draw:line draw:style-name="gr4" draw:layer="layout" svg:x1="19.682cm" svg:y1="5.536cm" svg:x2="19.58cm" svg:y2="5.649cm">
            <text:p/>
          </draw:line>
          <draw:polyline draw:style-name="gr4" draw:layer="layout" svg:width="0.148cm" svg:height="0.112cm" svg:x="19.487cm" svg:y="5.536cm" svg:viewBox="0 0 149 113" draw:points="0,113 103,0 149,0">
            <text:p/>
          </draw:polyline>
          <draw:line draw:style-name="gr4" draw:layer="layout" svg:x1="19.534cm" svg:y1="5.649cm" svg:x2="19.487cm" svg:y2="5.649cm">
            <text:p/>
          </draw:line>
          <draw:line draw:style-name="gr4" draw:layer="layout" svg:x1="19.534cm" svg:y1="5.649cm" svg:x2="19.58cm" svg:y2="5.649cm">
            <text:p/>
          </draw:line>
          <draw:line draw:style-name="gr4" draw:layer="layout" svg:x1="19.729cm" svg:y1="5.769cm" svg:x2="19.737cm" svg:y2="5.784cm">
            <text:p/>
          </draw:line>
          <draw:line draw:style-name="gr4" draw:layer="layout" svg:x1="19.726cm" svg:y1="5.766cm" svg:x2="19.676cm" svg:y2="5.716cm">
            <text:p/>
          </draw:line>
          <draw:line draw:style-name="gr4" draw:layer="layout" svg:x1="19.619cm" svg:y1="5.67cm" svg:x2="19.584cm" svg:y2="5.649cm">
            <text:p/>
          </draw:line>
          <draw:line draw:style-name="gr4" draw:layer="layout" svg:x1="19.723cm" svg:y1="5.556cm" svg:x2="19.737cm" svg:y2="5.568cm">
            <text:p/>
          </draw:line>
          <draw:line draw:style-name="gr4" draw:layer="layout" svg:x1="19.621cm" svg:y1="5.536cm" svg:x2="19.738cm" svg:y2="5.405cm">
            <text:p/>
          </draw:line>
          <draw:polyline draw:style-name="gr4" draw:layer="layout" svg:width="0.057cm" svg:height="0.045cm" svg:x="19.618cm" svg:y="5.67cm" svg:viewBox="0 0 58 46" draw:points="58,46 29,23 0,0">
            <text:p/>
          </draw:polyline>
          <draw:polyline draw:style-name="gr4" draw:layer="layout" svg:width="0.04cm" svg:height="0.019cm" svg:x="19.682cm" svg:y="5.536cm" svg:viewBox="0 0 41 20" draw:points="41,20 21,8 0,0">
            <text:p/>
          </draw:polyline>
          <draw:polyline draw:style-name="gr4" draw:layer="layout" svg:width="0cm" svg:height="0cm" svg:x="15.896cm" svg:y="1.216cm" svg:viewBox="0 0 0 0" draw:points="0,0">
            <text:p/>
          </draw:polyline>
          <draw:polyline draw:style-name="gr4" draw:layer="layout" svg:width="0.419cm" svg:height="0.02cm" svg:x="15.447cm" svg:y="1.193cm" svg:viewBox="0 0 420 21" draw:points="420,0 26,0 12,2 6,8 0,15 0,21">
            <text:p/>
          </draw:polyline>
          <draw:polyline draw:style-name="gr4" draw:layer="layout" svg:width="0.028cm" svg:height="0.022cm" svg:x="15.867cm" svg:y="1.193cm" svg:viewBox="0 0 29 23" draw:points="0,0 15,2 17,8 26,15 26,21 29,23">
            <text:p/>
          </draw:polyline>
          <draw:polyline draw:style-name="gr4" draw:layer="layout" svg:width="0.005cm" svg:height="0.226cm" svg:x="15.441cm" svg:y="1.214cm" svg:viewBox="0 0 6 227" draw:points="6,0 0,2 0,227">
            <text:p/>
          </draw:polyline>
          <draw:line draw:style-name="gr4" draw:layer="layout" svg:x1="15.896cm" svg:y1="1.441cm" svg:x2="15.896cm" svg:y2="1.216cm">
            <text:p/>
          </draw:line>
          <draw:line draw:style-name="gr4" draw:layer="layout" svg:x1="15.319cm" svg:y1="1.216cm" svg:x2="15.316cm" svg:y2="1.216cm">
            <text:p/>
          </draw:line>
          <draw:polyline draw:style-name="gr4" draw:layer="layout" svg:width="0.209cm" svg:height="0cm" svg:x="15.077cm" svg:y="1.193cm" svg:viewBox="0 0 210 0" draw:points="210,0 67,0 0,0">
            <text:p/>
          </draw:polyline>
          <draw:polyline draw:style-name="gr4" draw:layer="layout" svg:width="0.031cm" svg:height="0.247cm" svg:x="15.287cm" svg:y="1.193cm" svg:viewBox="0 0 32 248" draw:points="0,0 15,2 21,8 26,15 26,21 32,23 32,248">
            <text:p/>
          </draw:polyline>
          <draw:polyline draw:style-name="gr4" draw:layer="layout" svg:width="0.357cm" svg:height="0.04cm" svg:x="15.909cm" svg:y="3.797cm" svg:viewBox="0 0 358 41" draw:points="358,0 323,41 0,41">
            <text:p/>
          </draw:polyline>
          <draw:line draw:style-name="gr4" draw:layer="layout" svg:x1="16.696cm" svg:y1="2.558cm" svg:x2="16.696cm" svg:y2="1.936cm">
            <text:p/>
          </draw:line>
          <draw:line draw:style-name="gr4" draw:layer="layout" svg:x1="6.25cm" svg:y1="5.405cm" svg:x2="6.224cm" svg:y2="5.437cm">
            <text:p/>
          </draw:line>
          <draw:line draw:style-name="gr4" draw:layer="layout" svg:x1="6.108cm" svg:y1="5.419cm" svg:x2="6.096cm" svg:y2="5.41cm">
            <text:p/>
          </draw:line>
          <draw:polyline draw:style-name="gr4" draw:layer="layout" svg:width="0.116cm" svg:height="0.03cm" svg:x="6.108cm" svg:y="5.42cm" svg:viewBox="0 0 117 31" draw:points="0,0 44,23 50,23 82,31 103,26 117,17">
            <text:p/>
          </draw:polyline>
          <draw:line draw:style-name="gr4" draw:layer="layout" svg:x1="6.096cm" svg:y1="5.411cm" svg:x2="6.087cm" svg:y2="5.405cm">
            <text:p/>
          </draw:line>
          <draw:line draw:style-name="gr4" draw:layer="layout" svg:x1="10.2cm" svg:y1="10.523cm" svg:x2="10.197cm" svg:y2="10.535cm">
            <text:p/>
          </draw:line>
          <draw:line draw:style-name="gr4" draw:layer="layout" svg:x1="10.2cm" svg:y1="10.524cm" svg:x2="10.197cm" svg:y2="10.504cm">
            <text:p/>
          </draw:line>
          <draw:line draw:style-name="gr4" draw:layer="layout" svg:x1="10.102cm" svg:y1="10.424cm" svg:x2="10.081cm" svg:y2="10.424cm">
            <text:p/>
          </draw:line>
          <draw:line draw:style-name="gr4" draw:layer="layout" svg:x1="9.811cm" svg:y1="11.115cm" svg:x2="9.78cm" svg:y2="11.156cm">
            <text:p/>
          </draw:line>
          <draw:line draw:style-name="gr4" draw:layer="layout" svg:x1="9.538cm" svg:y1="10.955cm" svg:x2="9.582cm" svg:y2="10.903cm">
            <text:p/>
          </draw:line>
          <draw:polyline draw:style-name="gr4" draw:layer="layout" svg:width="0.247cm" svg:height="0.212cm" svg:x="9.532cm" svg:y="10.955cm" svg:viewBox="0 0 248 213" draw:points="6,0 2,9 0,12 0,24 0,36 2,41 12,64 12,68 14,70 44,111 84,149 131,181 174,204 184,208 212,213 236,208 248,202">
            <text:p/>
          </draw:polyline>
          <draw:line draw:style-name="gr4" draw:layer="layout" svg:x1="10.189cm" svg:y1="10.547cm" svg:x2="10.197cm" svg:y2="10.535cm">
            <text:p/>
          </draw:line>
          <draw:line draw:style-name="gr4" draw:layer="layout" svg:x1="10.069cm" svg:y1="10.43cm" svg:x2="10.06cm" svg:y2="10.442cm">
            <text:p/>
          </draw:line>
          <draw:polyline draw:style-name="gr4" draw:layer="layout" svg:width="0.127cm" svg:height="0.107cm" svg:x="10.069cm" svg:y="10.43cm" svg:viewBox="0 0 128 108" draw:points="0,0 0,9 2,21 12,38 29,55 46,74 67,88 88,99 105,108 120,108 128,105">
            <text:p/>
          </draw:polyline>
          <draw:polyline draw:style-name="gr4" draw:layer="layout" svg:width="0.011cm" svg:height="0.005cm" svg:x="10.069cm" svg:y="10.424cm" svg:viewBox="0 0 12 6" draw:points="12,0 6,0 0,6">
            <text:p/>
          </draw:polyline>
          <draw:polyline draw:style-name="gr4" draw:layer="layout" svg:width="0.102cm" svg:height="0.09cm" svg:x="10.092cm" svg:y="10.424cm" svg:viewBox="0 0 103 91" draw:points="9,0 3,3 0,9 0,17 6,30 15,41 26,55 41,67 59,79 73,85 84,91 97,91 103,88">
            <text:p/>
          </draw:polyline>
          <draw:polyline draw:style-name="gr4" draw:layer="layout" svg:width="0.095cm" svg:height="0.078cm" svg:x="10.101cm" svg:y="10.424cm" svg:viewBox="0 0 96 79" draw:points="96,79 90,67 84,55 73,41 58,26 41,15 26,6 12,0 0,0">
            <text:p/>
          </draw:polyline>
          <draw:polyline draw:style-name="gr4" draw:layer="layout" svg:width="0.001cm" svg:height="0.007cm" svg:x="10.195cm" svg:y="10.504cm" svg:viewBox="0 0 2 8" draw:points="0,8 2,6 2,0">
            <text:p/>
          </draw:polyline>
          <draw:polyline draw:style-name="gr4" draw:layer="layout" svg:width="0.096cm" svg:height="0.04cm" svg:x="11.27cm" svg:y="11.128cm" svg:viewBox="0 0 97 41" draw:points="0,0 12,8 59,31 64,35 97,41">
            <text:p/>
          </draw:polyline>
          <draw:line draw:style-name="gr4" draw:layer="layout" svg:x1="11.27cm" svg:y1="11.128cm" svg:x2="11.256cm" svg:y2="11.119cm">
            <text:p/>
          </draw:line>
          <draw:line draw:style-name="gr4" draw:layer="layout" svg:x1="11.367cm" svg:y1="11.168cm" svg:x2="11.369cm" svg:y2="11.168cm">
            <text:p/>
          </draw:line>
          <draw:line draw:style-name="gr4" draw:layer="layout" svg:x1="5.297cm" svg:y1="5.364cm" svg:x2="5.268cm" svg:y2="5.361cm">
            <text:p/>
          </draw:line>
          <draw:line draw:style-name="gr4" draw:layer="layout" svg:x1="5.268cm" svg:y1="4.748cm" svg:x2="5.289cm" svg:y2="4.742cm">
            <text:p/>
          </draw:line>
          <draw:line draw:style-name="gr4" draw:layer="layout" svg:x1="5.297cm" svg:y1="4.742cm" svg:x2="5.329cm" svg:y2="4.742cm">
            <text:p/>
          </draw:line>
          <draw:polyline draw:style-name="gr4" draw:layer="layout" svg:width="0.276cm" svg:height="0.621cm" svg:x="5.288cm" svg:y="4.742cm" svg:viewBox="0 0 277 622" draw:points="41,622 8,622 67,613 126,590 175,554 218,505 251,446 268,379 277,313 268,242 251,178 218,117 175,70 126,32 67,9 8,0 2,0 0,0">
            <text:p/>
          </draw:polyline>
          <draw:polyline draw:style-name="gr4" draw:layer="layout" svg:width="0.268cm" svg:height="0.621cm" svg:x="5.329cm" svg:y="4.742cm" svg:viewBox="0 0 269 622" draw:points="0,622 59,613 117,590 166,554 210,505 242,446 263,379 269,313 263,242 242,178 210,117 166,70 117,32 59,9 0,0">
            <text:p/>
          </draw:polyline>
          <draw:line draw:style-name="gr4" draw:layer="layout" svg:x1="5.802cm" svg:y1="5.229cm" svg:x2="5.837cm" svg:y2="5.177cm">
            <text:p/>
          </draw:line>
          <draw:line draw:style-name="gr4" draw:layer="layout" svg:x1="5.653cm" svg:y1="5.303cm" svg:x2="5.63cm" svg:y2="5.296cm">
            <text:p/>
          </draw:line>
          <draw:line draw:style-name="gr4" draw:layer="layout" svg:x1="5.653cm" svg:y1="5.303cm" svg:x2="5.659cm" svg:y2="5.303cm">
            <text:p/>
          </draw:line>
          <draw:polyline draw:style-name="gr4" draw:layer="layout" svg:width="0.148cm" svg:height="0.073cm" svg:x="5.653cm" svg:y="5.229cm" svg:viewBox="0 0 149 74" draw:points="0,74 41,67 82,53 117,32 149,0">
            <text:p/>
          </draw:polyline>
          <draw:line draw:style-name="gr4" draw:layer="layout" svg:x1="10.069cm" svg:y1="10.821cm" svg:x2="9.976cm" svg:y2="10.763cm">
            <text:p/>
          </draw:line>
          <draw:line draw:style-name="gr4" draw:layer="layout" svg:x1="9.571cm" svg:y1="10.775cm" svg:x2="9.521cm" svg:y2="10.833cm">
            <text:p/>
          </draw:line>
          <draw:line draw:style-name="gr4" draw:layer="layout" svg:x1="9.57cm" svg:y1="10.775cm" svg:x2="9.777cm" svg:y2="11.002cm">
            <text:p/>
          </draw:line>
          <draw:line draw:style-name="gr4" draw:layer="layout" svg:x1="9.521cm" svg:y1="10.832cm" svg:x2="9.509cm" svg:y2="10.777cm">
            <text:p/>
          </draw:line>
          <draw:line draw:style-name="gr4" draw:layer="layout" svg:x1="9.728cm" svg:y1="11.063cm" svg:x2="9.821cm" svg:y2="11.118cm">
            <text:p/>
          </draw:line>
          <draw:line draw:style-name="gr4" draw:layer="layout" svg:x1="9.87cm" svg:y1="11.06cm" svg:x2="9.777cm" svg:y2="11.002cm">
            <text:p/>
          </draw:line>
          <draw:line draw:style-name="gr4" draw:layer="layout" svg:x1="9.871cm" svg:y1="11.06cm" svg:x2="9.821cm" svg:y2="11.119cm">
            <text:p/>
          </draw:line>
          <draw:line draw:style-name="gr4" draw:layer="layout" svg:x1="9.728cm" svg:y1="11.063cm" svg:x2="9.778cm" svg:y2="11.002cm">
            <text:p/>
          </draw:line>
          <draw:line draw:style-name="gr4" draw:layer="layout" svg:x1="9.728cm" svg:y1="11.064cm" svg:x2="9.521cm" svg:y2="10.833cm">
            <text:p/>
          </draw:line>
          <draw:line draw:style-name="gr4" draw:layer="layout" svg:x1="10.13cm" svg:y1="11.06cm" svg:x2="10.241cm" svg:y2="11.06cm">
            <text:p/>
          </draw:line>
          <draw:line draw:style-name="gr4" draw:layer="layout" svg:x1="9.903cm" svg:y1="11.06cm" svg:x2="9.871cm" svg:y2="11.06cm">
            <text:p/>
          </draw:line>
          <draw:line draw:style-name="gr4" draw:layer="layout" svg:x1="10.069cm" svg:y1="10.821cm" svg:x2="10.119cm" svg:y2="10.76cm">
            <text:p/>
          </draw:line>
          <draw:polyline draw:style-name="gr4" draw:layer="layout" svg:width="0.369cm" svg:height="0.238cm" svg:x="10.069cm" svg:y="10.821cm" svg:viewBox="0 0 370 239" draw:points="0,0 370,0 172,239 120,178">
            <text:p/>
          </draw:polyline>
          <draw:line draw:style-name="gr4" draw:layer="layout" svg:x1="10.358cm" svg:y1="11.119cm" svg:x2="9.821cm" svg:y2="11.119cm">
            <text:p/>
          </draw:line>
          <draw:line draw:style-name="gr4" draw:layer="layout" svg:x1="10.358cm" svg:y1="11.119cm" svg:x2="10.539cm" svg:y2="10.9cm">
            <text:p/>
          </draw:line>
          <draw:line draw:style-name="gr4" draw:layer="layout" svg:x1="9.806cm" svg:y1="10.418cm" svg:x2="9.756cm" svg:y2="10.477cm">
            <text:p/>
          </draw:line>
          <draw:polyline draw:style-name="gr4" draw:layer="layout" svg:width="0.049cm" svg:height="0.116cm" svg:x="9.769cm" svg:y="10.418cm" svg:viewBox="0 0 50 117" draw:points="0,117 50,55 37,0">
            <text:p/>
          </draw:polyline>
          <draw:polyline draw:style-name="gr4" draw:layer="layout" svg:width="0.268cm" svg:height="0.285cm" svg:x="9.756cm" svg:y="10.477cm" svg:viewBox="0 0 269 286" draw:points="0,0 12,58 219,286 269,227">
            <text:p/>
          </draw:polyline>
          <draw:line draw:style-name="gr4" draw:layer="layout" svg:x1="9.571cm" svg:y1="10.775cm" svg:x2="9.565cm" svg:y2="10.739cm">
            <text:p/>
          </draw:line>
          <draw:line draw:style-name="gr4" draw:layer="layout" svg:x1="9.555cm" svg:y1="10.722cm" svg:x2="9.509cm" svg:y2="10.777cm">
            <text:p/>
          </draw:line>
          <draw:polyline draw:style-name="gr4" draw:layer="layout" svg:width="0.299cm" svg:height="0.285cm" svg:x="9.818cm" svg:y="10.474cm" svg:viewBox="0 0 300 286" draw:points="0,0 207,231 300,286">
            <text:p/>
          </draw:polyline>
          <draw:line draw:style-name="gr4" draw:layer="layout" svg:x1="10.343cm" svg:y1="10.418cm" svg:x2="10.541cm" svg:y2="10.637cm">
            <text:p/>
          </draw:line>
          <draw:line draw:style-name="gr4" draw:layer="layout" svg:x1="9.941cm" svg:y1="10.418cm" svg:x2="9.806cm" svg:y2="10.418cm">
            <text:p/>
          </draw:line>
          <draw:line draw:style-name="gr4" draw:layer="layout" svg:x1="10.119cm" svg:y1="10.418cm" svg:x2="10.344cm" svg:y2="10.418cm">
            <text:p/>
          </draw:line>
          <draw:line draw:style-name="gr4" draw:layer="layout" svg:x1="10.516cm" svg:y1="10.76cm" svg:x2="10.119cm" svg:y2="10.76cm">
            <text:p/>
          </draw:line>
          <draw:line draw:style-name="gr4" draw:layer="layout" svg:x1="5.268cm" svg:y1="5.11cm" svg:x2="5.268cm" svg:y2="5.112cm">
            <text:p/>
          </draw:line>
          <draw:polyline draw:style-name="gr4" draw:layer="layout" svg:width="0.215cm" svg:height="0.501cm" svg:x="5.268cm" svg:y="4.804cm" svg:viewBox="0 0 216 502" draw:points="0,502 216,248 0,0">
            <text:p/>
          </draw:polyline>
          <draw:line draw:style-name="gr4" draw:layer="layout" svg:x1="5.268cm" svg:y1="5.052cm" svg:x2="5.484cm" svg:y2="5.052cm">
            <text:p/>
          </draw:line>
          <draw:line draw:style-name="gr4" draw:layer="layout" svg:x1="5.892cm" svg:y1="5.404cm" svg:x2="6.012cm" svg:y2="5.267cm">
            <text:p/>
          </draw:line>
          <draw:line draw:style-name="gr4" draw:layer="layout" svg:x1="5.892cm" svg:y1="5.405cm" svg:x2="6.423cm" svg:y2="5.405cm">
            <text:p/>
          </draw:line>
          <draw:line draw:style-name="gr4" draw:layer="layout" svg:x1="5.892cm" svg:y1="5.405cm" svg:x2="5.854cm" svg:y2="5.361cm">
            <text:p/>
          </draw:line>
          <draw:line draw:style-name="gr4" draw:layer="layout" svg:x1="6.682cm" svg:y1="5.111cm" svg:x2="6.732cm" svg:y2="5.052cm">
            <text:p/>
          </draw:line>
          <draw:line draw:style-name="gr4" draw:layer="layout" svg:x1="6.341cm" svg:y1="5.346cm" svg:x2="6.108cm" svg:y2="5.346cm">
            <text:p/>
          </draw:line>
          <draw:line draw:style-name="gr4" draw:layer="layout" svg:x1="6.31cm" svg:y1="5.11cm" svg:x2="6.683cm" svg:y2="5.11cm">
            <text:p/>
          </draw:line>
          <draw:line draw:style-name="gr4" draw:layer="layout" svg:x1="6.31cm" svg:y1="5.11cm" svg:x2="6.108cm" svg:y2="5.346cm">
            <text:p/>
          </draw:line>
          <draw:polyline draw:style-name="gr4" draw:layer="layout" svg:width="0.049cm" svg:height="0.104cm" svg:x="6.682cm" svg:y="4.947cm" svg:viewBox="0 0 50 105" draw:points="50,105 41,47 0,0">
            <text:p/>
          </draw:polyline>
          <draw:line draw:style-name="gr4" draw:layer="layout" svg:x1="6.733cm" svg:y1="5.052cm" svg:x2="6.377cm" svg:y2="5.052cm">
            <text:p/>
          </draw:line>
          <draw:line draw:style-name="gr4" draw:layer="layout" svg:x1="5.618cm" svg:y1="5.498cm" svg:x2="8.438cm" svg:y2="3.839cm">
            <text:p/>
          </draw:line>
          <draw:line draw:style-name="gr4" draw:layer="layout" svg:x1="8.929cm" svg:y1="3.549cm" svg:x2="9.445cm" svg:y2="3.246cm">
            <text:p/>
          </draw:line>
          <draw:line draw:style-name="gr4" draw:layer="layout" svg:x1="8.027cm" svg:y1="3.839cm" svg:x2="5.3cm" svg:y2="5.443cm">
            <text:p/>
          </draw:line>
          <draw:line draw:style-name="gr4" draw:layer="layout" svg:x1="5.268cm" svg:y1="4.532cm" svg:x2="6.52cm" svg:y2="3.797cm">
            <text:p/>
          </draw:line>
          <draw:polyline draw:style-name="gr4" draw:layer="layout" svg:width="1.099cm" svg:height="0.501cm" svg:x="5.329cm" svg:y="4.973cm" svg:viewBox="0 0 1100 502" draw:points="1100,0 852,0 0,502">
            <text:p/>
          </draw:polyline>
          <draw:line draw:style-name="gr4" draw:layer="layout" svg:x1="5.533cm" svg:y1="5.498cm" svg:x2="6.428cm" svg:y2="4.973cm">
            <text:p/>
          </draw:line>
          <draw:line draw:style-name="gr4" draw:layer="layout" svg:x1="5.848cm" svg:y1="5.168cm" svg:x2="5.804cm" svg:y2="5.238cm">
            <text:p/>
          </draw:line>
          <draw:line draw:style-name="gr4" draw:layer="layout" svg:x1="5.649cm" svg:y1="5.303cm" svg:x2="5.647cm" svg:y2="5.3cm">
            <text:p/>
          </draw:line>
          <draw:polyline draw:style-name="gr4" draw:layer="layout" svg:width="0.134cm" svg:height="0.116cm" svg:x="5.484cm" svg:y="5.382cm" svg:viewBox="0 0 135 117" draw:points="0,0 50,117 135,117">
            <text:p/>
          </draw:polyline>
          <draw:polyline draw:style-name="gr4" draw:layer="layout" svg:width="0.299cm" svg:height="0.681cm" svg:x="9.145cm" svg:y="2.564cm" svg:viewBox="0 0 300 682" draw:points="0,682 300,682 0,0">
            <text:p/>
          </draw:polyline>
          <draw:polyline draw:style-name="gr4" draw:layer="layout" svg:width="0.154cm" svg:height="0.063cm" svg:x="5.65cm" svg:y="5.238cm" svg:viewBox="0 0 155 64" draw:points="0,64 41,61 82,50 120,29 155,0">
            <text:p/>
          </draw:polyline>
          <draw:line draw:style-name="gr4" draw:layer="layout" svg:x1="10.069cm" svg:y1="10.38cm" svg:x2="10.22cm" svg:y2="10.494cm">
            <text:p/>
          </draw:line>
          <draw:polyline draw:style-name="gr4" draw:layer="layout" svg:width="0.174cm" svg:height="0.207cm" svg:x="9.894cm" svg:y="10.38cm" svg:viewBox="0 0 175 208" draw:points="55,208 0,93 79,0 175,0">
            <text:p/>
          </draw:polyline>
          <draw:line draw:style-name="gr4" draw:layer="layout" svg:x1="9.972cm" svg:y1="10.38cm" svg:x2="10.028cm" svg:y2="10.494cm">
            <text:p/>
          </draw:line>
          <draw:line draw:style-name="gr4" draw:layer="layout" svg:x1="10.22cm" svg:y1="10.494cm" svg:x2="10.275cm" svg:y2="10.608cm">
            <text:p/>
          </draw:line>
          <draw:line draw:style-name="gr4" draw:layer="layout" svg:x1="10.179cm" svg:y1="10.608cm" svg:x2="10.028cm" svg:y2="10.494cm">
            <text:p/>
          </draw:line>
          <draw:line draw:style-name="gr4" draw:layer="layout" svg:x1="10.101cm" svg:y1="10.704cm" svg:x2="10.197cm" svg:y2="10.704cm">
            <text:p/>
          </draw:line>
          <draw:line draw:style-name="gr4" draw:layer="layout" svg:x1="10.101cm" svg:y1="10.705cm" svg:x2="10.18cm" svg:y2="10.609cm">
            <text:p/>
          </draw:line>
          <draw:line draw:style-name="gr4" draw:layer="layout" svg:x1="10.276cm" svg:y1="10.609cm" svg:x2="10.197cm" svg:y2="10.705cm">
            <text:p/>
          </draw:line>
          <draw:line draw:style-name="gr4" draw:layer="layout" svg:x1="10.18cm" svg:y1="10.609cm" svg:x2="10.276cm" svg:y2="10.609cm">
            <text:p/>
          </draw:line>
          <draw:polyline draw:style-name="gr4" draw:layer="layout" svg:width="0.151cm" svg:height="0.209cm" svg:x="9.949cm" svg:y="10.494cm" svg:viewBox="0 0 152 210" draw:points="79,0 0,93 152,210">
            <text:p/>
          </draw:polyline>
          <draw:polyline draw:style-name="gr4" draw:layer="layout" svg:width="0.13cm" svg:height="0.107cm" svg:x="10.057cm" svg:y="10.442cm" svg:viewBox="0 0 131 108" draw:points="2,0 0,9 2,21 14,38 29,56 50,74 69,88 90,99 107,108 122,108 131,105">
            <text:p/>
          </draw:polyline>
          <draw:line draw:style-name="gr4" draw:layer="layout" svg:x1="6.709cm" svg:y1="4.857cm" svg:x2="6.726cm" svg:y2="4.895cm">
            <text:p/>
          </draw:line>
          <draw:polyline draw:style-name="gr4" draw:layer="layout" svg:width="0.092cm" svg:height="0.075cm" svg:x="6.551cm" svg:y="4.912cm" svg:viewBox="0 0 93 76" draw:points="93,76 0,76 61,0">
            <text:p/>
          </draw:polyline>
          <draw:polyline draw:style-name="gr4" draw:layer="layout" svg:width="0.081cm" svg:height="0.092cm" svg:x="6.644cm" svg:y="4.895cm" svg:viewBox="0 0 82 93" draw:points="0,93 82,0 3,0">
            <text:p/>
          </draw:polyline>
          <draw:line draw:style-name="gr4" draw:layer="layout" svg:x1="6.551cm" svg:y1="4.988cm" svg:x2="6.522cm" svg:y2="4.967cm">
            <text:p/>
          </draw:line>
          <draw:line draw:style-name="gr4" draw:layer="layout" svg:x1="5.548cm" svg:y1="5.778cm" svg:x2="9.229cm" svg:y2="9.847cm">
            <text:p/>
          </draw:line>
          <draw:line draw:style-name="gr4" draw:layer="layout" svg:x1="9.052cm" svg:y1="10.019cm" svg:x2="5.365cm" svg:y2="5.945cm">
            <text:p/>
          </draw:line>
          <draw:line draw:style-name="gr4" draw:layer="layout" svg:x1="5.359cm" svg:y1="5.859cm" svg:x2="5.507cm" svg:y2="5.74cm">
            <text:p/>
          </draw:line>
          <draw:polyline draw:style-name="gr4" draw:layer="layout" svg:width="0.092cm" svg:height="0.066cm" svg:x="5.507cm" svg:y="5.74cm" svg:viewBox="0 0 93 67" draw:points="68,67 93,0 0,0">
            <text:p/>
          </draw:polyline>
          <draw:polyline draw:style-name="gr4" draw:layer="layout" svg:width="0.096cm" svg:height="0.09cm" svg:x="5.422cm" svg:y="5.649cm" svg:viewBox="0 0 97 91" draw:points="97,0 0,0 84,91">
            <text:p/>
          </draw:polyline>
          <draw:line draw:style-name="gr4" draw:layer="layout" svg:x1="5.519cm" svg:y1="5.649cm" svg:x2="5.6cm" svg:y2="5.74cm">
            <text:p/>
          </draw:line>
          <draw:polyline draw:style-name="gr4" draw:layer="layout" svg:width="0.145cm" svg:height="0.209cm" svg:x="5.277cm" svg:y="5.649cm" svg:viewBox="0 0 146 210" draw:points="146,0 0,120 82,210">
            <text:p/>
          </draw:polyline>
          <draw:line draw:style-name="gr4" draw:layer="layout" svg:x1="5.268cm" svg:y1="5.79cm" svg:x2="5.277cm" svg:y2="5.769cm">
            <text:p/>
          </draw:line>
          <draw:polyline draw:style-name="gr4" draw:layer="layout" svg:width="0.09cm" svg:height="0.119cm" svg:x="5.268cm" svg:y="5.859cm" svg:viewBox="0 0 91 120" draw:points="0,76 41,120 91,0">
            <text:p/>
          </draw:polyline>
          <draw:line draw:style-name="gr4" draw:layer="layout" svg:x1="5.396cm" svg:y1="5.979cm" svg:x2="5.309cm" svg:y2="5.979cm">
            <text:p/>
          </draw:line>
          <draw:line draw:style-name="gr4" draw:layer="layout" svg:x1="9.156cm" svg:y1="10.057cm" svg:x2="9.158cm" svg:y2="10.054cm">
            <text:p/>
          </draw:line>
          <draw:polyline draw:style-name="gr4" draw:layer="layout" svg:width="0cm" svg:height="0cm" svg:x="9.302cm" svg:y="9.937cm" svg:viewBox="0 0 0 0" draw:points="0,0">
            <text:p/>
          </draw:polyline>
          <draw:line draw:style-name="gr4" draw:layer="layout" svg:x1="9.351cm" svg:y1="9.937cm" svg:x2="9.398cm" svg:y2="9.937cm">
            <text:p/>
          </draw:line>
          <draw:line draw:style-name="gr4" draw:layer="layout" svg:x1="9.352cm" svg:y1="9.937cm" svg:x2="9.302cm" svg:y2="9.937cm">
            <text:p/>
          </draw:line>
          <draw:polyline draw:style-name="gr4" draw:layer="layout" svg:width="0.096cm" svg:height="0.089cm" svg:x="9.22cm" svg:y="9.847cm" svg:viewBox="0 0 97 90" draw:points="97,0 0,0 82,90">
            <text:p/>
          </draw:polyline>
          <draw:line draw:style-name="gr4" draw:layer="layout" svg:x1="9.317cm" svg:y1="9.847cm" svg:x2="9.399cm" svg:y2="9.937cm">
            <text:p/>
          </draw:line>
          <draw:polyline draw:style-name="gr4" draw:layer="layout" svg:width="0.197cm" svg:height="0.235cm" svg:x="9.021cm" svg:y="9.847cm" svg:viewBox="0 0 198 236" draw:points="198,0 53,117 0,236">
            <text:p/>
          </draw:polyline>
          <draw:line draw:style-name="gr4" draw:layer="layout" svg:x1="9.074cm" svg:y1="9.964cm" svg:x2="9.156cm" svg:y2="10.057cm">
            <text:p/>
          </draw:line>
          <draw:line draw:style-name="gr4" draw:layer="layout" svg:x1="9.103cm" svg:y1="10.177cm" svg:x2="9.021cm" svg:y2="10.084cm">
            <text:p/>
          </draw:line>
          <draw:line draw:style-name="gr4" draw:layer="layout" svg:x1="9.106cm" svg:y1="10.174cm" svg:x2="9.103cm" svg:y2="10.176cm">
            <text:p/>
          </draw:line>
          <draw:polyline draw:style-name="gr4" draw:layer="layout" svg:width="0cm" svg:height="0cm" svg:x="9.156cm" svg:y="10.057cm" svg:viewBox="0 0 0 0" draw:points="0,0">
            <text:p/>
          </draw:polyline>
          <draw:line draw:style-name="gr4" draw:layer="layout" svg:x1="9.745cm" svg:y1="10.357cm" svg:x2="9.795cm" svg:y2="10.424cm">
            <text:p/>
          </draw:line>
          <draw:polyline draw:style-name="gr4" draw:layer="layout" svg:width="0.06cm" svg:height="0.095cm" svg:x="9.684cm" svg:y="10.328cm" svg:viewBox="0 0 61 96" draw:points="61,26 21,0 0,29 0,96">
            <text:p/>
          </draw:polyline>
          <draw:line draw:style-name="gr4" draw:layer="layout" svg:x1="9.745cm" svg:y1="10.357cm" svg:x2="9.745cm" svg:y2="10.355cm">
            <text:p/>
          </draw:line>
          <draw:line draw:style-name="gr4" draw:layer="layout" svg:x1="9.762cm" svg:y1="10.38cm" svg:x2="9.818cm" svg:y2="10.418cm">
            <text:p/>
          </draw:line>
          <draw:line draw:style-name="gr4" draw:layer="layout" svg:x1="9.795cm" svg:y1="10.424cm" svg:x2="9.684cm" svg:y2="10.424cm">
            <text:p/>
          </draw:line>
          <draw:polyline draw:style-name="gr4" draw:layer="layout" svg:width="0.073cm" svg:height="0.177cm" svg:x="9.485cm" svg:y="10.553cm" svg:viewBox="0 0 74 178" draw:points="0,0 0,2 24,61 74,178">
            <text:p/>
          </draw:polyline>
          <draw:polyline draw:style-name="gr4" draw:layer="layout" svg:width="0.011cm" svg:height="0.081cm" svg:x="10.241cm" svg:y="10.821cm" svg:viewBox="0 0 12 82" draw:points="0,0 12,59 3,82">
            <text:p/>
          </draw:polyline>
          <draw:line draw:style-name="gr4" draw:layer="layout" svg:x1="9.961cm" svg:y1="10.748cm" svg:x2="9.947cm" svg:y2="10.739cm">
            <text:p/>
          </draw:line>
          <draw:line draw:style-name="gr4" draw:layer="layout" svg:x1="9.844cm" svg:y1="10.626cm" svg:x2="9.838cm" svg:y2="10.614cm">
            <text:p/>
          </draw:line>
          <draw:polyline draw:style-name="gr4" draw:layer="layout" svg:width="0.133cm" svg:height="0.113cm" svg:x="9.107cm" svg:y="10.176cm" svg:viewBox="0 0 134 114" draw:points="134,114 102,114 0,0">
            <text:p/>
          </draw:polyline>
          <draw:polyline draw:style-name="gr4" draw:layer="layout" svg:width="0.072cm" svg:height="0.18cm" svg:x="9.634cm" svg:y="10.372cm" svg:viewBox="0 0 73 181" draw:points="0,0 0,6 21,64 73,181">
            <text:p/>
          </draw:polyline>
          <draw:line draw:style-name="gr4" draw:layer="layout" svg:x1="9.637cm" svg:y1="10.372cm" svg:x2="9.634cm" svg:y2="10.372cm">
            <text:p/>
          </draw:line>
          <draw:line draw:style-name="gr4" draw:layer="layout" svg:x1="9.637cm" svg:y1="10.372cm" svg:x2="9.683cm" svg:y2="10.424cm">
            <text:p/>
          </draw:line>
          <draw:line draw:style-name="gr4" draw:layer="layout" svg:x1="9.477cm" svg:y1="10.059cm" svg:x2="9.454cm" svg:y2="10.051cm">
            <text:p/>
          </draw:line>
          <draw:line draw:style-name="gr4" draw:layer="layout" svg:x1="9.503cm" svg:y1="10.074cm" svg:x2="9.5cm" svg:y2="10.083cm">
            <text:p/>
          </draw:line>
          <draw:polyline draw:style-name="gr4" draw:layer="layout" svg:width="0.049cm" svg:height="0.022cm" svg:x="9.454cm" svg:y="10.051cm" svg:viewBox="0 0 50 23" draw:points="50,23 46,0 0,0">
            <text:p/>
          </draw:polyline>
          <draw:line draw:style-name="gr4" draw:layer="layout" svg:x1="9.5cm" svg:y1="10.051cm" svg:x2="9.398cm" svg:y2="9.937cm">
            <text:p/>
          </draw:line>
          <draw:polyline draw:style-name="gr4" draw:layer="layout" svg:width="0.148cm" svg:height="0.113cm" svg:x="9.305cm" svg:y="9.937cm" svg:viewBox="0 0 149 114" draw:points="0,0 102,114 149,114">
            <text:p/>
          </draw:polyline>
          <draw:line draw:style-name="gr4" draw:layer="layout" svg:x1="9.398cm" svg:y1="9.937cm" svg:x2="9.305cm" svg:y2="9.937cm">
            <text:p/>
          </draw:line>
          <draw:line draw:style-name="gr4" draw:layer="layout" svg:x1="9.231cm" svg:y1="10.281cm" svg:x2="9.491cm" svg:y2="10.567cm">
            <text:p/>
          </draw:line>
          <draw:line draw:style-name="gr4" draw:layer="layout" svg:x1="9.745cm" svg:y1="10.355cm" svg:x2="9.477cm" svg:y2="10.06cm">
            <text:p/>
          </draw:line>
          <draw:line draw:style-name="gr4" draw:layer="layout" svg:x1="10.241cm" svg:y1="10.903cm" svg:x2="10.244cm" svg:y2="10.903cm">
            <text:p/>
          </draw:line>
          <draw:polyline draw:style-name="gr4" draw:layer="layout" svg:width="0.165cm" svg:height="0.194cm" svg:x="10.075cm" svg:y="10.903cm" svg:viewBox="0 0 166 195" draw:points="166,0 155,23 140,52 107,105 76,140 73,143 41,169 38,172 12,187 0,195">
            <text:p/>
          </draw:polyline>
          <draw:polyline draw:style-name="gr4" draw:layer="layout" svg:width="0.536cm" svg:height="0.369cm" svg:x="9.707cm" svg:y="10.553cm" svg:viewBox="0 0 537 370" draw:points="0,0 26,46 62,96 108,148 160,198 219,247 280,289 339,323 394,350 444,367 488,370 517,365 537,350">
            <text:p/>
          </draw:polyline>
          <draw:polyline draw:style-name="gr4" draw:layer="layout" svg:width="0.515cm" svg:height="0.372cm" svg:x="9.559cm" svg:y="10.731cm" svg:viewBox="0 0 516 373" draw:points="0,0 29,52 69,107 122,163 184,218 247,268 312,312 376,344 432,365 478,373 516,367">
            <text:p/>
          </draw:polyline>
          <draw:polyline draw:style-name="gr4" draw:layer="layout" svg:width="0.102cm" svg:height="0.112cm" svg:x="9.844cm" svg:y="10.626cm" svg:viewBox="0 0 103 113" draw:points="0,0 17,26 41,55 70,84 103,113">
            <text:p/>
          </draw:polyline>
          <draw:polyline draw:style-name="gr4" draw:layer="layout" svg:width="0.148cm" svg:height="0.18cm" svg:x="9.485cm" svg:y="10.372cm" svg:viewBox="0 0 149 181" draw:points="149,0 111,26 79,58 47,90 24,122 6,155 0,181">
            <text:p/>
          </draw:polyline>
          <draw:polyline draw:style-name="gr4" draw:layer="layout" svg:width="0.201cm" svg:height="0.238cm" svg:x="9.103cm" svg:y="9.937cm" svg:viewBox="0 0 202 239" draw:points="202,0 164,21 122,50 85,84 53,120 26,155 9,189 0,216 3,239">
            <text:p/>
          </draw:polyline>
          <draw:polyline draw:style-name="gr4" draw:layer="layout" svg:width="0.197cm" svg:height="0.238cm" svg:x="9.208cm" svg:y="10.051cm" svg:viewBox="0 0 198 239" draw:points="198,0 160,23 122,50 85,84 53,119 26,155 6,189 0,218 0,239">
            <text:p/>
          </draw:polyline>
          <draw:polyline draw:style-name="gr4" draw:layer="layout" svg:width="0.227cm" svg:height="0.229cm" svg:x="9.226cm" svg:y="10.051cm" svg:viewBox="0 0 228 230" draw:points="228,0 202,6 169,17 135,38 99,67 68,96 38,131 18,163 3,189 0,216 6,230">
            <text:p/>
          </draw:polyline>
          <draw:line draw:style-name="gr4" draw:layer="layout" svg:x1="5.414cm" svg:y1="5.536cm" svg:x2="5.367cm" svg:y2="5.536cm">
            <text:p/>
          </draw:line>
          <draw:line draw:style-name="gr4" draw:layer="layout" svg:x1="5.414cm" svg:y1="5.536cm" svg:x2="5.519cm" svg:y2="5.649cm">
            <text:p/>
          </draw:line>
          <draw:polyline draw:style-name="gr4" draw:layer="layout" svg:width="0.104cm" svg:height="0.112cm" svg:x="5.321cm" svg:y="5.536cm" svg:viewBox="0 0 105 113" draw:points="105,113 0,0 46,0">
            <text:p/>
          </draw:polyline>
          <draw:line draw:style-name="gr4" draw:layer="layout" svg:x1="5.283cm" svg:y1="5.556cm" svg:x2="5.268cm" svg:y2="5.568cm">
            <text:p/>
          </draw:line>
          <draw:line draw:style-name="gr4" draw:layer="layout" svg:x1="5.283cm" svg:y1="5.556cm" svg:x2="5.321cm" svg:y2="5.536cm">
            <text:p/>
          </draw:line>
          <draw:line draw:style-name="gr4" draw:layer="layout" svg:x1="5.277cm" svg:y1="5.769cm" svg:x2="5.268cm" svg:y2="5.784cm">
            <text:p/>
          </draw:line>
          <draw:line draw:style-name="gr4" draw:layer="layout" svg:x1="5.279cm" svg:y1="5.766cm" svg:x2="5.329cm" svg:y2="5.716cm">
            <text:p/>
          </draw:line>
          <draw:line draw:style-name="gr4" draw:layer="layout" svg:x1="5.384cm" svg:y1="5.67cm" svg:x2="5.422cm" svg:y2="5.649cm">
            <text:p/>
          </draw:line>
          <draw:polyline draw:style-name="gr4" draw:layer="layout" svg:width="0.092cm" svg:height="0cm" svg:x="5.426cm" svg:y="5.649cm" svg:viewBox="0 0 93 0" draw:points="0,0 46,0 93,0">
            <text:p/>
          </draw:polyline>
          <draw:line draw:style-name="gr4" draw:layer="layout" svg:x1="5.385cm" svg:y1="5.536cm" svg:x2="5.268cm" svg:y2="5.405cm">
            <text:p/>
          </draw:line>
          <draw:polyline draw:style-name="gr4" draw:layer="layout" svg:width="0.054cm" svg:height="0.045cm" svg:x="5.329cm" svg:y="5.67cm" svg:viewBox="0 0 55 46" draw:points="55,0 26,23 0,46">
            <text:p/>
          </draw:polyline>
          <draw:line draw:style-name="gr4" draw:layer="layout" svg:x1="7.167cm" svg:y1="5.778cm" svg:x2="10.757cm" svg:y2="9.744cm">
            <text:p/>
          </draw:line>
          <draw:line draw:style-name="gr4" draw:layer="layout" svg:x1="10.67cm" svg:y1="10.019cm" svg:x2="6.983cm" svg:y2="5.945cm">
            <text:p/>
          </draw:line>
          <draw:line draw:style-name="gr4" draw:layer="layout" svg:x1="6.98cm" svg:y1="5.859cm" svg:x2="7.126cm" svg:y2="5.74cm">
            <text:p/>
          </draw:line>
          <draw:polyline draw:style-name="gr4" draw:layer="layout" svg:width="0.177cm" svg:height="0.157cm" svg:x="7.045cm" svg:y="5.649cm" svg:viewBox="0 0 178 158" draw:points="149,158 178,91 81,91 0,0 96,0 178,91">
            <text:p/>
          </draw:polyline>
          <draw:polyline draw:style-name="gr4" draw:layer="layout" svg:width="0.197cm" svg:height="0.239cm" svg:x="6.846cm" svg:y="5.649cm" svg:viewBox="0 0 198 240" draw:points="198,0 52,120 0,240">
            <text:p/>
          </draw:polyline>
          <draw:line draw:style-name="gr4" draw:layer="layout" svg:x1="6.898cm" svg:y1="5.769cm" svg:x2="6.98cm" svg:y2="5.859cm">
            <text:p/>
          </draw:line>
          <draw:line draw:style-name="gr4" draw:layer="layout" svg:x1="6.927cm" svg:y1="5.979cm" svg:x2="6.846cm" svg:y2="5.889cm">
            <text:p/>
          </draw:line>
          <draw:line draw:style-name="gr4" draw:layer="layout" svg:x1="6.927cm" svg:y1="5.979cm" svg:x2="6.98cm" svg:y2="5.859cm">
            <text:p/>
          </draw:line>
          <draw:line draw:style-name="gr4" draw:layer="layout" svg:x1="7.015cm" svg:y1="5.979cm" svg:x2="6.927cm" svg:y2="5.979cm">
            <text:p/>
          </draw:line>
          <draw:polyline draw:style-name="gr4" draw:layer="layout" svg:width="0.045cm" svg:height="0.165cm" svg:x="10.644cm" svg:y="9.973cm" svg:viewBox="0 0 46 166" draw:points="46,0 0,111 46,166">
            <text:p/>
          </draw:polyline>
          <draw:line draw:style-name="gr4" draw:layer="layout" svg:x1="11.323cm" svg:y1="10.328cm" svg:x2="11.367cm" svg:y2="10.354cm">
            <text:p/>
          </draw:line>
          <draw:line draw:style-name="gr4" draw:layer="layout" svg:x1="11.324cm" svg:y1="10.328cm" svg:x2="11.303cm" svg:y2="10.357cm">
            <text:p/>
          </draw:line>
          <draw:line draw:style-name="gr4" draw:layer="layout" svg:x1="11.367cm" svg:y1="10.357cm" svg:x2="11.411cm" svg:y2="10.418cm">
            <text:p/>
          </draw:line>
          <draw:line draw:style-name="gr4" draw:layer="layout" svg:x1="11.306cm" svg:y1="10.418cm" svg:x2="11.303cm" svg:y2="10.357cm">
            <text:p/>
          </draw:line>
          <draw:line draw:style-name="gr4" draw:layer="layout" svg:x1="11.367cm" svg:y1="10.355cm" svg:x2="11.367cm" svg:y2="10.357cm">
            <text:p/>
          </draw:line>
          <draw:line draw:style-name="gr4" draw:layer="layout" svg:x1="11.381cm" svg:y1="10.38cm" svg:x2="11.436cm" svg:y2="10.418cm">
            <text:p/>
          </draw:line>
          <draw:line draw:style-name="gr4" draw:layer="layout" svg:x1="11.256cm" svg:y1="10.378cm" svg:x2="11.253cm" svg:y2="10.372cm">
            <text:p/>
          </draw:line>
          <draw:line draw:style-name="gr4" draw:layer="layout" svg:x1="11.256cm" svg:y1="10.378cm" svg:x2="11.27cm" svg:y2="10.419cm">
            <text:p/>
          </draw:line>
          <draw:line draw:style-name="gr4" draw:layer="layout" svg:x1="11.201cm" svg:y1="10.416cm" svg:x2="11.198cm" svg:y2="10.418cm">
            <text:p/>
          </draw:line>
          <draw:polyline draw:style-name="gr4" draw:layer="layout" svg:width="0.046cm" svg:height="0.045cm" svg:x="11.253cm" svg:y="10.372cm" svg:viewBox="0 0 47 46" draw:points="0,0 6,0 47,46">
            <text:p/>
          </draw:polyline>
          <draw:line draw:style-name="gr4" draw:layer="layout" svg:x1="11.075cm" svg:y1="10.051cm" svg:x2="11.072cm" svg:y2="10.051cm">
            <text:p/>
          </draw:line>
          <draw:line draw:style-name="gr4" draw:layer="layout" svg:x1="11.075cm" svg:y1="10.051cm" svg:x2="11.098cm" svg:y2="10.059cm">
            <text:p/>
          </draw:line>
          <draw:line draw:style-name="gr4" draw:layer="layout" svg:x1="11.121cm" svg:y1="10.074cm" svg:x2="11.119cm" svg:y2="10.083cm">
            <text:p/>
          </draw:line>
          <draw:polyline draw:style-name="gr4" draw:layer="layout" svg:width="0.045cm" svg:height="0.022cm" svg:x="11.075cm" svg:y="10.051cm" svg:viewBox="0 0 46 23" draw:points="46,23 46,0 0,0">
            <text:p/>
          </draw:polyline>
          <draw:line draw:style-name="gr4" draw:layer="layout" svg:x1="11.122cm" svg:y1="10.051cm" svg:x2="11.072cm" svg:y2="9.996cm">
            <text:p/>
          </draw:line>
          <draw:line draw:style-name="gr4" draw:layer="layout" svg:x1="11.075cm" svg:y1="10.051cm" svg:x2="11.072cm" svg:y2="10.051cm">
            <text:p/>
          </draw:line>
          <draw:line draw:style-name="gr4" draw:layer="layout" svg:x1="11.098cm" svg:y1="10.06cm" svg:x2="11.367cm" svg:y2="10.355cm">
            <text:p/>
          </draw:line>
          <draw:polyline draw:style-name="gr4" draw:layer="layout" svg:width="0.051cm" svg:height="0.043cm" svg:x="11.201cm" svg:y="10.372cm" svg:viewBox="0 0 52 44" draw:points="52,0 26,21 0,44">
            <text:p/>
          </draw:polyline>
          <draw:line draw:style-name="gr4" draw:layer="layout" svg:x1="6.499cm" svg:y1="5.469cm" svg:x2="6.482cm" svg:y2="5.445cm">
            <text:p/>
          </draw:line>
          <draw:line draw:style-name="gr4" draw:layer="layout" svg:x1="6.484cm" svg:y1="5.449cm" svg:x2="6.493cm" svg:y2="5.451cm">
            <text:p/>
          </draw:line>
          <draw:polyline draw:style-name="gr4" draw:layer="layout" svg:width="0.244cm" svg:height="0.177cm" svg:x="6.239cm" svg:y="5.271cm" svg:viewBox="0 0 245 178" draw:points="245,178 163,119 0,0">
            <text:p/>
          </draw:polyline>
          <draw:line draw:style-name="gr4" draw:layer="layout" svg:x1="6.493cm" svg:y1="5.451cm" svg:x2="6.495cm" svg:y2="5.451cm">
            <text:p/>
          </draw:line>
          <draw:polyline draw:style-name="gr4" draw:layer="layout" svg:width="0.147cm" svg:height="0.112cm" svg:x="6.989cm" svg:y="5.536cm" svg:viewBox="0 0 148 113" draw:points="0,0 46,0 148,113">
            <text:p/>
          </draw:polyline>
          <draw:polyline draw:style-name="gr4" draw:layer="layout" svg:width="0.102cm" svg:height="0.112cm" svg:x="6.942cm" svg:y="5.536cm" svg:viewBox="0 0 103 113" draw:points="103,113 0,0 47,0">
            <text:p/>
          </draw:polyline>
          <draw:line draw:style-name="gr4" draw:layer="layout" svg:x1="6.744cm" svg:y1="5.773cm" svg:x2="6.847cm" svg:y2="5.886cm">
            <text:p/>
          </draw:line>
          <draw:line draw:style-name="gr4" draw:layer="layout" svg:x1="6.86cm" svg:y1="5.821cm" svg:x2="6.896cm" svg:y2="5.769cm">
            <text:p/>
          </draw:line>
          <draw:line draw:style-name="gr4" draw:layer="layout" svg:x1="6.898cm" svg:y1="5.766cm" svg:x2="6.948cm" svg:y2="5.716cm">
            <text:p/>
          </draw:line>
          <draw:line draw:style-name="gr4" draw:layer="layout" svg:x1="7.007cm" svg:y1="5.67cm" svg:x2="7.042cm" svg:y2="5.649cm">
            <text:p/>
          </draw:line>
          <draw:line draw:style-name="gr4" draw:layer="layout" svg:x1="6.846cm" svg:y1="5.865cm" svg:x2="6.846cm" svg:y2="5.886cm">
            <text:p/>
          </draw:line>
          <draw:polyline draw:style-name="gr4" draw:layer="layout" svg:width="0.092cm" svg:height="0cm" svg:x="7.045cm" svg:y="5.649cm" svg:viewBox="0 0 93 0" draw:points="0,0 46,0 93,0">
            <text:p/>
          </draw:polyline>
          <draw:line draw:style-name="gr4" draw:layer="layout" svg:x1="6.239cm" svg:y1="5.27cm" svg:x2="6.201cm" svg:y2="5.238cm">
            <text:p/>
          </draw:line>
          <draw:line draw:style-name="gr4" draw:layer="layout" svg:x1="6.633cm" svg:y1="5.267cm" svg:x2="6.642cm" svg:y2="5.273cm">
            <text:p/>
          </draw:line>
          <draw:polyline draw:style-name="gr4" draw:layer="layout" svg:width="0.217cm" svg:height="0.156cm" svg:x="6.415cm" svg:y="5.11cm" svg:viewBox="0 0 218 157" draw:points="218,157 136,102 0,0">
            <text:p/>
          </draw:polyline>
          <draw:polyline draw:style-name="gr4" draw:layer="layout" svg:width="0.139cm" svg:height="0.037cm" svg:x="6.598cm" svg:y="5.221cm" svg:viewBox="0 0 140 38" draw:points="0,0 84,26 140,38">
            <text:p/>
          </draw:polyline>
          <draw:line draw:style-name="gr4" draw:layer="layout" svg:x1="6.744cm" svg:y1="5.247cm" svg:x2="6.709cm" svg:y2="5.221cm">
            <text:p/>
          </draw:line>
          <draw:line draw:style-name="gr4" draw:layer="layout" svg:x1="6.744cm" svg:y1="5.248cm" svg:x2="6.738cm" svg:y2="5.26cm">
            <text:p/>
          </draw:line>
          <draw:line draw:style-name="gr4" draw:layer="layout" svg:x1="6.644cm" svg:y1="5.273cm" svg:x2="6.642cm" svg:y2="5.273cm">
            <text:p/>
          </draw:line>
          <draw:line draw:style-name="gr4" draw:layer="layout" svg:x1="6.644cm" svg:y1="5.273cm" svg:x2="6.598cm" svg:y2="5.221cm">
            <text:p/>
          </draw:line>
          <draw:line draw:style-name="gr4" draw:layer="layout" svg:x1="6.738cm" svg:y1="5.212cm" svg:x2="6.688cm" svg:y2="5.101cm">
            <text:p/>
          </draw:line>
          <draw:line draw:style-name="gr4" draw:layer="layout" svg:x1="6.738cm" svg:y1="5.212cm" svg:x2="6.755cm" svg:y2="5.259cm">
            <text:p/>
          </draw:line>
          <draw:line draw:style-name="gr4" draw:layer="layout" svg:x1="6.709cm" svg:y1="5.221cm" svg:x2="6.598cm" svg:y2="5.221cm">
            <text:p/>
          </draw:line>
          <draw:line draw:style-name="gr4" draw:layer="layout" svg:x1="6.499cm" svg:y1="5.469cm" svg:x2="6.744cm" svg:y2="5.74cm">
            <text:p/>
          </draw:line>
          <draw:line draw:style-name="gr4" draw:layer="layout" svg:x1="7.004cm" svg:y1="5.537cm" svg:x2="6.744cm" svg:y2="5.248cm">
            <text:p/>
          </draw:line>
          <draw:polyline draw:style-name="gr4" draw:layer="layout" svg:width="0.2cm" svg:height="0.235cm" svg:x="6.741cm" svg:y="5.536cm" svg:viewBox="0 0 201 236" draw:points="201,0 163,20 122,50 88,82 52,117 26,155 8,187 0,216 2,236">
            <text:p/>
          </draw:polyline>
          <draw:polyline draw:style-name="gr4" draw:layer="layout" svg:width="0.058cm" svg:height="0.045cm" svg:x="6.948cm" svg:y="5.67cm" svg:viewBox="0 0 59 46" draw:points="59,0 29,23 0,46">
            <text:p/>
          </draw:polyline>
          <draw:polyline draw:style-name="gr4" draw:layer="layout" svg:width="0.013cm" svg:height="0.043cm" svg:x="6.846cm" svg:y="5.821cm" svg:viewBox="0 0 14 44" draw:points="14,0 6,24 0,44">
            <text:p/>
          </draw:polyline>
          <draw:polyline draw:style-name="gr4" draw:layer="layout" svg:width="0.148cm" svg:height="0.177cm" svg:x="6.493cm" svg:y="5.273cm" svg:viewBox="0 0 149 178" draw:points="149,0 111,26 76,55 46,91 23,122 6,152 0,178">
            <text:p/>
          </draw:polyline>
          <draw:polyline draw:style-name="gr4" draw:layer="layout" svg:width="0.148cm" svg:height="0.177cm" svg:x="6.496cm" svg:y="5.273cm" svg:viewBox="0 0 149 178" draw:points="149,0 114,26 79,55 47,91 24,122 6,152 0,178">
            <text:p/>
          </draw:polyline>
          <draw:line draw:style-name="gr4" draw:layer="layout" svg:x1="8.322cm" svg:y1="1.193cm" svg:x2="7.931cm" svg:y2="1.193cm">
            <text:p/>
          </draw:line>
          <draw:line draw:style-name="gr4" draw:layer="layout" svg:x1="8.345cm" svg:y1="1.216cm" svg:x2="8.345cm" svg:y2="1.441cm">
            <text:p/>
          </draw:line>
          <draw:line draw:style-name="gr4" draw:layer="layout" svg:x1="7.89cm" svg:y1="1.441cm" svg:x2="7.89cm" svg:y2="1.216cm">
            <text:p/>
          </draw:line>
          <draw:line draw:style-name="gr4" draw:layer="layout" svg:x1="7.904cm" svg:y1="1.195cm" svg:x2="7.93cm" svg:y2="1.193cm">
            <text:p/>
          </draw:line>
          <draw:line draw:style-name="gr4" draw:layer="layout" svg:x1="7.905cm" svg:y1="1.195cm" svg:x2="7.893cm" svg:y2="1.207cm">
            <text:p/>
          </draw:line>
          <draw:polyline draw:style-name="gr4" draw:layer="layout" svg:width="0.022cm" svg:height="0.014cm" svg:x="8.322cm" svg:y="1.193cm" svg:viewBox="0 0 23 15" draw:points="0,0 12,2 23,15">
            <text:p/>
          </draw:polyline>
          <draw:line draw:style-name="gr4" draw:layer="layout" svg:x1="7.892cm" svg:y1="1.208cm" svg:x2="7.89cm" svg:y2="1.216cm">
            <text:p/>
          </draw:line>
          <draw:line draw:style-name="gr4" draw:layer="layout" svg:x1="8.345cm" svg:y1="1.208cm" svg:x2="8.345cm" svg:y2="1.216cm">
            <text:p/>
          </draw:line>
          <draw:line draw:style-name="gr4" draw:layer="layout" svg:x1="7.742cm" svg:y1="1.193cm" svg:x2="7.354cm" svg:y2="1.193cm">
            <text:p/>
          </draw:line>
          <draw:line draw:style-name="gr4" draw:layer="layout" svg:x1="7.767cm" svg:y1="1.216cm" svg:x2="7.767cm" svg:y2="1.441cm">
            <text:p/>
          </draw:line>
          <draw:line draw:style-name="gr4" draw:layer="layout" svg:x1="7.312cm" svg:y1="1.441cm" svg:x2="7.312cm" svg:y2="1.216cm">
            <text:p/>
          </draw:line>
          <draw:line draw:style-name="gr4" draw:layer="layout" svg:x1="7.324cm" svg:y1="1.195cm" svg:x2="7.354cm" svg:y2="1.193cm">
            <text:p/>
          </draw:line>
          <draw:line draw:style-name="gr4" draw:layer="layout" svg:x1="7.324cm" svg:y1="1.195cm" svg:x2="7.312cm" svg:y2="1.207cm">
            <text:p/>
          </draw:line>
          <draw:polyline draw:style-name="gr4" draw:layer="layout" svg:width="0.022cm" svg:height="0.014cm" svg:x="7.742cm" svg:y="1.193cm" svg:viewBox="0 0 23 15" draw:points="0,0 12,2 23,15">
            <text:p/>
          </draw:polyline>
          <draw:line draw:style-name="gr4" draw:layer="layout" svg:x1="7.312cm" svg:y1="1.208cm" svg:x2="7.312cm" svg:y2="1.216cm">
            <text:p/>
          </draw:line>
          <draw:line draw:style-name="gr4" draw:layer="layout" svg:x1="7.765cm" svg:y1="1.208cm" svg:x2="7.767cm" svg:y2="1.216cm">
            <text:p/>
          </draw:line>
          <draw:line draw:style-name="gr4" draw:layer="layout" svg:x1="8.955cm" svg:y1="3.425cm" svg:x2="8.596cm" svg:y2="3.839cm">
            <text:p/>
          </draw:line>
          <draw:line draw:style-name="gr4" draw:layer="layout" svg:x1="8.607cm" svg:y1="3.425cm" svg:x2="8.954cm" svg:y2="3.425cm">
            <text:p/>
          </draw:line>
          <draw:line draw:style-name="gr4" draw:layer="layout" svg:x1="8.678cm" svg:y1="3.839cm" svg:x2="8.596cm" svg:y2="3.839cm">
            <text:p/>
          </draw:line>
          <draw:line draw:style-name="gr4" draw:layer="layout" svg:x1="8.678cm" svg:y1="3.838cm" svg:x2="9.145cm" svg:y2="3.301cm">
            <text:p/>
          </draw:line>
          <draw:line draw:style-name="gr4" draw:layer="layout" svg:x1="8.284cm" svg:y1="3.839cm" svg:x2="8.202cm" svg:y2="3.839cm">
            <text:p/>
          </draw:line>
          <draw:line draw:style-name="gr4" draw:layer="layout" svg:x1="8.345cm" svg:y1="3.839cm" svg:x2="8.596cm" svg:y2="3.839cm">
            <text:p/>
          </draw:line>
          <draw:line draw:style-name="gr4" draw:layer="layout" svg:x1="8.607cm" svg:y1="3.302cm" svg:x2="7.904cm" svg:y2="2.488cm">
            <text:p/>
          </draw:line>
          <draw:polyline draw:style-name="gr4" draw:layer="layout" svg:width="0.25cm" svg:height="0.288cm" svg:x="8.357cm" svg:y="3.135cm" svg:viewBox="0 0 251 289" draw:points="251,166 251,289 0,0">
            <text:p/>
          </draw:polyline>
          <draw:line draw:style-name="gr4" draw:layer="layout" svg:x1="8.607cm" svg:y1="3.301cm" svg:x2="9.144cm" svg:y2="3.301cm">
            <text:p/>
          </draw:line>
          <draw:line draw:style-name="gr4" draw:layer="layout" svg:x1="6.472cm" svg:y1="2.117cm" svg:x2="6.472cm" svg:y2="1.936cm">
            <text:p/>
          </draw:line>
          <draw:polyline draw:style-name="gr4" draw:layer="layout" svg:width="0.134cm" svg:height="0.04cm" svg:x="6.816cm" svg:y="2.488cm" svg:viewBox="0 0 135 41" draw:points="0,0 135,0 99,38 99,41">
            <text:p/>
          </draw:polyline>
          <draw:polyline draw:style-name="gr4" draw:layer="layout" svg:width="0.477cm" svg:height="0.55cm" svg:x="7.427cm" svg:y="1.936cm" svg:viewBox="0 0 478 551" draw:points="0,551 478,551 478,0">
            <text:p/>
          </draw:polyline>
          <draw:line draw:style-name="gr4" draw:layer="layout" svg:x1="7.526cm" svg:y1="2.526cm" svg:x2="7.427cm" svg:y2="2.488cm">
            <text:p/>
          </draw:line>
          <draw:polyline draw:style-name="gr4" draw:layer="layout" svg:width="0.83cm" svg:height="0.608cm" svg:x="7.526cm" svg:y="2.526cm" svg:viewBox="0 0 831 609" draw:points="0,0 178,88 356,195 531,324 691,464 831,609">
            <text:p/>
          </draw:polyline>
          <draw:line draw:style-name="gr4" draw:layer="layout" svg:x1="9.145cm" svg:y1="3.301cm" svg:x2="9.145cm" svg:y2="1.936cm">
            <text:p/>
          </draw:line>
          <draw:polyline draw:style-name="gr4" draw:layer="layout" svg:width="0.474cm" svg:height="0.054cm" svg:x="6.951cm" svg:y="2.432cm" svg:viewBox="0 0 475 55" draw:points="475,55 399,26 317,6 236,0 155,6 75,26 0,55">
            <text:p/>
          </draw:polyline>
          <draw:line draw:style-name="gr4" draw:layer="layout" svg:x1="6.871cm" svg:y1="2.698cm" svg:x2="6.773cm" svg:y2="2.698cm">
            <text:p/>
          </draw:line>
          <draw:line draw:style-name="gr4" draw:layer="layout" svg:x1="6.755cm" svg:y1="2.697cm" svg:x2="6.755cm" svg:y2="2.117cm">
            <text:p/>
          </draw:line>
          <draw:line draw:style-name="gr4" draw:layer="layout" svg:x1="6.816cm" svg:y1="2.117cm" svg:x2="6.816cm" svg:y2="2.697cm">
            <text:p/>
          </draw:line>
          <draw:polyline draw:style-name="gr4" draw:layer="layout" svg:width="0.635cm" svg:height="0cm" svg:x="6.181cm" svg:y="2.117cm" svg:viewBox="0 0 636 0" draw:points="636,0 575,0 0,0">
            <text:p/>
          </draw:polyline>
          <draw:line draw:style-name="gr4" draw:layer="layout" svg:x1="6.09cm" svg:y1="2.698cm" svg:x2="6.773cm" svg:y2="2.698cm">
            <text:p/>
          </draw:line>
          <draw:line draw:style-name="gr4" draw:layer="layout" svg:x1="6.181cm" svg:y1="2.697cm" svg:x2="6.181cm" svg:y2="2.117cm">
            <text:p/>
          </draw:line>
          <draw:polyline draw:style-name="gr4" draw:layer="layout" svg:width="0.635cm" svg:height="1.099cm" svg:x="6.432cm" svg:y="2.698cm" svg:viewBox="0 0 636 1100" draw:points="0,1100 99,1100 172,1094 245,1076 312,1048 376,1010 437,960 489,905 557,802 604,689 630,566 636,437 615,313 577,196 516,91 440,0">
            <text:p/>
          </draw:polyline>
          <draw:polyline draw:style-name="gr4" draw:layer="layout" svg:width="1.072cm" svg:height="1.099cm" svg:x="5.895cm" svg:y="2.698cm" svg:viewBox="0 0 1073 1100" draw:points="195,0 119,91 58,196 17,313 0,437 6,566 31,689 79,802 146,905 198,960 256,1010 323,1048 390,1076 464,1094 537,1100 609,1094 682,1076 749,1048 814,1010 875,960 927,905 995,802 1041,689 1067,566 1073,437 1053,313 1014,196 953,91 878,0">
            <text:p/>
          </draw:polyline>
          <draw:line draw:style-name="gr4" draw:layer="layout" svg:x1="6.904cm" svg:y1="3.824cm" svg:x2="7.024cm" svg:y2="3.839cm">
            <text:p/>
          </draw:line>
          <draw:line draw:style-name="gr4" draw:layer="layout" svg:x1="6.831cm" svg:y1="2.558cm" svg:x2="6.904cm" svg:y2="2.529cm">
            <text:p/>
          </draw:line>
          <draw:line draw:style-name="gr4" draw:layer="layout" svg:x1="6.831cm" svg:y1="3.797cm" svg:x2="6.904cm" svg:y2="3.823cm">
            <text:p/>
          </draw:line>
          <draw:line draw:style-name="gr4" draw:layer="layout" svg:x1="8.243cm" svg:y1="3.833cm" svg:x2="8.284cm" svg:y2="3.839cm">
            <text:p/>
          </draw:line>
          <draw:line draw:style-name="gr4" draw:layer="layout" svg:x1="8.78cm" svg:y1="3.509cm" svg:x2="8.811cm" svg:y2="3.425cm">
            <text:p/>
          </draw:line>
          <draw:line draw:style-name="gr4" draw:layer="layout" svg:x1="8.754cm" svg:y1="3.425cm" svg:x2="8.733cm" svg:y2="3.477cm">
            <text:p/>
          </draw:line>
          <draw:line draw:style-name="gr4" draw:layer="layout" svg:x1="8.59cm" svg:y1="3.66cm" svg:x2="8.582cm" svg:y2="3.666cm">
            <text:p/>
          </draw:line>
          <draw:line draw:style-name="gr4" draw:layer="layout" svg:x1="8.141cm" svg:y1="2.972cm" svg:x2="8.118cm" svg:y2="2.902cm">
            <text:p/>
          </draw:line>
          <draw:polyline draw:style-name="gr4" draw:layer="layout" svg:width="0.15cm" svg:height="0.125cm" svg:x="8.086cm" svg:y="3.465cm" svg:viewBox="0 0 151 126" draw:points="26,0 12,44 9,50 0,84 0,90 0,103 3,117 6,120 12,122 21,126 23,126 35,122 46,120 50,117 73,103 88,90 93,84 126,50 126,46 128,44 151,0">
            <text:p/>
          </draw:polyline>
          <draw:line draw:style-name="gr4" draw:layer="layout" svg:x1="8.841cm" svg:y1="3.509cm" svg:x2="8.873cm" svg:y2="3.425cm">
            <text:p/>
          </draw:line>
          <draw:line draw:style-name="gr4" draw:layer="layout" svg:x1="8.257cm" svg:y1="3.177cm" svg:x2="8.231cm" svg:y2="3.005cm">
            <text:p/>
          </draw:line>
          <draw:line draw:style-name="gr4" draw:layer="layout" svg:x1="8.097cm" svg:y1="3.576cm" svg:x2="8.091cm" svg:y2="3.582cm">
            <text:p/>
          </draw:line>
          <draw:polyline draw:style-name="gr4" draw:layer="layout" svg:width="0.098cm" svg:height="0.11cm" svg:x="8.097cm" svg:y="3.465cm" svg:viewBox="0 0 99 111" draw:points="0,111 15,103 32,90 38,84 70,50 73,46 99,0">
            <text:p/>
          </draw:polyline>
          <draw:line draw:style-name="gr4" draw:layer="layout" svg:x1="8.091cm" svg:y1="3.582cm" svg:x2="8.089cm" svg:y2="3.582cm">
            <text:p/>
          </draw:line>
          <draw:line draw:style-name="gr4" draw:layer="layout" svg:x1="8.698cm" svg:y1="3.509cm" svg:x2="8.73cm" svg:y2="3.425cm">
            <text:p/>
          </draw:line>
          <draw:line draw:style-name="gr4" draw:layer="layout" svg:x1="8.29cm" svg:y1="3.11cm" svg:x2="8.281cm" svg:y2="3.057cm">
            <text:p/>
          </draw:line>
          <draw:line draw:style-name="gr4" draw:layer="layout" svg:x1="8.284cm" svg:y1="3.839cm" svg:x2="8.345cm" svg:y2="3.839cm">
            <text:p/>
          </draw:line>
          <draw:line draw:style-name="gr4" draw:layer="layout" svg:x1="8.202cm" svg:y1="3.839cm" svg:x2="7.024cm" svg:y2="3.839cm">
            <text:p/>
          </draw:line>
          <draw:line draw:style-name="gr4" draw:layer="layout" svg:x1="7.024cm" svg:y1="2.514cm" svg:x2="7.496cm" svg:y2="2.514cm">
            <text:p/>
          </draw:line>
          <draw:polyline draw:style-name="gr4" draw:layer="layout" svg:width="0.594cm" svg:height="1.233cm" svg:x="6.965cm" svg:y="2.561cm" svg:viewBox="0 0 595 1234" draw:points="0,1234 103,1234 202,1214 295,1173 382,1112 456,1030 517,937 561,832 586,721 595,604 584,488 549,365 494,251 418,155 327,79 260,41 187,15 114,0">
            <text:p/>
          </draw:polyline>
          <draw:polyline draw:style-name="gr4" draw:layer="layout" svg:width="0.69cm" svg:height="0.865cm" svg:x="6.904cm" svg:y="2.514cm" svg:viewBox="0 0 691 866" draw:points="662,866 685,747 691,621 674,499 636,382 580,274 511,181 426,105 330,46 260,23 190,6 120,0 59,6 0,15">
            <text:p/>
          </draw:polyline>
          <draw:polyline draw:style-name="gr4" draw:layer="layout" svg:width="0.541cm" svg:height="0.457cm" svg:x="7.024cm" svg:y="3.381cm" svg:viewBox="0 0 542 458" draw:points="0,458 79,452 157,432 231,399 303,359 367,303 426,239 472,166 513,88 542,0">
            <text:p/>
          </draw:polyline>
          <draw:polyline draw:style-name="gr4" draw:layer="layout" svg:width="0.495cm" svg:height="0.329cm" svg:x="8.284cm" svg:y="3.509cm" svg:viewBox="0 0 496 330" draw:points="0,330 99,321 195,289 286,242 367,175 437,93 496,0">
            <text:p/>
          </draw:polyline>
          <draw:polyline draw:style-name="gr4" draw:layer="layout" svg:width="0.142cm" svg:height="0.183cm" svg:x="8.59cm" svg:y="3.477cm" svg:viewBox="0 0 143 184" draw:points="0,184 79,103 143,0">
            <text:p/>
          </draw:polyline>
          <draw:polyline draw:style-name="gr4" draw:layer="layout" svg:width="0.057cm" svg:height="0.492cm" svg:x="8.112cm" svg:y="2.972cm" svg:viewBox="0 0 58 493" draw:points="0,493 38,376 58,251 55,126 29,0">
            <text:p/>
          </draw:polyline>
          <draw:polyline draw:style-name="gr4" draw:layer="layout" svg:width="0.495cm" svg:height="0.329cm" svg:x="8.345cm" svg:y="3.509cm" svg:viewBox="0 0 496 330" draw:points="0,330 99,321 195,289 286,242 367,175 441,93 496,0">
            <text:p/>
          </draw:polyline>
          <draw:polyline draw:style-name="gr4" draw:layer="layout" svg:width="0.06cm" svg:height="0.288cm" svg:x="8.196cm" svg:y="3.176cm" svg:viewBox="0 0 61 289" draw:points="0,289 26,222 47,149 59,76 61,0">
            <text:p/>
          </draw:polyline>
          <draw:polyline draw:style-name="gr4" draw:layer="layout" svg:width="0.495cm" svg:height="0.329cm" svg:x="8.202cm" svg:y="3.509cm" svg:viewBox="0 0 496 330" draw:points="0,330 99,321 195,289 286,242 368,175 437,93 496,0">
            <text:p/>
          </draw:polyline>
          <draw:polyline draw:style-name="gr4" draw:layer="layout" svg:width="0.054cm" svg:height="0.355cm" svg:x="8.237cm" svg:y="3.11cm" svg:viewBox="0 0 55 356" draw:points="0,356 30,271 50,180 55,90 53,0">
            <text:p/>
          </draw:polyline>
          <draw:line draw:style-name="gr4" draw:layer="layout" svg:x1="6.612cm" svg:y1="3.797cm" svg:x2="6.615cm" svg:y2="3.797cm">
            <text:p/>
          </draw:line>
          <draw:line draw:style-name="gr4" draw:layer="layout" svg:x1="6.934cm" svg:y1="3.635cm" svg:x2="6.934cm" svg:y2="3.582cm">
            <text:p/>
          </draw:line>
          <draw:line draw:style-name="gr4" draw:layer="layout" svg:x1="6.934cm" svg:y1="2.77cm" svg:x2="6.934cm" svg:y2="2.718cm">
            <text:p/>
          </draw:line>
          <draw:line draw:style-name="gr4" draw:layer="layout" svg:x1="6.018cm" svg:y1="3.095cm" svg:x2="6.018cm" svg:y2="3.261cm">
            <text:p/>
          </draw:line>
          <draw:line draw:style-name="gr4" draw:layer="layout" svg:x1="6.032cm" svg:y1="3.261cm" svg:x2="6.032cm" svg:y2="3.095cm">
            <text:p/>
          </draw:line>
          <draw:line draw:style-name="gr4" draw:layer="layout" svg:x1="6.032cm" svg:y1="3.261cm" svg:x2="6.018cm" svg:y2="3.261cm">
            <text:p/>
          </draw:line>
          <draw:line draw:style-name="gr4" draw:layer="layout" svg:x1="6.764cm" svg:y1="3.261cm" svg:x2="6.764cm" svg:y2="3.095cm">
            <text:p/>
          </draw:line>
          <draw:line draw:style-name="gr4" draw:layer="layout" svg:x1="6.892cm" svg:y1="3.635cm" svg:x2="6.933cm" svg:y2="3.635cm">
            <text:p/>
          </draw:line>
          <draw:line draw:style-name="gr4" draw:layer="layout" svg:x1="6.779cm" svg:y1="3.261cm" svg:x2="6.764cm" svg:y2="3.261cm">
            <text:p/>
          </draw:line>
          <draw:polyline draw:style-name="gr4" draw:layer="layout" svg:width="0.014cm" svg:height="0.165cm" svg:x="6.764cm" svg:y="3.095cm" svg:viewBox="0 0 15 166" draw:points="15,166 15,0 0,0">
            <text:p/>
          </draw:polyline>
          <draw:line draw:style-name="gr4" draw:layer="layout" svg:x1="6.892cm" svg:y1="2.718cm" svg:x2="6.933cm" svg:y2="2.718cm">
            <text:p/>
          </draw:line>
          <draw:line draw:style-name="gr4" draw:layer="layout" svg:x1="6.88cm" svg:y1="2.64cm" svg:x2="6.816cm" svg:y2="2.608cm">
            <text:p/>
          </draw:line>
          <draw:line draw:style-name="gr4" draw:layer="layout" svg:x1="6.032cm" svg:y1="3.095cm" svg:x2="6.018cm" svg:y2="3.095cm">
            <text:p/>
          </draw:line>
          <draw:line draw:style-name="gr4" draw:layer="layout" svg:x1="6.816cm" svg:y1="2.654cm" svg:x2="6.866cm" svg:y2="2.698cm">
            <text:p/>
          </draw:line>
          <draw:line draw:style-name="gr4" draw:layer="layout" svg:x1="6.884cm" svg:y1="2.64cm" svg:x2="6.816cm" svg:y2="2.604cm">
            <text:p/>
          </draw:line>
          <draw:line draw:style-name="gr4" draw:layer="layout" svg:x1="6.615cm" svg:y1="3.797cm" svg:x2="7.023cm" svg:y2="3.797cm">
            <text:p/>
          </draw:line>
          <draw:line draw:style-name="gr4" draw:layer="layout" svg:x1="7.024cm" svg:y1="2.558cm" svg:x2="6.816cm" svg:y2="2.558cm">
            <text:p/>
          </draw:line>
          <draw:line draw:style-name="gr4" draw:layer="layout" svg:x1="6.612cm" svg:y1="3.797cm" svg:x2="6.531cm" svg:y2="3.797cm">
            <text:p/>
          </draw:line>
          <draw:polyline draw:style-name="gr4" draw:layer="layout" svg:width="0.536cm" svg:height="1.157cm" svg:x="6.612cm" svg:y="2.64cm" svg:viewBox="0 0 537 1158" draw:points="0,1158 76,1152 152,1131 228,1100 295,1056 356,1000 412,936 456,863 494,781 519,697 534,609 537,519 528,428 508,341 479,260 441,180 391,111 333,50 269,0">
            <text:p/>
          </draw:polyline>
          <draw:polyline draw:style-name="gr4" draw:layer="layout" svg:width="0.36cm" svg:height="0.162cm" svg:x="6.531cm" svg:y="3.635cm" svg:viewBox="0 0 361 163" draw:points="0,163 99,151 193,119 283,69 361,0">
            <text:p/>
          </draw:polyline>
          <draw:polyline draw:style-name="gr4" draw:layer="layout" svg:width="0.267cm" svg:height="0.664cm" svg:x="6.884cm" svg:y="2.64cm" svg:viewBox="0 0 268 665" draw:points="256,665 268,580 268,493 256,408 222,285 166,172 90,75 0,0">
            <text:p/>
          </draw:polyline>
          <draw:polyline draw:style-name="gr4" draw:layer="layout" svg:width="0.524cm" svg:height="0.492cm" svg:x="6.615cm" svg:y="3.305cm" svg:viewBox="0 0 525 493" draw:points="0,493 82,485 160,464 236,429 306,382 368,324 423,254 466,175 502,90 525,0">
            <text:p/>
          </draw:polyline>
          <draw:polyline draw:style-name="gr4" draw:layer="layout" svg:width="0.173cm" svg:height="0.915cm" svg:x="6.934cm" svg:y="2.718cm" svg:viewBox="0 0 174 916" draw:points="0,916 75,819 131,709 155,627 169,546 174,458 169,373 155,289 131,207 75,96 0,0">
            <text:p/>
          </draw:polyline>
          <draw:polyline draw:style-name="gr4" draw:layer="layout" svg:width="0.016cm" svg:height="0.066cm" svg:x="6.052cm" svg:y="3.144cm" svg:viewBox="0 0 17 67" draw:points="17,0 12,0 9,6 6,15 3,23 0,32 3,44 6,52 9,59 12,64 17,67">
            <text:p/>
          </draw:polyline>
          <draw:polyline draw:style-name="gr4" draw:layer="layout" svg:width="0.014cm" svg:height="0.066cm" svg:x="6.799cm" svg:y="3.144cm" svg:viewBox="0 0 15 67" draw:points="15,0 12,0 6,6 3,15 0,23 0,32 0,44 3,52 6,59 12,64 15,67">
            <text:p/>
          </draw:polyline>
          <draw:line draw:style-name="gr4" draw:layer="layout" svg:x1="6.892cm" svg:y1="2.718cm" svg:x2="6.89cm" svg:y2="2.715cm">
            <text:p/>
          </draw:line>
          <draw:line draw:style-name="gr4" draw:layer="layout" svg:x1="12.501cm" svg:y1="10.786cm" svg:x2="12.501cm" svg:y2="10.891cm">
            <text:p/>
          </draw:line>
          <draw:line draw:style-name="gr4" draw:layer="layout" svg:x1="12.501cm" svg:y1="10.786cm" svg:x2="12.501cm" svg:y2="10.643cm">
            <text:p/>
          </draw:line>
          <draw:line draw:style-name="gr4" draw:layer="layout" svg:x1="12.501cm" svg:y1="10.891cm" svg:x2="12.734cm" svg:y2="10.891cm">
            <text:p/>
          </draw:line>
          <draw:line draw:style-name="gr4" draw:layer="layout" svg:x1="12.734cm" svg:y1="10.643cm" svg:x2="12.501cm" svg:y2="10.643cm">
            <text:p/>
          </draw:line>
          <draw:polyline draw:style-name="gr4" draw:layer="layout" svg:width="0.232cm" svg:height="0.247cm" svg:x="12.501cm" svg:y="4.929cm" svg:viewBox="0 0 233 248" draw:points="0,248 0,146 0,0 233,0">
            <text:p/>
          </draw:polyline>
          <draw:polyline draw:style-name="gr4" draw:layer="layout" svg:width="0.463cm" svg:height="0.247cm" svg:x="12.271cm" svg:y="4.929cm" svg:viewBox="0 0 464 248" draw:points="464,248 231,248 231,146 231,0 0,0">
            <text:p/>
          </draw:polyline>
          <draw:line draw:style-name="gr4" draw:layer="layout" svg:x1="12.271cm" svg:y1="5.177cm" svg:x2="12.502cm" svg:y2="5.177cm">
            <text:p/>
          </draw:line>
          <draw:line draw:style-name="gr4" draw:layer="layout" svg:x1="12.024cm" svg:y1="10.891cm" svg:x2="11.79cm" svg:y2="10.891cm">
            <text:p/>
          </draw:line>
          <draw:line draw:style-name="gr4" draw:layer="layout" svg:x1="11.79cm" svg:y1="10.643cm" svg:x2="12.024cm" svg:y2="10.643cm">
            <text:p/>
          </draw:line>
          <draw:line draw:style-name="gr4" draw:layer="layout" svg:x1="12.983cm" svg:y1="10.891cm" svg:x2="13.214cm" svg:y2="10.891cm">
            <text:p/>
          </draw:line>
          <draw:line draw:style-name="gr4" draw:layer="layout" svg:x1="13.214cm" svg:y1="10.643cm" svg:x2="12.983cm" svg:y2="10.643cm">
            <text:p/>
          </draw:line>
          <draw:line draw:style-name="gr4" draw:layer="layout" svg:x1="12.983cm" svg:y1="4.929cm" svg:x2="13.214cm" svg:y2="4.929cm">
            <text:p/>
          </draw:line>
          <draw:line draw:style-name="gr4" draw:layer="layout" svg:x1="13.214cm" svg:y1="5.177cm" svg:x2="12.983cm" svg:y2="5.177cm">
            <text:p/>
          </draw:line>
          <draw:line draw:style-name="gr4" draw:layer="layout" svg:x1="12.024cm" svg:y1="4.929cm" svg:x2="11.79cm" svg:y2="4.929cm">
            <text:p/>
          </draw:line>
          <draw:line draw:style-name="gr4" draw:layer="layout" svg:x1="11.79cm" svg:y1="5.177cm" svg:x2="12.024cm" svg:y2="5.177cm">
            <text:p/>
          </draw:line>
          <draw:line draw:style-name="gr4" draw:layer="layout" svg:x1="12.679cm" svg:y1="2.684cm" svg:x2="12.627cm" svg:y2="2.669cm">
            <text:p/>
          </draw:line>
          <draw:polyline draw:style-name="gr4" draw:layer="layout" svg:width="0.051cm" svg:height="0.043cm" svg:x="12.627cm" svg:y="2.684cm" svg:viewBox="0 0 52 44" draw:points="0,44 52,29 52,0">
            <text:p/>
          </draw:polyline>
          <draw:polyline draw:style-name="gr4" draw:layer="layout" svg:width="0.054cm" svg:height="0.043cm" svg:x="12.572cm" svg:y="2.669cm" svg:viewBox="0 0 55 44" draw:points="55,0 0,15 0,44">
            <text:p/>
          </draw:polyline>
          <draw:line draw:style-name="gr4" draw:layer="layout" svg:x1="12.627cm" svg:y1="2.728cm" svg:x2="12.627cm" svg:y2="2.669cm">
            <text:p/>
          </draw:line>
          <draw:line draw:style-name="gr4" draw:layer="layout" svg:x1="12.627cm" svg:y1="2.728cm" svg:x2="12.572cm" svg:y2="2.713cm">
            <text:p/>
          </draw:line>
          <draw:line draw:style-name="gr4" draw:layer="layout" svg:x1="12.7cm" svg:y1="2.678cm" svg:x2="12.715cm" svg:y2="2.69cm">
            <text:p/>
          </draw:line>
          <draw:line draw:style-name="gr4" draw:layer="layout" svg:x1="12.551cm" svg:y1="2.678cm" svg:x2="12.536cm" svg:y2="2.69cm">
            <text:p/>
          </draw:line>
          <draw:line draw:style-name="gr4" draw:layer="layout" svg:x1="12.522cm" svg:y1="2.713cm" svg:x2="12.522cm" svg:y2="2.736cm">
            <text:p/>
          </draw:line>
          <draw:line draw:style-name="gr4" draw:layer="layout" svg:x1="12.729cm" svg:y1="2.736cm" svg:x2="12.729cm" svg:y2="2.713cm">
            <text:p/>
          </draw:line>
          <draw:polyline draw:style-name="gr4" draw:layer="layout" svg:width="0.101cm" svg:height="0.068cm" svg:x="12.627cm" svg:y="2.689cm" svg:viewBox="0 0 102 69" draw:points="0,69 26,69 50,64 73,55 88,46 99,35 102,23 99,12 88,0">
            <text:p/>
          </draw:polyline>
          <draw:polyline draw:style-name="gr4" draw:layer="layout" svg:width="0.104cm" svg:height="0.068cm" svg:x="12.522cm" svg:y="2.689cm" svg:viewBox="0 0 105 69" draw:points="14,0 6,12 0,23 2,35 14,46 32,55 52,64 79,69 105,69">
            <text:p/>
          </draw:polyline>
          <draw:polyline draw:style-name="gr4" draw:layer="layout" svg:width="0.171cm" svg:height="0.078cm" svg:x="12.539cm" svg:y="2.66cm" svg:viewBox="0 0 172 79" draw:points="88,79 107,76 131,74 149,68 163,59 169,47 172,38 169,26 160,18 149,9 128,3 107,0 88,0 64,0 44,3 26,9 12,18 2,26 0,38 2,47 12,59 26,68 44,74 64,76 88,79">
            <text:p/>
          </draw:polyline>
          <draw:line draw:style-name="gr4" draw:layer="layout" svg:x1="10.883cm" svg:y1="5.296cm" svg:x2="10.944cm" svg:y2="5.322cm">
            <text:p/>
          </draw:line>
          <draw:line draw:style-name="gr4" draw:layer="layout" svg:x1="10.898cm" svg:y1="5.303cm" svg:x2="10.883cm" svg:y2="5.309cm">
            <text:p/>
          </draw:line>
          <draw:polyline draw:style-name="gr4" draw:layer="layout" svg:width="0.06cm" svg:height="0.075cm" svg:x="10.883cm" svg:y="5.323cm" svg:viewBox="0 0 61 76" draw:points="0,76 61,50 61,0">
            <text:p/>
          </draw:polyline>
          <draw:line draw:style-name="gr4" draw:layer="layout" svg:x1="10.737cm" svg:y1="5.294cm" svg:x2="10.725cm" svg:y2="5.335cm">
            <text:p/>
          </draw:line>
          <draw:line draw:style-name="gr4" draw:layer="layout" svg:x1="10.819cm" svg:y1="5.323cm" svg:x2="10.819cm" svg:y2="5.373cm">
            <text:p/>
          </draw:line>
          <draw:line draw:style-name="gr4" draw:layer="layout" svg:x1="10.819cm" svg:y1="5.322cm" svg:x2="10.883cm" svg:y2="5.296cm">
            <text:p/>
          </draw:line>
          <draw:line draw:style-name="gr4" draw:layer="layout" svg:x1="10.883cm" svg:y1="5.309cm" svg:x2="10.883cm" svg:y2="5.399cm">
            <text:p/>
          </draw:line>
          <draw:line draw:style-name="gr4" draw:layer="layout" svg:x1="10.882cm" svg:y1="5.309cm" svg:x2="10.865cm" svg:y2="5.303cm">
            <text:p/>
          </draw:line>
          <draw:line draw:style-name="gr4" draw:layer="layout" svg:x1="10.819cm" svg:y1="5.372cm" svg:x2="10.883cm" svg:y2="5.398cm">
            <text:p/>
          </draw:line>
          <draw:line draw:style-name="gr4" draw:layer="layout" svg:x1="10.737cm" svg:y1="5.378cm" svg:x2="10.725cm" svg:y2="5.334cm">
            <text:p/>
          </draw:line>
          <draw:polyline draw:style-name="gr4" draw:layer="layout" svg:width="0.299cm" svg:height="0.221cm" svg:x="10.737cm" svg:y="5.229cm" svg:viewBox="0 0 300 222" draw:points="0,149 0,152 35,190 88,213 146,222 201,213 254,190 289,152 289,149 300,105 300,0">
            <text:p/>
          </draw:polyline>
          <draw:line draw:style-name="gr4" draw:layer="layout" svg:x1="10.725cm" svg:y1="5.229cm" svg:x2="10.725cm" svg:y2="5.334cm">
            <text:p/>
          </draw:line>
          <draw:polyline draw:style-name="gr4" draw:layer="layout" svg:width="0.311cm" svg:height="0.11cm" svg:x="10.725cm" svg:y="5.119cm" svg:viewBox="0 0 312 111" draw:points="312,111 309,82 291,55 268,32 233,15 198,3 157,0 117,3 79,15 44,32 20,55 6,82 0,111">
            <text:p/>
          </draw:polyline>
          <draw:polyline draw:style-name="gr4" draw:layer="layout" svg:width="0.011cm" svg:height="0.04cm" svg:x="11.026cm" svg:y="5.294cm" svg:viewBox="0 0 12 41" draw:points="12,41 9,21 0,0">
            <text:p/>
          </draw:polyline>
          <draw:line draw:style-name="gr4" draw:layer="layout" svg:x1="14.124cm" svg:y1="5.296cm" svg:x2="14.185cm" svg:y2="5.322cm">
            <text:p/>
          </draw:line>
          <draw:line draw:style-name="gr4" draw:layer="layout" svg:x1="14.138cm" svg:y1="5.303cm" svg:x2="14.124cm" svg:y2="5.309cm">
            <text:p/>
          </draw:line>
          <draw:polyline draw:style-name="gr4" draw:layer="layout" svg:width="0.06cm" svg:height="0.075cm" svg:x="14.124cm" svg:y="5.323cm" svg:viewBox="0 0 61 76" draw:points="0,76 61,50 61,0">
            <text:p/>
          </draw:polyline>
          <draw:line draw:style-name="gr4" draw:layer="layout" svg:x1="13.978cm" svg:y1="5.294cm" svg:x2="13.966cm" svg:y2="5.335cm">
            <text:p/>
          </draw:line>
          <draw:line draw:style-name="gr4" draw:layer="layout" svg:x1="14.062cm" svg:y1="5.323cm" svg:x2="14.062cm" svg:y2="5.373cm">
            <text:p/>
          </draw:line>
          <draw:line draw:style-name="gr4" draw:layer="layout" svg:x1="14.062cm" svg:y1="5.322cm" svg:x2="14.124cm" svg:y2="5.296cm">
            <text:p/>
          </draw:line>
          <draw:line draw:style-name="gr4" draw:layer="layout" svg:x1="14.124cm" svg:y1="5.309cm" svg:x2="14.124cm" svg:y2="5.399cm">
            <text:p/>
          </draw:line>
          <draw:line draw:style-name="gr4" draw:layer="layout" svg:x1="14.123cm" svg:y1="5.309cm" svg:x2="14.105cm" svg:y2="5.303cm">
            <text:p/>
          </draw:line>
          <draw:line draw:style-name="gr4" draw:layer="layout" svg:x1="14.062cm" svg:y1="5.372cm" svg:x2="14.124cm" svg:y2="5.398cm">
            <text:p/>
          </draw:line>
          <draw:line draw:style-name="gr4" draw:layer="layout" svg:x1="14.266cm" svg:y1="5.378cm" svg:x2="14.281cm" svg:y2="5.334cm">
            <text:p/>
          </draw:line>
          <draw:polyline draw:style-name="gr4" draw:layer="layout" svg:width="0.288cm" svg:height="0.072cm" svg:x="13.977cm" svg:y="5.378cm" svg:viewBox="0 0 289 73" draw:points="289,0 289,3 254,41 204,64 146,73 88,64 38,41 0,3 0,0">
            <text:p/>
          </draw:polyline>
          <draw:line draw:style-name="gr4" draw:layer="layout" svg:x1="14.281cm" svg:y1="5.334cm" svg:x2="14.281cm" svg:y2="5.229cm">
            <text:p/>
          </draw:line>
          <draw:polyline draw:style-name="gr4" draw:layer="layout" svg:width="0.011cm" svg:height="0.148cm" svg:x="13.966cm" svg:y="5.229cm" svg:viewBox="0 0 12 149" draw:points="0,0 0,105 12,149">
            <text:p/>
          </draw:polyline>
          <draw:polyline draw:style-name="gr4" draw:layer="layout" svg:width="0.314cm" svg:height="0.11cm" svg:x="13.966cm" svg:y="5.119cm" svg:viewBox="0 0 315 111" draw:points="315,111 309,82 292,55 269,32 236,15 198,3 158,0 117,3 79,15 46,32 21,55 6,82 0,111">
            <text:p/>
          </draw:polyline>
          <draw:polyline draw:style-name="gr4" draw:layer="layout" svg:width="0.011cm" svg:height="0.04cm" svg:x="14.269cm" svg:y="5.294cm" svg:viewBox="0 0 12 41" draw:points="12,41 8,21 0,0">
            <text:p/>
          </draw:polyline>
          <draw:line draw:style-name="gr4" draw:layer="layout" svg:x1="14.124cm" svg:y1="11.016cm" svg:x2="14.185cm" svg:y2="11.042cm">
            <text:p/>
          </draw:line>
          <draw:line draw:style-name="gr4" draw:layer="layout" svg:x1="14.136cm" svg:y1="11.023cm" svg:x2="14.124cm" svg:y2="11.029cm">
            <text:p/>
          </draw:line>
          <draw:polyline draw:style-name="gr4" draw:layer="layout" svg:width="0.06cm" svg:height="0.072cm" svg:x="14.124cm" svg:y="11.043cm" svg:viewBox="0 0 61 73" draw:points="0,73 61,50 61,0">
            <text:p/>
          </draw:polyline>
          <draw:line draw:style-name="gr4" draw:layer="layout" svg:x1="13.978cm" svg:y1="11.014cm" svg:x2="13.966cm" svg:y2="11.055cm">
            <text:p/>
          </draw:line>
          <draw:line draw:style-name="gr4" draw:layer="layout" svg:x1="14.062cm" svg:y1="11.043cm" svg:x2="14.062cm" svg:y2="11.093cm">
            <text:p/>
          </draw:line>
          <draw:line draw:style-name="gr4" draw:layer="layout" svg:x1="14.062cm" svg:y1="11.042cm" svg:x2="14.124cm" svg:y2="11.016cm">
            <text:p/>
          </draw:line>
          <draw:line draw:style-name="gr4" draw:layer="layout" svg:x1="14.124cm" svg:y1="11.029cm" svg:x2="14.124cm" svg:y2="11.116cm">
            <text:p/>
          </draw:line>
          <draw:line draw:style-name="gr4" draw:layer="layout" svg:x1="14.123cm" svg:y1="11.029cm" svg:x2="14.111cm" svg:y2="11.023cm">
            <text:p/>
          </draw:line>
          <draw:line draw:style-name="gr4" draw:layer="layout" svg:x1="14.062cm" svg:y1="11.092cm" svg:x2="14.124cm" svg:y2="11.115cm">
            <text:p/>
          </draw:line>
          <draw:line draw:style-name="gr4" draw:layer="layout" svg:x1="14.269cm" svg:y1="11.095cm" svg:x2="14.281cm" svg:y2="11.054cm">
            <text:p/>
          </draw:line>
          <draw:polyline draw:style-name="gr4" draw:layer="layout" svg:width="0.291cm" svg:height="0.072cm" svg:x="13.977cm" svg:y="11.095cm" svg:viewBox="0 0 292 73" draw:points="292,0 289,2 289,6 254,41 204,64 146,73 88,64 38,41 0,6 0,0">
            <text:p/>
          </draw:polyline>
          <draw:line draw:style-name="gr4" draw:layer="layout" svg:x1="14.281cm" svg:y1="11.054cm" svg:x2="14.281cm" svg:y2="10.947cm">
            <text:p/>
          </draw:line>
          <draw:polyline draw:style-name="gr4" draw:layer="layout" svg:width="0.011cm" svg:height="0.148cm" svg:x="13.966cm" svg:y="10.947cm" svg:viewBox="0 0 12 149" draw:points="0,0 0,107 12,149">
            <text:p/>
          </draw:polyline>
          <draw:polyline draw:style-name="gr4" draw:layer="layout" svg:width="0.314cm" svg:height="0.107cm" svg:x="13.966cm" svg:y="10.838cm" svg:viewBox="0 0 315 108" draw:points="315,108 309,82 292,55 269,32 236,15 198,3 158,0 117,3 79,15 46,32 21,55 6,82 0,108">
            <text:p/>
          </draw:polyline>
          <draw:polyline draw:style-name="gr4" draw:layer="layout" svg:width="0.011cm" svg:height="0.04cm" svg:x="14.269cm" svg:y="11.014cm" svg:viewBox="0 0 12 41" draw:points="12,41 8,21 0,0">
            <text:p/>
          </draw:polyline>
          <draw:line draw:style-name="gr4" draw:layer="layout" svg:x1="12.501cm" svg:y1="10.786cm" svg:x2="12.501cm" svg:y2="10.891cm">
            <text:p/>
          </draw:line>
          <draw:line draw:style-name="gr4" draw:layer="layout" svg:x1="12.501cm" svg:y1="10.786cm" svg:x2="12.501cm" svg:y2="10.643cm">
            <text:p/>
          </draw:line>
          <draw:line draw:style-name="gr4" draw:layer="layout" svg:x1="12.502cm" svg:y1="10.891cm" svg:x2="12.271cm" svg:y2="10.891cm">
            <text:p/>
          </draw:line>
          <draw:line draw:style-name="gr4" draw:layer="layout" svg:x1="12.271cm" svg:y1="10.643cm" svg:x2="12.502cm" svg:y2="10.643cm">
            <text:p/>
          </draw:line>
          <draw:line draw:style-name="gr4" draw:layer="layout" svg:x1="10.944cm" svg:y1="11.042cm" svg:x2="10.883cm" svg:y2="11.016cm">
            <text:p/>
          </draw:line>
          <draw:line draw:style-name="gr4" draw:layer="layout" svg:x1="10.883cm" svg:y1="11.029cm" svg:x2="10.895cm" svg:y2="11.023cm">
            <text:p/>
          </draw:line>
          <draw:line draw:style-name="gr4" draw:layer="layout" svg:x1="10.944cm" svg:y1="11.092cm" svg:x2="10.883cm" svg:y2="11.115cm">
            <text:p/>
          </draw:line>
          <draw:line draw:style-name="gr4" draw:layer="layout" svg:x1="10.944cm" svg:y1="11.093cm" svg:x2="10.944cm" svg:y2="11.043cm">
            <text:p/>
          </draw:line>
          <draw:line draw:style-name="gr4" draw:layer="layout" svg:x1="10.737cm" svg:y1="11.014cm" svg:x2="10.725cm" svg:y2="11.055cm">
            <text:p/>
          </draw:line>
          <draw:line draw:style-name="gr4" draw:layer="layout" svg:x1="10.819cm" svg:y1="11.043cm" svg:x2="10.819cm" svg:y2="11.093cm">
            <text:p/>
          </draw:line>
          <draw:line draw:style-name="gr4" draw:layer="layout" svg:x1="10.819cm" svg:y1="11.042cm" svg:x2="10.883cm" svg:y2="11.016cm">
            <text:p/>
          </draw:line>
          <draw:line draw:style-name="gr4" draw:layer="layout" svg:x1="10.883cm" svg:y1="11.029cm" svg:x2="10.883cm" svg:y2="11.116cm">
            <text:p/>
          </draw:line>
          <draw:line draw:style-name="gr4" draw:layer="layout" svg:x1="10.883cm" svg:y1="11.029cm" svg:x2="10.871cm" svg:y2="11.023cm">
            <text:p/>
          </draw:line>
          <draw:line draw:style-name="gr4" draw:layer="layout" svg:x1="10.819cm" svg:y1="11.092cm" svg:x2="10.883cm" svg:y2="11.115cm">
            <text:p/>
          </draw:line>
          <draw:line draw:style-name="gr4" draw:layer="layout" svg:x1="10.737cm" svg:y1="11.095cm" svg:x2="10.725cm" svg:y2="11.054cm">
            <text:p/>
          </draw:line>
          <draw:polyline draw:style-name="gr4" draw:layer="layout" svg:width="0.299cm" svg:height="0.113cm" svg:x="10.737cm" svg:y="11.054cm" svg:viewBox="0 0 300 114" draw:points="0,41 0,47 35,82 88,105 146,114 201,105 254,82 289,47 289,44 289,41 300,0">
            <text:p/>
          </draw:polyline>
          <draw:line draw:style-name="gr4" draw:layer="layout" svg:x1="10.725cm" svg:y1="11.054cm" svg:x2="10.725cm" svg:y2="10.947cm">
            <text:p/>
          </draw:line>
          <draw:line draw:style-name="gr4" draw:layer="layout" svg:x1="11.037cm" svg:y1="10.947cm" svg:x2="11.037cm" svg:y2="11.054cm">
            <text:p/>
          </draw:line>
          <draw:polyline draw:style-name="gr4" draw:layer="layout" svg:width="0.311cm" svg:height="0.107cm" svg:x="10.725cm" svg:y="10.838cm" svg:viewBox="0 0 312 108" draw:points="312,108 309,82 291,55 268,32 233,15 198,3 157,0 117,3 79,15 44,32 20,55 6,82 0,108">
            <text:p/>
          </draw:polyline>
          <draw:polyline draw:style-name="gr4" draw:layer="layout" svg:width="0.011cm" svg:height="0.04cm" svg:x="11.026cm" svg:y="11.014cm" svg:viewBox="0 0 12 41" draw:points="12,41 9,21 0,0">
            <text:p/>
          </draw:polyline>
          <draw:line draw:style-name="gr4" draw:layer="layout" svg:x1="12.983cm" svg:y1="4.742cm" svg:x2="12.983cm" svg:y2="5.364cm">
            <text:p/>
          </draw:line>
          <draw:line draw:style-name="gr4" draw:layer="layout" svg:x1="12.735cm" svg:y1="5.13cm" svg:x2="12.735cm" svg:y2="4.807cm">
            <text:p/>
          </draw:line>
          <draw:line draw:style-name="gr4" draw:layer="layout" svg:x1="12.735cm" svg:y1="5.13cm" svg:x2="12.735cm" svg:y2="5.303cm">
            <text:p/>
          </draw:line>
          <draw:line draw:style-name="gr4" draw:layer="layout" svg:x1="12.735cm" svg:y1="4.807cm" svg:x2="12.75cm" svg:y2="4.807cm">
            <text:p/>
          </draw:line>
          <draw:line draw:style-name="gr4" draw:layer="layout" svg:x1="12.75cm" svg:y1="5.303cm" svg:x2="12.735cm" svg:y2="5.303cm">
            <text:p/>
          </draw:line>
          <draw:line draw:style-name="gr4" draw:layer="layout" svg:x1="12.916cm" svg:y1="5.364cm" svg:x2="12.983cm" svg:y2="5.364cm">
            <text:p/>
          </draw:line>
          <draw:line draw:style-name="gr4" draw:layer="layout" svg:x1="12.983cm" svg:y1="4.742cm" svg:x2="12.916cm" svg:y2="4.742cm">
            <text:p/>
          </draw:line>
          <draw:line draw:style-name="gr4" draw:layer="layout" svg:x1="12.271cm" svg:y1="4.807cm" svg:x2="12.271cm" svg:y2="5.303cm">
            <text:p/>
          </draw:line>
          <draw:line draw:style-name="gr4" draw:layer="layout" svg:x1="12.024cm" svg:y1="5.139cm" svg:x2="12.024cm" svg:y2="4.742cm">
            <text:p/>
          </draw:line>
          <draw:polyline draw:style-name="gr4" draw:layer="layout" svg:width="0.063cm" svg:height="0.224cm" svg:x="12.024cm" svg:y="5.139cm" svg:viewBox="0 0 64 225" draw:points="0,0 0,225 64,225">
            <text:p/>
          </draw:polyline>
          <draw:line draw:style-name="gr4" draw:layer="layout" svg:x1="12.088cm" svg:y1="4.742cm" svg:x2="12.024cm" svg:y2="4.742cm">
            <text:p/>
          </draw:line>
          <draw:line draw:style-name="gr4" draw:layer="layout" svg:x1="12.253cm" svg:y1="5.303cm" svg:x2="12.27cm" svg:y2="5.303cm">
            <text:p/>
          </draw:line>
          <draw:line draw:style-name="gr4" draw:layer="layout" svg:x1="12.27cm" svg:y1="4.807cm" svg:x2="12.253cm" svg:y2="4.807cm">
            <text:p/>
          </draw:line>
          <draw:line draw:style-name="gr4" draw:layer="layout" svg:x1="11.79cm" svg:y1="10.418cm" svg:x2="11.79cm" svg:y2="10.777cm">
            <text:p/>
          </draw:line>
          <draw:line draw:style-name="gr4" draw:layer="layout" svg:x1="11.46cm" svg:y1="10.716cm" svg:x2="11.46cm" svg:y2="10.477cm">
            <text:p/>
          </draw:line>
          <draw:polyline draw:style-name="gr4" draw:layer="layout" svg:width="0.78cm" svg:height="0.34cm" svg:x="11.008cm" svg:y="10.777cm" svg:viewBox="0 0 781 341" draw:points="781,0 781,341 0,341">
            <text:p/>
          </draw:polyline>
          <draw:line draw:style-name="gr4" draw:layer="layout" svg:x1="10.754cm" svg:y1="11.119cm" svg:x2="10.716cm" svg:y2="11.119cm">
            <text:p/>
          </draw:line>
          <draw:line draw:style-name="gr4" draw:layer="layout" svg:x1="11.049cm" svg:y1="10.418cm" svg:x2="11.79cm" svg:y2="10.418cm">
            <text:p/>
          </draw:line>
          <draw:line draw:style-name="gr4" draw:layer="layout" svg:x1="11.789cm" svg:y1="10.777cm" svg:x2="10.716cm" svg:y2="10.777cm">
            <text:p/>
          </draw:line>
          <draw:polyline draw:style-name="gr4" draw:layer="layout" svg:width="0.081cm" svg:height="0.057cm" svg:x="10.635cm" svg:y="10.775cm" svg:viewBox="0 0 82 58" draw:points="0,0 0,58 82,2">
            <text:p/>
          </draw:polyline>
          <draw:line draw:style-name="gr4" draw:layer="layout" svg:x1="10.635cm" svg:y1="11.063cm" svg:x2="10.717cm" svg:y2="11.118cm">
            <text:p/>
          </draw:line>
          <draw:line draw:style-name="gr4" draw:layer="layout" svg:x1="10.635cm" svg:y1="11.064cm" svg:x2="10.635cm" svg:y2="10.833cm">
            <text:p/>
          </draw:line>
          <draw:polyline draw:style-name="gr4" draw:layer="layout" svg:width="0.069cm" svg:height="0.075cm" svg:x="10.635cm" svg:y="10.424cm" svg:viewBox="0 0 70 76" draw:points="0,76 0,50 70,0">
            <text:p/>
          </draw:polyline>
          <draw:line draw:style-name="gr4" draw:layer="layout" svg:x1="10.716cm" svg:y1="10.716cm" svg:x2="10.716cm" svg:y2="10.777cm">
            <text:p/>
          </draw:line>
          <draw:line draw:style-name="gr4" draw:layer="layout" svg:x1="10.717cm" svg:y1="10.716cm" svg:x2="10.635cm" svg:y2="10.775cm">
            <text:p/>
          </draw:line>
          <draw:line draw:style-name="gr4" draw:layer="layout" svg:x1="11.107cm" svg:y1="10.477cm" svg:x2="11.46cm" svg:y2="10.477cm">
            <text:p/>
          </draw:line>
          <draw:line draw:style-name="gr4" draw:layer="layout" svg:x1="11.46cm" svg:y1="10.716cm" svg:x2="10.716cm" svg:y2="10.716cm">
            <text:p/>
          </draw:line>
          <draw:line draw:style-name="gr4" draw:layer="layout" svg:x1="13.542cm" svg:y1="10.716cm" svg:x2="13.542cm" svg:y2="10.477cm">
            <text:p/>
          </draw:line>
          <draw:polyline draw:style-name="gr4" draw:layer="layout" svg:width="0cm" svg:height="0.699cm" svg:x="13.213cm" svg:y="10.418cm" svg:viewBox="0 0 0 700" draw:points="0,0 0,359 0,700">
            <text:p/>
          </draw:polyline>
          <draw:line draw:style-name="gr4" draw:layer="layout" svg:x1="14.248cm" svg:y1="11.119cm" svg:x2="14.286cm" svg:y2="11.119cm">
            <text:p/>
          </draw:line>
          <draw:line draw:style-name="gr4" draw:layer="layout" svg:x1="13.998cm" svg:y1="11.119cm" svg:x2="13.213cm" svg:y2="11.119cm">
            <text:p/>
          </draw:line>
          <draw:line draw:style-name="gr4" draw:layer="layout" svg:x1="13.213cm" svg:y1="10.418cm" svg:x2="13.954cm" svg:y2="10.418cm">
            <text:p/>
          </draw:line>
          <draw:line draw:style-name="gr4" draw:layer="layout" svg:x1="14.286cm" svg:y1="10.777cm" svg:x2="13.213cm" svg:y2="10.777cm">
            <text:p/>
          </draw:line>
          <draw:polyline draw:style-name="gr4" draw:layer="layout" svg:width="0.083cm" svg:height="0.057cm" svg:x="14.286cm" svg:y="10.775cm" svg:viewBox="0 0 84 58" draw:points="0,2 84,58 84,0">
            <text:p/>
          </draw:polyline>
          <draw:line draw:style-name="gr4" draw:layer="layout" svg:x1="14.37cm" svg:y1="11.063cm" svg:x2="14.286cm" svg:y2="11.118cm">
            <text:p/>
          </draw:line>
          <draw:line draw:style-name="gr4" draw:layer="layout" svg:x1="14.371cm" svg:y1="11.064cm" svg:x2="14.371cm" svg:y2="10.833cm">
            <text:p/>
          </draw:line>
          <draw:line draw:style-name="gr4" draw:layer="layout" svg:x1="14.371cm" svg:y1="10.474cm" svg:x2="14.298cm" svg:y2="10.424cm">
            <text:p/>
          </draw:line>
          <draw:line draw:style-name="gr4" draw:layer="layout" svg:x1="14.371cm" svg:y1="10.474cm" svg:x2="14.371cm" svg:y2="10.5cm">
            <text:p/>
          </draw:line>
          <draw:line draw:style-name="gr4" draw:layer="layout" svg:x1="14.286cm" svg:y1="10.716cm" svg:x2="14.37cm" svg:y2="10.775cm">
            <text:p/>
          </draw:line>
          <draw:polyline draw:style-name="gr4" draw:layer="layout" svg:width="0.743cm" svg:height="0.06cm" svg:x="13.542cm" svg:y="10.716cm" svg:viewBox="0 0 744 61" draw:points="744,61 744,0 0,0">
            <text:p/>
          </draw:polyline>
          <draw:line draw:style-name="gr4" draw:layer="layout" svg:x1="13.542cm" svg:y1="10.477cm" svg:x2="13.895cm" svg:y2="10.477cm">
            <text:p/>
          </draw:line>
          <draw:line draw:style-name="gr4" draw:layer="layout" svg:x1="13.542cm" svg:y1="4.996cm" svg:x2="13.542cm" svg:y2="4.763cm">
            <text:p/>
          </draw:line>
          <draw:polyline draw:style-name="gr4" draw:layer="layout" svg:width="0cm" svg:height="0.702cm" svg:x="13.213cm" svg:y="4.702cm" svg:viewBox="0 0 0 703" draw:points="0,0 0,353 0,703">
            <text:p/>
          </draw:polyline>
          <draw:line draw:style-name="gr4" draw:layer="layout" svg:x1="13.213cm" svg:y1="5.055cm" svg:x2="14.286cm" svg:y2="5.055cm">
            <text:p/>
          </draw:line>
          <draw:line draw:style-name="gr4" draw:layer="layout" svg:x1="14.286cm" svg:y1="4.702cm" svg:x2="13.213cm" svg:y2="4.702cm">
            <text:p/>
          </draw:line>
          <draw:line draw:style-name="gr4" draw:layer="layout" svg:x1="14.243cm" svg:y1="5.405cm" svg:x2="14.287cm" svg:y2="5.405cm">
            <text:p/>
          </draw:line>
          <draw:line draw:style-name="gr4" draw:layer="layout" svg:x1="14cm" svg:y1="5.405cm" svg:x2="13.213cm" svg:y2="5.405cm">
            <text:p/>
          </draw:line>
          <draw:polyline draw:style-name="gr4" draw:layer="layout" svg:width="0.083cm" svg:height="0.057cm" svg:x="14.286cm" svg:y="5.055cm" svg:viewBox="0 0 84 58" draw:points="0,0 84,58 84,0">
            <text:p/>
          </draw:polyline>
          <draw:line draw:style-name="gr4" draw:layer="layout" svg:x1="14.37cm" svg:y1="5.346cm" svg:x2="14.286cm" svg:y2="5.405cm">
            <text:p/>
          </draw:line>
          <draw:line draw:style-name="gr4" draw:layer="layout" svg:x1="14.371cm" svg:y1="5.346cm" svg:x2="14.371cm" svg:y2="5.113cm">
            <text:p/>
          </draw:line>
          <draw:polyline draw:style-name="gr4" draw:layer="layout" svg:width="0.083cm" svg:height="0.057cm" svg:x="14.286cm" svg:y="4.702cm" svg:viewBox="0 0 84 58" draw:points="84,58 0,0 0,50">
            <text:p/>
          </draw:polyline>
          <draw:line draw:style-name="gr4" draw:layer="layout" svg:x1="14.371cm" svg:y1="4.76cm" svg:x2="14.371cm" svg:y2="4.798cm">
            <text:p/>
          </draw:line>
          <draw:line draw:style-name="gr4" draw:layer="layout" svg:x1="14.286cm" svg:y1="4.996cm" svg:x2="14.37cm" svg:y2="5.055cm">
            <text:p/>
          </draw:line>
          <draw:polyline draw:style-name="gr4" draw:layer="layout" svg:width="0.743cm" svg:height="0.058cm" svg:x="13.542cm" svg:y="4.996cm" svg:viewBox="0 0 744 59" draw:points="744,59 744,0 0,0">
            <text:p/>
          </draw:polyline>
          <draw:line draw:style-name="gr4" draw:layer="layout" svg:x1="13.542cm" svg:y1="4.763cm" svg:x2="13.931cm" svg:y2="4.763cm">
            <text:p/>
          </draw:line>
          <draw:line draw:style-name="gr4" draw:layer="layout" svg:x1="11.79cm" svg:y1="4.702cm" svg:x2="11.79cm" svg:y2="5.055cm">
            <text:p/>
          </draw:line>
          <draw:line draw:style-name="gr4" draw:layer="layout" svg:x1="11.46cm" svg:y1="4.996cm" svg:x2="11.46cm" svg:y2="4.763cm">
            <text:p/>
          </draw:line>
          <draw:line draw:style-name="gr4" draw:layer="layout" svg:x1="11.79cm" svg:y1="5.055cm" svg:x2="11.79cm" svg:y2="5.405cm">
            <text:p/>
          </draw:line>
          <draw:line draw:style-name="gr4" draw:layer="layout" svg:x1="11.789cm" svg:y1="5.055cm" svg:x2="10.716cm" svg:y2="5.055cm">
            <text:p/>
          </draw:line>
          <draw:line draw:style-name="gr4" draw:layer="layout" svg:x1="11.002cm" svg:y1="5.405cm" svg:x2="11.789cm" svg:y2="5.405cm">
            <text:p/>
          </draw:line>
          <draw:line draw:style-name="gr4" draw:layer="layout" svg:x1="10.76cm" svg:y1="5.405cm" svg:x2="10.716cm" svg:y2="5.405cm">
            <text:p/>
          </draw:line>
          <draw:line draw:style-name="gr4" draw:layer="layout" svg:x1="10.716cm" svg:y1="4.702cm" svg:x2="11.789cm" svg:y2="4.702cm">
            <text:p/>
          </draw:line>
          <draw:polyline draw:style-name="gr4" draw:layer="layout" svg:width="0.081cm" svg:height="0.057cm" svg:x="10.635cm" svg:y="5.055cm" svg:viewBox="0 0 82 58" draw:points="82,0 0,58 0,0">
            <text:p/>
          </draw:polyline>
          <draw:line draw:style-name="gr4" draw:layer="layout" svg:x1="10.635cm" svg:y1="5.346cm" svg:x2="10.717cm" svg:y2="5.405cm">
            <text:p/>
          </draw:line>
          <draw:line draw:style-name="gr4" draw:layer="layout" svg:x1="10.635cm" svg:y1="5.346cm" svg:x2="10.635cm" svg:y2="5.113cm">
            <text:p/>
          </draw:line>
          <draw:polyline draw:style-name="gr4" draw:layer="layout" svg:width="0.081cm" svg:height="0.095cm" svg:x="10.635cm" svg:y="4.702cm" svg:viewBox="0 0 82 96" draw:points="0,96 0,58 82,0 82,50">
            <text:p/>
          </draw:polyline>
          <draw:line draw:style-name="gr4" draw:layer="layout" svg:x1="10.716cm" svg:y1="4.996cm" svg:x2="10.716cm" svg:y2="5.055cm">
            <text:p/>
          </draw:line>
          <draw:line draw:style-name="gr4" draw:layer="layout" svg:x1="10.717cm" svg:y1="4.996cm" svg:x2="10.635cm" svg:y2="5.055cm">
            <text:p/>
          </draw:line>
          <draw:line draw:style-name="gr4" draw:layer="layout" svg:x1="10.716cm" svg:y1="4.996cm" svg:x2="11.46cm" svg:y2="4.996cm">
            <text:p/>
          </draw:line>
          <draw:line draw:style-name="gr4" draw:layer="layout" svg:x1="11.461cm" svg:y1="4.763cm" svg:x2="11.072cm" svg:y2="4.763cm">
            <text:p/>
          </draw:line>
          <draw:polyline draw:style-name="gr4" draw:layer="layout" svg:width="0.827cm" svg:height="2.254cm" svg:x="12.087cm" svg:y="2.508cm" svg:viewBox="0 0 828 2255" draw:points="0,2255 0,0 828,0">
            <text:p/>
          </draw:polyline>
          <draw:line draw:style-name="gr4" draw:layer="layout" svg:x1="12.915cm" svg:y1="5.498cm" svg:x2="12.749cm" svg:y2="5.498cm">
            <text:p/>
          </draw:line>
          <draw:line draw:style-name="gr4" draw:layer="layout" svg:x1="12.916cm" svg:y1="5.498cm" svg:x2="12.916cm" svg:y2="4.763cm">
            <text:p/>
          </draw:line>
          <draw:line draw:style-name="gr4" draw:layer="layout" svg:x1="12.749cm" svg:y1="4.763cm" svg:x2="12.749cm" svg:y2="5.498cm">
            <text:p/>
          </draw:line>
          <draw:line draw:style-name="gr4" draw:layer="layout" svg:x1="12.749cm" svg:y1="4.763cm" svg:x2="12.749cm" svg:y2="4.235cm">
            <text:p/>
          </draw:line>
          <draw:line draw:style-name="gr4" draw:layer="layout" svg:x1="12.749cm" svg:y1="4.763cm" svg:x2="12.915cm" svg:y2="4.763cm">
            <text:p/>
          </draw:line>
          <draw:line draw:style-name="gr4" draw:layer="layout" svg:x1="12.253cm" svg:y1="4.763cm" svg:x2="12.087cm" svg:y2="4.763cm">
            <text:p/>
          </draw:line>
          <draw:line draw:style-name="gr4" draw:layer="layout" svg:x1="12.253cm" svg:y1="4.235cm" svg:x2="12.749cm" svg:y2="4.235cm">
            <text:p/>
          </draw:line>
          <draw:polyline draw:style-name="gr4" draw:layer="layout" svg:width="0cm" svg:height="1.262cm" svg:x="12.253cm" svg:y="4.235cm" svg:viewBox="0 0 0 1263" draw:points="0,0 0,528 0,1263">
            <text:p/>
          </draw:polyline>
          <draw:line draw:style-name="gr4" draw:layer="layout" svg:x1="12.087cm" svg:y1="5.498cm" svg:x2="12.087cm" svg:y2="4.763cm">
            <text:p/>
          </draw:line>
          <draw:line draw:style-name="gr4" draw:layer="layout" svg:x1="12.087cm" svg:y1="5.498cm" svg:x2="12.253cm" svg:y2="5.498cm">
            <text:p/>
          </draw:line>
          <draw:line draw:style-name="gr4" draw:layer="layout" svg:x1="12.916cm" svg:y1="4.763cm" svg:x2="12.916cm" svg:y2="2.508cm">
            <text:p/>
          </draw:line>
          <draw:polyline draw:style-name="gr4" draw:layer="layout" svg:width="0.206cm" svg:height="0.046cm" svg:x="12.522cm" svg:y="2.736cm" svg:viewBox="0 0 207 47" draw:points="0,0 2,12 14,23 32,32 52,41 79,44 105,47 131,44 155,41 178,32 193,23 204,12 207,0">
            <text:p/>
          </draw:polyline>
          <draw:polyline draw:style-name="gr4" draw:layer="layout" svg:width="0.192cm" svg:height="0.037cm" svg:x="14.027cm" svg:y="4.664cm" svg:viewBox="0 0 193 38" draw:points="0,0 193,0 193,38">
            <text:p/>
          </draw:polyline>
          <draw:line draw:style-name="gr4" draw:layer="layout" svg:x1="14.248cm" svg:y1="4.702cm" svg:x2="14.219cm" svg:y2="4.664cm">
            <text:p/>
          </draw:line>
          <draw:line draw:style-name="gr4" draw:layer="layout" svg:x1="14.027cm" svg:y1="4.664cm" svg:x2="13.995cm" svg:y2="4.702cm">
            <text:p/>
          </draw:line>
          <draw:line draw:style-name="gr4" draw:layer="layout" svg:x1="14.027cm" svg:y1="4.702cm" svg:x2="14.027cm" svg:y2="4.664cm">
            <text:p/>
          </draw:line>
          <draw:line draw:style-name="gr4" draw:layer="layout" svg:x1="10.976cm" svg:y1="4.664cm" svg:x2="10.976cm" svg:y2="4.702cm">
            <text:p/>
          </draw:line>
          <draw:polyline draw:style-name="gr4" draw:layer="layout" svg:width="0.253cm" svg:height="0.037cm" svg:x="10.754cm" svg:y="4.664cm" svg:viewBox="0 0 254 38" draw:points="254,38 222,0 32,0 0,38">
            <text:p/>
          </draw:polyline>
          <draw:line draw:style-name="gr4" draw:layer="layout" svg:x1="10.787cm" svg:y1="4.702cm" svg:x2="10.787cm" svg:y2="4.664cm">
            <text:p/>
          </draw:line>
          <draw:line draw:style-name="gr4" draw:layer="layout" svg:x1="13.998cm" svg:y1="5.945cm" svg:x2="13.998cm" svg:y2="9.964cm">
            <text:p/>
          </draw:line>
          <draw:line draw:style-name="gr4" draw:layer="layout" svg:x1="14.246cm" svg:y1="9.964cm" svg:x2="14.246cm" svg:y2="5.945cm">
            <text:p/>
          </draw:line>
          <draw:line draw:style-name="gr4" draw:layer="layout" svg:x1="14.313cm" svg:y1="5.769cm" svg:x2="14.313cm" svg:y2="5.766cm">
            <text:p/>
          </draw:line>
          <draw:line draw:style-name="gr4" draw:layer="layout" svg:x1="13.933cm" svg:y1="5.766cm" svg:x2="13.931cm" svg:y2="5.769cm">
            <text:p/>
          </draw:line>
          <draw:line draw:style-name="gr4" draw:layer="layout" svg:x1="14.219cm" svg:y1="5.889cm" svg:x2="14.219cm" svg:y2="5.886cm">
            <text:p/>
          </draw:line>
          <draw:line draw:style-name="gr4" draw:layer="layout" svg:x1="14.313cm" svg:y1="5.769cm" svg:x2="14.313cm" svg:y2="5.859cm">
            <text:p/>
          </draw:line>
          <draw:polyline draw:style-name="gr4" draw:layer="layout" svg:width="0.092cm" svg:height="0.119cm" svg:x="14.219cm" svg:y="5.859cm" svg:viewBox="0 0 93 120" draw:points="0,30 0,120 93,0">
            <text:p/>
          </draw:polyline>
          <draw:polyline draw:style-name="gr4" draw:layer="layout" svg:width="0.095cm" svg:height="0.119cm" svg:x="13.931cm" svg:y="5.859cm" svg:viewBox="0 0 96 120" draw:points="96,30 96,120 0,0">
            <text:p/>
          </draw:polyline>
          <draw:line draw:style-name="gr4" draw:layer="layout" svg:x1="14.027cm" svg:y1="5.979cm" svg:x2="14.22cm" svg:y2="5.979cm">
            <text:p/>
          </draw:line>
          <draw:line draw:style-name="gr4" draw:layer="layout" svg:x1="14.03cm" svg:y1="5.889cm" svg:x2="14.027cm" svg:y2="5.889cm">
            <text:p/>
          </draw:line>
          <draw:polyline draw:style-name="gr4" draw:layer="layout" svg:width="0.188cm" svg:height="0cm" svg:x="14.03cm" svg:y="5.889cm" svg:viewBox="0 0 189 0" draw:points="0,0 186,0 189,0">
            <text:p/>
          </draw:polyline>
          <draw:line draw:style-name="gr4" draw:layer="layout" svg:x1="14.027cm" svg:y1="5.889cm" svg:x2="14.027cm" svg:y2="5.886cm">
            <text:p/>
          </draw:line>
          <draw:polyline draw:style-name="gr4" draw:layer="layout" svg:width="0.001cm" svg:height="0.089cm" svg:x="13.931cm" svg:y="5.769cm" svg:viewBox="0 0 2 90" draw:points="2,0 0,0 0,90">
            <text:p/>
          </draw:polyline>
          <draw:line draw:style-name="gr4" draw:layer="layout" svg:x1="14.246cm" svg:y1="9.882cm" svg:x2="14.313cm" svg:y2="9.964cm">
            <text:p/>
          </draw:line>
          <draw:line draw:style-name="gr4" draw:layer="layout" svg:x1="13.998cm" svg:y1="9.882cm" svg:x2="13.931cm" svg:y2="9.964cm">
            <text:p/>
          </draw:line>
          <draw:line draw:style-name="gr4" draw:layer="layout" svg:x1="14.313cm" svg:y1="9.964cm" svg:x2="14.313cm" svg:y2="10.057cm">
            <text:p/>
          </draw:line>
          <draw:polyline draw:style-name="gr4" draw:layer="layout" svg:width="0.092cm" svg:height="0.211cm" svg:x="14.219cm" svg:y="9.964cm" svg:viewBox="0 0 93 212" draw:points="93,0 0,120 0,212 93,93">
            <text:p/>
          </draw:polyline>
          <draw:polyline draw:style-name="gr4" draw:layer="layout" svg:width="0.095cm" svg:height="0.211cm" svg:x="13.931cm" svg:y="9.964cm" svg:viewBox="0 0 96 212" draw:points="96,120 96,212 2,93 0,93 0,0">
            <text:p/>
          </draw:polyline>
          <draw:line draw:style-name="gr4" draw:layer="layout" svg:x1="14.027cm" svg:y1="10.176cm" svg:x2="14.22cm" svg:y2="10.176cm">
            <text:p/>
          </draw:line>
          <draw:line draw:style-name="gr4" draw:layer="layout" svg:x1="14.027cm" svg:y1="10.084cm" svg:x2="13.931cm" svg:y2="9.964cm">
            <text:p/>
          </draw:line>
          <draw:line draw:style-name="gr4" draw:layer="layout" svg:x1="14.027cm" svg:y1="10.084cm" svg:x2="14.22cm" svg:y2="10.084cm">
            <text:p/>
          </draw:line>
          <draw:line draw:style-name="gr4" draw:layer="layout" svg:x1="13.779cm" svg:y1="10.637cm" svg:x2="13.779cm" svg:y2="10.651cm">
            <text:p/>
          </draw:line>
          <draw:line draw:style-name="gr4" draw:layer="layout" svg:x1="13.782cm" svg:y1="10.622cm" svg:x2="13.826cm" svg:y2="10.553cm">
            <text:p/>
          </draw:line>
          <draw:line draw:style-name="gr4" draw:layer="layout" svg:x1="13.998cm" svg:y1="10.555cm" svg:x2="14.004cm" svg:y2="10.553cm">
            <text:p/>
          </draw:line>
          <draw:polyline draw:style-name="gr4" draw:layer="layout" svg:width="0.157cm" svg:height="0.159cm" svg:x="13.84cm" svg:y="10.556cm" svg:viewBox="0 0 158 160" draw:points="158,0 97,59 0,160">
            <text:p/>
          </draw:polyline>
          <draw:polyline draw:style-name="gr4" draw:layer="layout" svg:width="0.007cm" svg:height="0.049cm" svg:x="14.004cm" svg:y="10.553cm" svg:viewBox="0 0 8 50" draw:points="8,50 8,0 0,0">
            <text:p/>
          </draw:polyline>
          <draw:polyline draw:style-name="gr4" draw:layer="layout" svg:width="0.177cm" svg:height="0.177cm" svg:x="14.243cm" svg:y="10.553cm" svg:viewBox="0 0 178 178" draw:points="0,0 3,2 64,61 178,178">
            <text:p/>
          </draw:polyline>
          <draw:polyline draw:style-name="gr4" draw:layer="layout" svg:width="0.23cm" svg:height="0.049cm" svg:x="14.012cm" svg:y="10.553cm" svg:viewBox="0 0 231 50" draw:points="231,0 219,0 219,50 173,23 112,14 47,23 0,50 219,50">
            <text:p/>
          </draw:polyline>
          <draw:line draw:style-name="gr4" draw:layer="layout" svg:x1="14.468cm" svg:y1="10.637cm" svg:x2="14.468cm" svg:y2="10.651cm">
            <text:p/>
          </draw:line>
          <draw:line draw:style-name="gr4" draw:layer="layout" svg:x1="14.464cm" svg:y1="10.622cm" svg:x2="14.42cm" svg:y2="10.553cm">
            <text:p/>
          </draw:line>
          <draw:line draw:style-name="gr4" draw:layer="layout" svg:x1="14.464cm" svg:y1="10.623cm" svg:x2="14.467cm" svg:y2="10.638cm">
            <text:p/>
          </draw:line>
          <draw:line draw:style-name="gr4" draw:layer="layout" svg:x1="14.421cm" svg:y1="10.99cm" svg:x2="14.371cm" svg:y2="11.025cm">
            <text:p/>
          </draw:line>
          <draw:line draw:style-name="gr4" draw:layer="layout" svg:x1="14.027cm" svg:y1="10.174cm" svg:x2="13.989cm" svg:y2="10.153cm">
            <text:p/>
          </draw:line>
          <draw:line draw:style-name="gr4" draw:layer="layout" svg:x1="13.937cm" svg:y1="10.436cm" svg:x2="13.826cm" svg:y2="10.553cm">
            <text:p/>
          </draw:line>
          <draw:line draw:style-name="gr4" draw:layer="layout" svg:x1="13.937cm" svg:y1="10.436cm" svg:x2="13.957cm" svg:y2="10.416cm">
            <text:p/>
          </draw:line>
          <draw:line draw:style-name="gr4" draw:layer="layout" svg:x1="13.957cm" svg:y1="10.439cm" svg:x2="13.951cm" svg:y2="10.462cm">
            <text:p/>
          </draw:line>
          <draw:line draw:style-name="gr4" draw:layer="layout" svg:x1="14.03cm" svg:y1="10.29cm" svg:x2="14.03cm" svg:y2="10.176cm">
            <text:p/>
          </draw:line>
          <draw:line draw:style-name="gr4" draw:layer="layout" svg:x1="14.03cm" svg:y1="10.29cm" svg:x2="14.123cm" svg:y2="10.29cm">
            <text:p/>
          </draw:line>
          <draw:line draw:style-name="gr4" draw:layer="layout" svg:x1="14.31cm" svg:y1="10.436cm" svg:x2="14.421cm" svg:y2="10.553cm">
            <text:p/>
          </draw:line>
          <draw:line draw:style-name="gr4" draw:layer="layout" svg:x1="14.309cm" svg:y1="10.436cm" svg:x2="14.286cm" svg:y2="10.416cm">
            <text:p/>
          </draw:line>
          <draw:line draw:style-name="gr4" draw:layer="layout" svg:x1="14.286cm" svg:y1="10.439cm" svg:x2="14.295cm" svg:y2="10.462cm">
            <text:p/>
          </draw:line>
          <draw:line draw:style-name="gr4" draw:layer="layout" svg:x1="14.216cm" svg:y1="10.29cm" svg:x2="14.216cm" svg:y2="10.176cm">
            <text:p/>
          </draw:line>
          <draw:line draw:style-name="gr4" draw:layer="layout" svg:x1="14.217cm" svg:y1="10.29cm" svg:x2="14.124cm" svg:y2="10.29cm">
            <text:p/>
          </draw:line>
          <draw:line draw:style-name="gr4" draw:layer="layout" svg:x1="14.219cm" svg:y1="10.174cm" svg:x2="14.257cm" svg:y2="10.153cm">
            <text:p/>
          </draw:line>
          <draw:line draw:style-name="gr4" draw:layer="layout" svg:x1="14.216cm" svg:y1="10.176cm" svg:x2="14.03cm" svg:y2="10.176cm">
            <text:p/>
          </draw:line>
          <draw:line draw:style-name="gr4" draw:layer="layout" svg:x1="13.957cm" svg:y1="10.235cm" svg:x2="13.957cm" svg:y2="10.462cm">
            <text:p/>
          </draw:line>
          <draw:line draw:style-name="gr4" draw:layer="layout" svg:x1="14.286cm" svg:y1="10.462cm" svg:x2="14.286cm" svg:y2="10.235cm">
            <text:p/>
          </draw:line>
          <draw:line draw:style-name="gr4" draw:layer="layout" svg:x1="14.313cm" svg:y1="10.17cm" svg:x2="14.313cm" svg:y2="10.057cm">
            <text:p/>
          </draw:line>
          <draw:line draw:style-name="gr4" draw:layer="layout" svg:x1="13.933cm" svg:y1="10.057cm" svg:x2="13.933cm" svg:y2="10.17cm">
            <text:p/>
          </draw:line>
          <draw:line draw:style-name="gr4" draw:layer="layout" svg:x1="13.793cm" svg:y1="10.609cm" svg:x2="13.767cm" svg:y2="10.678cm">
            <text:p/>
          </draw:line>
          <draw:polyline draw:style-name="gr4" draw:layer="layout" svg:width="0.001cm" svg:height="0.008cm" svg:x="13.794cm" svg:y="10.599cm" svg:viewBox="0 0 2 9" draw:points="0,9 0,6 2,0">
            <text:p/>
          </draw:polyline>
          <draw:line draw:style-name="gr4" draw:layer="layout" svg:x1="14.476cm" svg:y1="10.865cm" svg:x2="14.462cm" svg:y2="10.903cm">
            <text:p/>
          </draw:line>
          <draw:polyline draw:style-name="gr4" draw:layer="layout" svg:width="0.036cm" svg:height="0.264cm" svg:x="14.45cm" svg:y="10.599cm" svg:viewBox="0 0 37 265" draw:points="26,265 37,172 26,79 0,9 2,6 0,0">
            <text:p/>
          </draw:polyline>
          <draw:line draw:style-name="gr4" draw:layer="layout" svg:x1="13.767cm" svg:y1="10.678cm" svg:x2="13.765cm" svg:y2="10.716cm">
            <text:p/>
          </draw:line>
          <draw:line draw:style-name="gr4" draw:layer="layout" svg:x1="13.782cm" svg:y1="10.622cm" svg:x2="13.796cm" svg:y2="10.599cm">
            <text:p/>
          </draw:line>
          <draw:line draw:style-name="gr4" draw:layer="layout" svg:x1="14.45cm" svg:y1="10.599cm" svg:x2="14.464cm" svg:y2="10.622cm">
            <text:p/>
          </draw:line>
          <draw:polyline draw:style-name="gr4" draw:layer="layout" svg:width="0.002cm" svg:height="0.014cm" svg:x="13.779cm" svg:y="10.623cm" svg:viewBox="0 0 3 15" draw:points="3,0 0,9 0,15">
            <text:p/>
          </draw:polyline>
          <draw:polyline draw:style-name="gr4" draw:layer="layout" svg:width="0.052cm" svg:height="0.186cm" svg:x="14.42cm" svg:y="10.731cm" svg:viewBox="0 0 53 187" draw:points="44,187 53,140 50,90 30,44 0,0">
            <text:p/>
          </draw:polyline>
          <draw:polyline draw:style-name="gr4" draw:layer="layout" svg:width="0.043cm" svg:height="0.072cm" svg:x="14.42cm" svg:y="10.918cm" svg:viewBox="0 0 44 73" draw:points="0,73 26,37 44,0">
            <text:p/>
          </draw:polyline>
          <draw:polyline draw:style-name="gr4" draw:layer="layout" svg:width="0.096cm" svg:height="0.119cm" svg:x="13.933cm" svg:y="10.17cm" svg:viewBox="0 0 97 120" draw:points="0,0 6,36 23,70 55,99 97,120">
            <text:p/>
          </draw:polyline>
          <draw:polyline draw:style-name="gr4" draw:layer="layout" svg:width="0.054cm" svg:height="0.095cm" svg:x="13.933cm" svg:y="10.057cm" svg:viewBox="0 0 55 96" draw:points="0,0 3,26 15,52 32,76 55,96">
            <text:p/>
          </draw:polyline>
          <draw:polyline draw:style-name="gr4" draw:layer="layout" svg:width="0.052cm" svg:height="0.09cm" svg:x="13.951cm" svg:y="10.462cm" svg:viewBox="0 0 53 91" draw:points="0,0 3,26 15,50 30,70 53,91">
            <text:p/>
          </draw:polyline>
          <draw:polyline draw:style-name="gr4" draw:layer="layout" svg:width="0.054cm" svg:height="0.09cm" svg:x="13.957cm" svg:y="10.462cm" svg:viewBox="0 0 55 91" draw:points="0,0 3,26 15,50 32,70 55,91">
            <text:p/>
          </draw:polyline>
          <draw:polyline draw:style-name="gr4" draw:layer="layout" svg:width="0.052cm" svg:height="0.09cm" svg:x="14.243cm" svg:y="10.462cm" svg:viewBox="0 0 53 91" draw:points="0,91 21,70 38,50 47,26 53,0">
            <text:p/>
          </draw:polyline>
          <draw:polyline draw:style-name="gr4" draw:layer="layout" svg:width="0.054cm" svg:height="0.09cm" svg:x="14.231cm" svg:y="10.462cm" svg:viewBox="0 0 55 91" draw:points="0,91 23,70 41,50 53,26 55,0">
            <text:p/>
          </draw:polyline>
          <draw:polyline draw:style-name="gr4" draw:layer="layout" svg:width="0.054cm" svg:height="0.095cm" svg:x="14.258cm" svg:y="10.057cm" svg:viewBox="0 0 55 96" draw:points="0,96 23,76 41,52 52,26 55,0">
            <text:p/>
          </draw:polyline>
          <draw:polyline draw:style-name="gr4" draw:layer="layout" svg:width="0.096cm" svg:height="0.119cm" svg:x="14.216cm" svg:y="10.17cm" svg:viewBox="0 0 97 120" draw:points="0,120 41,99 70,70 91,36 97,0">
            <text:p/>
          </draw:polyline>
          <draw:polyline draw:style-name="gr4" draw:layer="layout" svg:width="0.052cm" svg:height="0.045cm" svg:x="13.951cm" svg:y="5.405cm" svg:viewBox="0 0 53 46" draw:points="53,46 47,44 6,6 0,0">
            <text:p/>
          </draw:polyline>
          <draw:polyline draw:style-name="gr4" draw:layer="layout" svg:width="0.125cm" svg:height="0.028cm" svg:x="14.059cm" svg:y="5.469cm" svg:viewBox="0 0 126 29" draw:points="0,0 64,29 126,0">
            <text:p/>
          </draw:polyline>
          <draw:line draw:style-name="gr4" draw:layer="layout" svg:x1="14.059cm" svg:y1="5.469cm" svg:x2="14.03cm" svg:y2="5.425cm">
            <text:p/>
          </draw:line>
          <draw:line draw:style-name="gr4" draw:layer="layout" svg:x1="14.185cm" svg:y1="5.469cm" svg:x2="14.214cm" svg:y2="5.425cm">
            <text:p/>
          </draw:line>
          <draw:line draw:style-name="gr4" draw:layer="layout" svg:x1="14.03cm" svg:y1="5.773cm" svg:x2="14.03cm" svg:y2="5.89cm">
            <text:p/>
          </draw:line>
          <draw:line draw:style-name="gr4" draw:layer="layout" svg:x1="14.03cm" svg:y1="5.773cm" svg:x2="14.123cm" svg:y2="5.773cm">
            <text:p/>
          </draw:line>
          <draw:line draw:style-name="gr4" draw:layer="layout" svg:x1="14.03cm" svg:y1="5.889cm" svg:x2="14.216cm" svg:y2="5.889cm">
            <text:p/>
          </draw:line>
          <draw:line draw:style-name="gr4" draw:layer="layout" svg:x1="13.948cm" svg:y1="5.6cm" svg:x2="13.956cm" svg:y2="5.592cm">
            <text:p/>
          </draw:line>
          <draw:line draw:style-name="gr4" draw:layer="layout" svg:x1="13.948cm" svg:y1="5.6cm" svg:x2="13.933cm" svg:y2="5.653cm">
            <text:p/>
          </draw:line>
          <draw:polyline draw:style-name="gr4" draw:layer="layout" svg:width="0.007cm" svg:height="0.034cm" svg:x="14.004cm" svg:y="5.416cm" svg:viewBox="0 0 8 35" draw:points="0,35 8,35 8,0">
            <text:p/>
          </draw:polyline>
          <draw:line draw:style-name="gr4" draw:layer="layout" svg:x1="14.243cm" svg:y1="5.451cm" svg:x2="14.246cm" svg:y2="5.449cm">
            <text:p/>
          </draw:line>
          <draw:line draw:style-name="gr4" draw:layer="layout" svg:x1="14.286cm" svg:y1="5.411cm" svg:x2="14.309cm" svg:y2="5.39cm">
            <text:p/>
          </draw:line>
          <draw:line draw:style-name="gr4" draw:layer="layout" svg:x1="14.371cm" svg:y1="5.323cm" svg:x2="14.421cm" svg:y2="5.271cm">
            <text:p/>
          </draw:line>
          <draw:line draw:style-name="gr4" draw:layer="layout" svg:x1="14.287cm" svg:y1="5.41cm" svg:x2="14.246cm" svg:y2="5.448cm">
            <text:p/>
          </draw:line>
          <draw:line draw:style-name="gr4" draw:layer="layout" svg:x1="14.216cm" svg:y1="5.773cm" svg:x2="14.216cm" svg:y2="5.89cm">
            <text:p/>
          </draw:line>
          <draw:line draw:style-name="gr4" draw:layer="layout" svg:x1="14.217cm" svg:y1="5.773cm" svg:x2="14.124cm" svg:y2="5.773cm">
            <text:p/>
          </draw:line>
          <draw:line draw:style-name="gr4" draw:layer="layout" svg:x1="14.298cm" svg:y1="5.6cm" svg:x2="14.286cm" svg:y2="5.592cm">
            <text:p/>
          </draw:line>
          <draw:polyline draw:style-name="gr4" draw:layer="layout" svg:width="0.011cm" svg:height="0.034cm" svg:x="14.231cm" svg:y="5.416cm" svg:viewBox="0 0 12 35" draw:points="12,35 0,35 0,0">
            <text:p/>
          </draw:polyline>
          <draw:line draw:style-name="gr4" draw:layer="layout" svg:x1="13.779cm" svg:y1="4.935cm" svg:x2="13.779cm" svg:y2="4.92cm">
            <text:p/>
          </draw:line>
          <draw:line draw:style-name="gr4" draw:layer="layout" svg:x1="13.849cm" svg:y1="4.997cm" svg:x2="13.919cm" svg:y2="4.947cm">
            <text:p/>
          </draw:line>
          <draw:line draw:style-name="gr4" draw:layer="layout" svg:x1="14.42cm" svg:y1="5.27cm" svg:x2="14.464cm" svg:y2="5.2cm">
            <text:p/>
          </draw:line>
          <draw:polyline draw:style-name="gr4" draw:layer="layout" svg:width="0.002cm" svg:height="0.028cm" svg:x="14.464cm" svg:y="4.906cm" svg:viewBox="0 0 3 29" draw:points="3,29 3,14 0,0">
            <text:p/>
          </draw:polyline>
          <draw:polyline draw:style-name="gr4" draw:layer="layout" svg:width="0cm" svg:height="0.116cm" svg:x="14.313cm" svg:y="5.653cm" svg:viewBox="0 0 0 117" draw:points="0,0 0,113 0,117">
            <text:p/>
          </draw:polyline>
          <draw:polyline draw:style-name="gr4" draw:layer="layout" svg:width="0.025cm" svg:height="0.241cm" svg:x="14.26cm" svg:y="5.41cm" svg:viewBox="0 0 26 242" draw:points="0,26 26,0 26,242">
            <text:p/>
          </draw:polyline>
          <draw:line draw:style-name="gr4" draw:layer="layout" svg:x1="13.957cm" svg:y1="5.652cm" svg:x2="13.957cm" svg:y2="5.41cm">
            <text:p/>
          </draw:line>
          <draw:polyline draw:style-name="gr4" draw:layer="layout" svg:width="0cm" svg:height="0.116cm" svg:x="13.933cm" svg:y="5.653cm" svg:viewBox="0 0 0 117" draw:points="0,0 0,113 0,117">
            <text:p/>
          </draw:polyline>
          <draw:line draw:style-name="gr4" draw:layer="layout" svg:x1="13.987cm" svg:y1="5.436cm" svg:x2="13.957cm" svg:y2="5.41cm">
            <text:p/>
          </draw:line>
          <draw:line draw:style-name="gr4" draw:layer="layout" svg:x1="14.45cm" svg:y1="5.223cm" svg:x2="14.464cm" svg:y2="5.2cm">
            <text:p/>
          </draw:line>
          <draw:polyline draw:style-name="gr4" draw:layer="layout" svg:width="0.036cm" svg:height="0.296cm" svg:x="14.45cm" svg:y="4.889cm" svg:viewBox="0 0 37 297" draw:points="12,297 26,260 37,166 26,73 0,0 2,0">
            <text:p/>
          </draw:polyline>
          <draw:line draw:style-name="gr4" draw:layer="layout" svg:x1="13.793cm" svg:y1="4.889cm" svg:x2="13.767cm" svg:y2="4.962cm">
            <text:p/>
          </draw:line>
          <draw:polyline draw:style-name="gr4" draw:layer="layout" svg:width="0cm" svg:height="0cm" svg:x="13.794cm" svg:y="4.889cm" svg:viewBox="0 0 0 0" draw:points="0,0">
            <text:p/>
          </draw:polyline>
          <draw:line draw:style-name="gr4" draw:layer="layout" svg:x1="13.767cm" svg:y1="4.962cm" svg:x2="13.765cm" svg:y2="4.997cm">
            <text:p/>
          </draw:line>
          <draw:line draw:style-name="gr4" draw:layer="layout" svg:x1="14.453cm" svg:y1="4.889cm" svg:x2="14.465cm" svg:y2="4.906cm">
            <text:p/>
          </draw:line>
          <draw:line draw:style-name="gr4" draw:layer="layout" svg:x1="13.794cm" svg:y1="4.889cm" svg:x2="13.782cm" svg:y2="4.906cm">
            <text:p/>
          </draw:line>
          <draw:polyline draw:style-name="gr4" draw:layer="layout" svg:width="0.096cm" svg:height="0.119cm" svg:x="13.933cm" svg:y="5.769cm" svg:viewBox="0 0 97 120" draw:points="0,0 6,35 23,67 55,96 97,120">
            <text:p/>
          </draw:polyline>
          <draw:polyline draw:style-name="gr4" draw:layer="layout" svg:width="0.096cm" svg:height="0.119cm" svg:x="13.933cm" svg:y="5.653cm" svg:viewBox="0 0 97 120" draw:points="0,0 6,38 23,70 55,99 97,120">
            <text:p/>
          </draw:polyline>
          <draw:polyline draw:style-name="gr4" draw:layer="layout" svg:width="0.166cm" svg:height="0.119cm" svg:x="13.957cm" svg:y="5.653cm" svg:viewBox="0 0 167 120" draw:points="0,0 6,32 24,61 50,84 82,105 123,117 167,120">
            <text:p/>
          </draw:polyline>
          <draw:polyline draw:style-name="gr4" draw:layer="layout" svg:width="0.016cm" svg:height="0.013cm" svg:x="13.986cm" svg:y="5.437cm" svg:viewBox="0 0 17 14" draw:points="0,0 8,8 17,14">
            <text:p/>
          </draw:polyline>
          <draw:polyline draw:style-name="gr4" draw:layer="layout" svg:width="0.162cm" svg:height="0.119cm" svg:x="14.124cm" svg:y="5.653cm" svg:viewBox="0 0 163 120" draw:points="0,120 41,117 81,105 117,84 142,61 160,32 163,0">
            <text:p/>
          </draw:polyline>
          <draw:polyline draw:style-name="gr4" draw:layer="layout" svg:width="0.096cm" svg:height="0.172cm" svg:x="14.216cm" svg:y="5.6cm" svg:viewBox="0 0 97 173" draw:points="0,173 41,152 70,123 91,91 97,53 93,26 82,0">
            <text:p/>
          </draw:polyline>
          <draw:polyline draw:style-name="gr4" draw:layer="layout" svg:width="0.096cm" svg:height="0.119cm" svg:x="14.216cm" svg:y="5.769cm" svg:viewBox="0 0 97 120" draw:points="0,120 41,96 70,67 91,35 97,0">
            <text:p/>
          </draw:polyline>
          <draw:polyline draw:style-name="gr4" draw:layer="layout" svg:width="0.016cm" svg:height="0.013cm" svg:x="14.243cm" svg:y="5.437cm" svg:viewBox="0 0 17 14" draw:points="0,14 9,8 17,0">
            <text:p/>
          </draw:polyline>
          <draw:polyline draw:style-name="gr4" draw:layer="layout" svg:width="0.684cm" svg:height="0.197cm" svg:x="13.779cm" svg:y="4.723cm" svg:viewBox="0 0 685 198" draw:points="685,184 656,134 616,87 561,52 493,23 420,6 345,0 265,6 193,23 128,52 73,87 30,134 3,184 0,189 0,198">
            <text:p/>
          </draw:polyline>
          <draw:polyline draw:style-name="gr4" draw:layer="layout" svg:width="0.553cm" svg:height="0.297cm" svg:x="13.919cm" svg:y="4.903cm" svg:viewBox="0 0 554 298" draw:points="545,298 554,240 542,181 513,126 463,79 399,38 323,12 241,0 155,0 73,15 0,44">
            <text:p/>
          </draw:polyline>
          <draw:line draw:style-name="gr4" draw:layer="layout" svg:x1="10.757cm" svg:y1="5.945cm" svg:x2="10.757cm" svg:y2="9.964cm">
            <text:p/>
          </draw:line>
          <draw:line draw:style-name="gr4" draw:layer="layout" svg:x1="11.005cm" svg:y1="9.964cm" svg:x2="11.005cm" svg:y2="5.945cm">
            <text:p/>
          </draw:line>
          <draw:line draw:style-name="gr4" draw:layer="layout" svg:x1="11.072cm" svg:y1="5.769cm" svg:x2="11.072cm" svg:y2="5.766cm">
            <text:p/>
          </draw:line>
          <draw:line draw:style-name="gr4" draw:layer="layout" svg:x1="10.69cm" svg:y1="5.766cm" svg:x2="10.69cm" svg:y2="5.769cm">
            <text:p/>
          </draw:line>
          <draw:line draw:style-name="gr4" draw:layer="layout" svg:x1="10.976cm" svg:y1="5.889cm" svg:x2="10.979cm" svg:y2="5.886cm">
            <text:p/>
          </draw:line>
          <draw:polyline draw:style-name="gr4" draw:layer="layout" svg:width="0cm" svg:height="0cm" svg:x="11.072cm" svg:y="5.769cm" svg:viewBox="0 0 0 0" draw:points="0,0">
            <text:p/>
          </draw:polyline>
          <draw:line draw:style-name="gr4" draw:layer="layout" svg:x1="10.976cm" svg:y1="5.979cm" svg:x2="10.787cm" svg:y2="5.979cm">
            <text:p/>
          </draw:line>
          <draw:line draw:style-name="gr4" draw:layer="layout" svg:x1="10.787cm" svg:y1="5.889cm" svg:x2="10.976cm" svg:y2="5.889cm">
            <text:p/>
          </draw:line>
          <draw:line draw:style-name="gr4" draw:layer="layout" svg:x1="11.072cm" svg:y1="5.859cm" svg:x2="11.072cm" svg:y2="5.769cm">
            <text:p/>
          </draw:line>
          <draw:polyline draw:style-name="gr4" draw:layer="layout" svg:width="0.095cm" svg:height="0.119cm" svg:x="10.976cm" svg:y="5.859cm" svg:viewBox="0 0 96 120" draw:points="0,30 0,120 96,0">
            <text:p/>
          </draw:polyline>
          <draw:line draw:style-name="gr4" draw:layer="layout" svg:x1="10.786cm" svg:y1="5.889cm" svg:x2="10.783cm" svg:y2="5.886cm">
            <text:p/>
          </draw:line>
          <draw:polyline draw:style-name="gr4" draw:layer="layout" svg:width="0.096cm" svg:height="0.209cm" svg:x="10.69cm" svg:y="5.769cm" svg:viewBox="0 0 97 210" draw:points="3,0 0,0 0,90 97,210 97,120">
            <text:p/>
          </draw:polyline>
          <draw:line draw:style-name="gr4" draw:layer="layout" svg:x1="11.005cm" svg:y1="9.882cm" svg:x2="11.072cm" svg:y2="9.964cm">
            <text:p/>
          </draw:line>
          <draw:line draw:style-name="gr4" draw:layer="layout" svg:x1="10.757cm" svg:y1="9.882cm" svg:x2="10.69cm" svg:y2="9.964cm">
            <text:p/>
          </draw:line>
          <draw:line draw:style-name="gr4" draw:layer="layout" svg:x1="10.787cm" svg:y1="10.084cm" svg:x2="10.976cm" svg:y2="10.084cm">
            <text:p/>
          </draw:line>
          <draw:line draw:style-name="gr4" draw:layer="layout" svg:x1="10.976cm" svg:y1="10.176cm" svg:x2="10.787cm" svg:y2="10.176cm">
            <text:p/>
          </draw:line>
          <draw:polyline draw:style-name="gr4" draw:layer="layout" svg:width="0.095cm" svg:height="0.119cm" svg:x="10.976cm" svg:y="9.964cm" svg:viewBox="0 0 96 120" draw:points="0,120 96,0 96,93">
            <text:p/>
          </draw:polyline>
          <draw:polyline draw:style-name="gr4" draw:layer="layout" svg:width="0.095cm" svg:height="0.118cm" svg:x="10.976cm" svg:y="10.057cm" svg:viewBox="0 0 96 119" draw:points="0,26 0,119 96,0">
            <text:p/>
          </draw:polyline>
          <draw:polyline draw:style-name="gr4" draw:layer="layout" svg:width="0.096cm" svg:height="0.119cm" svg:x="10.69cm" svg:y="9.964cm" svg:viewBox="0 0 97 120" draw:points="0,93 0,0 97,120">
            <text:p/>
          </draw:polyline>
          <draw:line draw:style-name="gr4" draw:layer="layout" svg:x1="10.787cm" svg:y1="10.176cm" svg:x2="10.69cm" svg:y2="10.057cm">
            <text:p/>
          </draw:line>
          <draw:line draw:style-name="gr4" draw:layer="layout" svg:x1="10.787cm" svg:y1="10.084cm" svg:x2="10.787cm" svg:y2="10.177cm">
            <text:p/>
          </draw:line>
          <draw:line draw:style-name="gr4" draw:layer="layout" svg:x1="10.585cm" svg:y1="10.99cm" svg:x2="10.635cm" svg:y2="11.025cm">
            <text:p/>
          </draw:line>
          <draw:line draw:style-name="gr4" draw:layer="layout" svg:x1="10.585cm" svg:y1="10.991cm" svg:x2="10.541cm" svg:y2="10.918cm">
            <text:p/>
          </draw:line>
          <draw:line draw:style-name="gr4" draw:layer="layout" svg:x1="10.535cm" svg:y1="10.651cm" svg:x2="10.535cm" svg:y2="10.637cm">
            <text:p/>
          </draw:line>
          <draw:line draw:style-name="gr4" draw:layer="layout" svg:x1="10.541cm" svg:y1="10.622cm" svg:x2="10.585cm" svg:y2="10.553cm">
            <text:p/>
          </draw:line>
          <draw:line draw:style-name="gr4" draw:layer="layout" svg:x1="10.757cm" svg:y1="10.555cm" svg:x2="10.764cm" svg:y2="10.553cm">
            <text:p/>
          </draw:line>
          <draw:polyline draw:style-name="gr4" draw:layer="layout" svg:width="0.171cm" svg:height="0.174cm" svg:x="10.585cm" svg:y="10.556cm" svg:viewBox="0 0 172 175" draw:points="172,0 111,59 0,175">
            <text:p/>
          </draw:polyline>
          <draw:polyline draw:style-name="gr4" draw:layer="layout" svg:width="0.007cm" svg:height="0.049cm" svg:x="10.763cm" svg:y="10.553cm" svg:viewBox="0 0 8 50" draw:points="8,50 8,0 0,0">
            <text:p/>
          </draw:polyline>
          <draw:polyline draw:style-name="gr4" draw:layer="layout" svg:width="0.163cm" svg:height="0.162cm" svg:x="10.999cm" svg:y="10.553cm" svg:viewBox="0 0 164 163" draw:points="0,0 6,2 67,61 164,163">
            <text:p/>
          </draw:polyline>
          <draw:polyline draw:style-name="gr4" draw:layer="layout" svg:width="0.007cm" svg:height="0.049cm" svg:x="10.991cm" svg:y="10.553cm" svg:viewBox="0 0 8 50" draw:points="0,50 0,0 8,0">
            <text:p/>
          </draw:polyline>
          <draw:line draw:style-name="gr4" draw:layer="layout" svg:x1="11.227cm" svg:y1="10.637cm" svg:x2="11.227cm" svg:y2="10.651cm">
            <text:p/>
          </draw:line>
          <draw:line draw:style-name="gr4" draw:layer="layout" svg:x1="11.221cm" svg:y1="10.622cm" svg:x2="11.18cm" svg:y2="10.553cm">
            <text:p/>
          </draw:line>
          <draw:line draw:style-name="gr4" draw:layer="layout" svg:x1="11.221cm" svg:y1="10.623cm" svg:x2="11.227cm" svg:y2="10.638cm">
            <text:p/>
          </draw:line>
          <draw:polyline draw:style-name="gr4" draw:layer="layout" svg:width="0.218cm" svg:height="0.035cm" svg:x="10.772cm" svg:y="10.567cm" svg:viewBox="0 0 219 36" draw:points="219,36 172,9 111,0 47,9 0,36 219,36">
            <text:p/>
          </draw:polyline>
          <draw:line draw:style-name="gr4" draw:layer="layout" svg:x1="10.783cm" svg:y1="10.174cm" svg:x2="10.745cm" svg:y2="10.153cm">
            <text:p/>
          </draw:line>
          <draw:line draw:style-name="gr4" draw:layer="layout" svg:x1="10.696cm" svg:y1="10.436cm" svg:x2="10.585cm" svg:y2="10.553cm">
            <text:p/>
          </draw:line>
          <draw:line draw:style-name="gr4" draw:layer="layout" svg:x1="10.696cm" svg:y1="10.436cm" svg:x2="10.717cm" svg:y2="10.416cm">
            <text:p/>
          </draw:line>
          <draw:line draw:style-name="gr4" draw:layer="layout" svg:x1="10.717cm" svg:y1="10.439cm" svg:x2="10.711cm" svg:y2="10.462cm">
            <text:p/>
          </draw:line>
          <draw:line draw:style-name="gr4" draw:layer="layout" svg:x1="10.787cm" svg:y1="10.29cm" svg:x2="10.787cm" svg:y2="10.176cm">
            <text:p/>
          </draw:line>
          <draw:line draw:style-name="gr4" draw:layer="layout" svg:x1="10.787cm" svg:y1="10.29cm" svg:x2="10.883cm" svg:y2="10.29cm">
            <text:p/>
          </draw:line>
          <draw:line draw:style-name="gr4" draw:layer="layout" svg:x1="11.066cm" svg:y1="10.436cm" svg:x2="11.18cm" svg:y2="10.553cm">
            <text:p/>
          </draw:line>
          <draw:line draw:style-name="gr4" draw:layer="layout" svg:x1="11.066cm" svg:y1="10.436cm" svg:x2="11.046cm" svg:y2="10.416cm">
            <text:p/>
          </draw:line>
          <draw:line draw:style-name="gr4" draw:layer="layout" svg:x1="11.046cm" svg:y1="10.439cm" svg:x2="11.052cm" svg:y2="10.462cm">
            <text:p/>
          </draw:line>
          <draw:line draw:style-name="gr4" draw:layer="layout" svg:x1="10.976cm" svg:y1="10.29cm" svg:x2="10.976cm" svg:y2="10.176cm">
            <text:p/>
          </draw:line>
          <draw:line draw:style-name="gr4" draw:layer="layout" svg:x1="10.976cm" svg:y1="10.29cm" svg:x2="10.883cm" svg:y2="10.29cm">
            <text:p/>
          </draw:line>
          <draw:line draw:style-name="gr4" draw:layer="layout" svg:x1="10.979cm" svg:y1="10.174cm" svg:x2="11.016cm" svg:y2="10.153cm">
            <text:p/>
          </draw:line>
          <draw:line draw:style-name="gr4" draw:layer="layout" svg:x1="10.976cm" svg:y1="10.176cm" svg:x2="10.787cm" svg:y2="10.176cm">
            <text:p/>
          </draw:line>
          <draw:line draw:style-name="gr4" draw:layer="layout" svg:x1="10.716cm" svg:y1="10.235cm" svg:x2="10.716cm" svg:y2="10.462cm">
            <text:p/>
          </draw:line>
          <draw:line draw:style-name="gr4" draw:layer="layout" svg:x1="11.046cm" svg:y1="10.462cm" svg:x2="11.046cm" svg:y2="10.235cm">
            <text:p/>
          </draw:line>
          <draw:line draw:style-name="gr4" draw:layer="layout" svg:x1="11.072cm" svg:y1="10.17cm" svg:x2="11.072cm" svg:y2="10.057cm">
            <text:p/>
          </draw:line>
          <draw:line draw:style-name="gr4" draw:layer="layout" svg:x1="10.69cm" svg:y1="10.057cm" svg:x2="10.69cm" svg:y2="10.17cm">
            <text:p/>
          </draw:line>
          <draw:line draw:style-name="gr4" draw:layer="layout" svg:x1="10.527cm" svg:y1="10.865cm" svg:x2="10.541cm" svg:y2="10.903cm">
            <text:p/>
          </draw:line>
          <draw:polyline draw:style-name="gr4" draw:layer="layout" svg:width="0.04cm" svg:height="0.264cm" svg:x="10.515cm" svg:y="10.599cm" svg:viewBox="0 0 41 265" draw:points="12,265 0,172 12,79 38,9 38,6 41,0">
            <text:p/>
          </draw:polyline>
          <draw:line draw:style-name="gr4" draw:layer="layout" svg:x1="11.209cm" svg:y1="10.609cm" svg:x2="11.235cm" svg:y2="10.678cm">
            <text:p/>
          </draw:line>
          <draw:polyline draw:style-name="gr4" draw:layer="layout" svg:width="0.001cm" svg:height="0.008cm" svg:x="11.207cm" svg:y="10.599cm" svg:viewBox="0 0 2 9" draw:points="2,9 2,6 0,0">
            <text:p/>
          </draw:polyline>
          <draw:line draw:style-name="gr4" draw:layer="layout" svg:x1="10.556cm" svg:y1="10.599cm" svg:x2="10.541cm" svg:y2="10.622cm">
            <text:p/>
          </draw:line>
          <draw:line draw:style-name="gr4" draw:layer="layout" svg:x1="11.236cm" svg:y1="10.678cm" svg:x2="11.242cm" svg:y2="10.716cm">
            <text:p/>
          </draw:line>
          <draw:line draw:style-name="gr4" draw:layer="layout" svg:x1="11.221cm" svg:y1="10.622cm" svg:x2="11.207cm" svg:y2="10.599cm">
            <text:p/>
          </draw:line>
          <draw:polyline draw:style-name="gr4" draw:layer="layout" svg:width="0.054cm" svg:height="0.186cm" svg:x="10.53cm" svg:y="10.731cm" svg:viewBox="0 0 55 187" draw:points="55,0 24,44 6,90 0,140 12,187">
            <text:p/>
          </draw:polyline>
          <draw:polyline draw:style-name="gr4" draw:layer="layout" svg:width="0.005cm" svg:height="0.014cm" svg:x="10.535cm" svg:y="10.623cm" svg:viewBox="0 0 6 15" draw:points="6,0 3,9 0,15">
            <text:p/>
          </draw:polyline>
          <draw:polyline draw:style-name="gr4" draw:layer="layout" svg:width="0.054cm" svg:height="0.095cm" svg:x="10.69cm" svg:y="10.057cm" svg:viewBox="0 0 55 96" draw:points="0,0 6,26 15,52 32,76 55,96">
            <text:p/>
          </draw:polyline>
          <draw:polyline draw:style-name="gr4" draw:layer="layout" svg:width="0.096cm" svg:height="0.119cm" svg:x="10.69cm" svg:y="10.17cm" svg:viewBox="0 0 97 120" draw:points="0,0 9,36 26,70 59,99 97,120">
            <text:p/>
          </draw:polyline>
          <draw:polyline draw:style-name="gr4" draw:layer="layout" svg:width="0.052cm" svg:height="0.09cm" svg:x="10.711cm" svg:y="10.462cm" svg:viewBox="0 0 53 91" draw:points="0,0 3,26 12,50 29,70 53,91">
            <text:p/>
          </draw:polyline>
          <draw:polyline draw:style-name="gr4" draw:layer="layout" svg:width="0.054cm" svg:height="0.09cm" svg:x="10.716cm" svg:y="10.462cm" svg:viewBox="0 0 55 91" draw:points="0,0 3,26 15,50 32,70 55,91">
            <text:p/>
          </draw:polyline>
          <draw:polyline draw:style-name="gr4" draw:layer="layout" svg:width="0.052cm" svg:height="0.09cm" svg:x="10.999cm" svg:y="10.462cm" svg:viewBox="0 0 53 91" draw:points="0,91 23,70 41,50 50,26 53,0">
            <text:p/>
          </draw:polyline>
          <draw:polyline draw:style-name="gr4" draw:layer="layout" svg:width="0.054cm" svg:height="0.09cm" svg:x="10.991cm" svg:y="10.462cm" svg:viewBox="0 0 55 91" draw:points="0,91 23,70 41,50 52,26 55,0">
            <text:p/>
          </draw:polyline>
          <draw:polyline draw:style-name="gr4" draw:layer="layout" svg:width="0.054cm" svg:height="0.095cm" svg:x="11.016cm" svg:y="10.057cm" svg:viewBox="0 0 55 96" draw:points="0,96 24,76 41,52 53,26 55,0">
            <text:p/>
          </draw:polyline>
          <draw:polyline draw:style-name="gr4" draw:layer="layout" svg:width="0.095cm" svg:height="0.119cm" svg:x="10.976cm" svg:y="10.17cm" svg:viewBox="0 0 96 120" draw:points="0,120 38,99 70,70 90,36 96,0">
            <text:p/>
          </draw:polyline>
          <draw:line draw:style-name="gr4" draw:layer="layout" svg:x1="11.087cm" svg:y1="4.947cm" svg:x2="11.154cm" svg:y2="4.997cm">
            <text:p/>
          </draw:line>
          <draw:polyline draw:style-name="gr4" draw:layer="layout" svg:width="0.005cm" svg:height="0.028cm" svg:x="11.221cm" svg:y="4.906cm" svg:viewBox="0 0 6 29" draw:points="6,29 6,14 0,0">
            <text:p/>
          </draw:polyline>
          <draw:line draw:style-name="gr4" draw:layer="layout" svg:x1="10.764cm" svg:y1="5.451cm" svg:x2="10.757cm" svg:y2="5.449cm">
            <text:p/>
          </draw:line>
          <draw:line draw:style-name="gr4" draw:layer="layout" svg:x1="10.717cm" svg:y1="5.411cm" svg:x2="10.696cm" svg:y2="5.39cm">
            <text:p/>
          </draw:line>
          <draw:line draw:style-name="gr4" draw:layer="layout" svg:x1="10.635cm" svg:y1="5.323cm" svg:x2="10.585cm" svg:y2="5.271cm">
            <text:p/>
          </draw:line>
          <draw:line draw:style-name="gr4" draw:layer="layout" svg:x1="10.716cm" svg:y1="5.41cm" svg:x2="10.757cm" svg:y2="5.448cm">
            <text:p/>
          </draw:line>
          <draw:polyline draw:style-name="gr4" draw:layer="layout" svg:width="0.124cm" svg:height="0.028cm" svg:x="10.819cm" svg:y="5.469cm" svg:viewBox="0 0 125 29" draw:points="0,0 64,29 125,0">
            <text:p/>
          </draw:polyline>
          <draw:line draw:style-name="gr4" draw:layer="layout" svg:x1="10.819cm" svg:y1="5.469cm" svg:x2="10.789cm" svg:y2="5.425cm">
            <text:p/>
          </draw:line>
          <draw:line draw:style-name="gr4" draw:layer="layout" svg:x1="10.944cm" svg:y1="5.469cm" svg:x2="10.974cm" svg:y2="5.425cm">
            <text:p/>
          </draw:line>
          <draw:line draw:style-name="gr4" draw:layer="layout" svg:x1="10.787cm" svg:y1="5.773cm" svg:x2="10.787cm" svg:y2="5.89cm">
            <text:p/>
          </draw:line>
          <draw:line draw:style-name="gr4" draw:layer="layout" svg:x1="10.787cm" svg:y1="5.773cm" svg:x2="10.883cm" svg:y2="5.773cm">
            <text:p/>
          </draw:line>
          <draw:line draw:style-name="gr4" draw:layer="layout" svg:x1="10.976cm" svg:y1="5.889cm" svg:x2="10.787cm" svg:y2="5.889cm">
            <text:p/>
          </draw:line>
          <draw:line draw:style-name="gr4" draw:layer="layout" svg:x1="10.705cm" svg:y1="5.6cm" svg:x2="10.717cm" svg:y2="5.592cm">
            <text:p/>
          </draw:line>
          <draw:line draw:style-name="gr4" draw:layer="layout" svg:x1="10.705cm" svg:y1="5.6cm" svg:x2="10.69cm" svg:y2="5.653cm">
            <text:p/>
          </draw:line>
          <draw:polyline draw:style-name="gr4" draw:layer="layout" svg:width="0.007cm" svg:height="0.034cm" svg:x="10.763cm" svg:y="5.416cm" svg:viewBox="0 0 8 35" draw:points="0,35 8,35 8,0">
            <text:p/>
          </draw:polyline>
          <draw:polyline draw:style-name="gr4" draw:layer="layout" svg:width="0.052cm" svg:height="0.045cm" svg:x="10.999cm" svg:y="5.405cm" svg:viewBox="0 0 53 46" draw:points="0,46 6,44 47,6 53,0">
            <text:p/>
          </draw:polyline>
          <draw:line draw:style-name="gr4" draw:layer="layout" svg:x1="11.046cm" svg:y1="5.592cm" svg:x2="11.058cm" svg:y2="5.6cm">
            <text:p/>
          </draw:line>
          <draw:line draw:style-name="gr4" draw:layer="layout" svg:x1="10.976cm" svg:y1="5.773cm" svg:x2="10.883cm" svg:y2="5.773cm">
            <text:p/>
          </draw:line>
          <draw:line draw:style-name="gr4" draw:layer="layout" svg:x1="10.976cm" svg:y1="5.773cm" svg:x2="10.976cm" svg:y2="5.89cm">
            <text:p/>
          </draw:line>
          <draw:line draw:style-name="gr4" draw:layer="layout" svg:x1="10.991cm" svg:y1="5.451cm" svg:x2="10.991cm" svg:y2="5.416cm">
            <text:p/>
          </draw:line>
          <draw:line draw:style-name="gr4" draw:layer="layout" svg:x1="10.991cm" svg:y1="5.451cm" svg:x2="10.999cm" svg:y2="5.451cm">
            <text:p/>
          </draw:line>
          <draw:line draw:style-name="gr4" draw:layer="layout" svg:x1="10.535cm" svg:y1="4.935cm" svg:x2="10.535cm" svg:y2="4.92cm">
            <text:p/>
          </draw:line>
          <draw:line draw:style-name="gr4" draw:layer="layout" svg:x1="10.541cm" svg:y1="5.2cm" svg:x2="10.585cm" svg:y2="5.27cm">
            <text:p/>
          </draw:line>
          <draw:line draw:style-name="gr4" draw:layer="layout" svg:x1="10.556cm" svg:y1="5.223cm" svg:x2="10.541cm" svg:y2="5.2cm">
            <text:p/>
          </draw:line>
          <draw:polyline draw:style-name="gr4" draw:layer="layout" svg:width="0.037cm" svg:height="0.296cm" svg:x="10.515cm" svg:y="4.889cm" svg:viewBox="0 0 38 297" draw:points="26,297 12,260 0,166 12,73 38,0">
            <text:p/>
          </draw:polyline>
          <draw:polyline draw:style-name="gr4" draw:layer="layout" svg:width="0cm" svg:height="0.116cm" svg:x="11.072cm" svg:y="5.653cm" svg:viewBox="0 0 0 117" draw:points="0,0 0,113 0,117">
            <text:p/>
          </draw:polyline>
          <draw:polyline draw:style-name="gr4" draw:layer="layout" svg:width="0.025cm" svg:height="0.241cm" svg:x="11.02cm" svg:y="5.41cm" svg:viewBox="0 0 26 242" draw:points="0,26 26,0 26,242">
            <text:p/>
          </draw:polyline>
          <draw:line draw:style-name="gr4" draw:layer="layout" svg:x1="10.716cm" svg:y1="5.652cm" svg:x2="10.716cm" svg:y2="5.41cm">
            <text:p/>
          </draw:line>
          <draw:polyline draw:style-name="gr4" draw:layer="layout" svg:width="0cm" svg:height="0.116cm" svg:x="10.69cm" svg:y="5.653cm" svg:viewBox="0 0 0 117" draw:points="0,0 0,113 0,117">
            <text:p/>
          </draw:polyline>
          <draw:line draw:style-name="gr4" draw:layer="layout" svg:x1="10.745cm" svg:y1="5.436cm" svg:x2="10.716cm" svg:y2="5.41cm">
            <text:p/>
          </draw:line>
          <draw:line draw:style-name="gr4" draw:layer="layout" svg:x1="11.235cm" svg:y1="4.962cm" svg:x2="11.209cm" svg:y2="4.889cm">
            <text:p/>
          </draw:line>
          <draw:line draw:style-name="gr4" draw:layer="layout" svg:x1="11.236cm" svg:y1="4.962cm" svg:x2="11.242cm" svg:y2="4.997cm">
            <text:p/>
          </draw:line>
          <draw:line draw:style-name="gr4" draw:layer="layout" svg:x1="10.553cm" svg:y1="4.889cm" svg:x2="10.541cm" svg:y2="4.906cm">
            <text:p/>
          </draw:line>
          <draw:line draw:style-name="gr4" draw:layer="layout" svg:x1="11.209cm" svg:y1="4.889cm" svg:x2="11.221cm" svg:y2="4.906cm">
            <text:p/>
          </draw:line>
          <draw:polyline draw:style-name="gr4" draw:layer="layout" svg:width="0.556cm" svg:height="0.297cm" svg:x="10.53cm" svg:y="4.903cm" svg:viewBox="0 0 557 298" draw:points="557,44 481,15 400,0 315,0 231,12 155,38 91,79 41,126 12,181 0,240 12,298">
            <text:p/>
          </draw:polyline>
          <draw:polyline draw:style-name="gr4" draw:layer="layout" svg:width="0.684cm" svg:height="0.197cm" svg:x="10.535cm" svg:y="4.723cm" svg:viewBox="0 0 685 198" draw:points="685,184 660,134 618,87 563,52 496,23 423,6 347,0 269,6 196,23 129,52 74,87 32,134 6,184 3,189 0,198">
            <text:p/>
          </draw:polyline>
          <draw:polyline draw:style-name="gr4" draw:layer="layout" svg:width="0.096cm" svg:height="0.119cm" svg:x="10.69cm" svg:y="5.769cm" svg:viewBox="0 0 97 120" draw:points="0,0 9,35 26,67 59,96 97,120">
            <text:p/>
          </draw:polyline>
          <draw:polyline draw:style-name="gr4" draw:layer="layout" svg:width="0.096cm" svg:height="0.119cm" svg:x="10.69cm" svg:y="5.653cm" svg:viewBox="0 0 97 120" draw:points="0,0 9,38 26,70 59,99 97,120">
            <text:p/>
          </draw:polyline>
          <draw:polyline draw:style-name="gr4" draw:layer="layout" svg:width="0.165cm" svg:height="0.119cm" svg:x="10.716cm" svg:y="5.653cm" svg:viewBox="0 0 166 120" draw:points="0,0 6,32 21,61 47,84 82,105 122,117 166,120">
            <text:p/>
          </draw:polyline>
          <draw:polyline draw:style-name="gr4" draw:layer="layout" svg:width="0.017cm" svg:height="0.013cm" svg:x="10.745cm" svg:y="5.437cm" svg:viewBox="0 0 18 14" draw:points="0,0 9,8 18,14">
            <text:p/>
          </draw:polyline>
          <draw:polyline draw:style-name="gr4" draw:layer="layout" svg:width="0.095cm" svg:height="0.119cm" svg:x="10.976cm" svg:y="5.769cm" svg:viewBox="0 0 96 120" draw:points="0,120 38,96 70,67 90,35 96,0">
            <text:p/>
          </draw:polyline>
          <draw:polyline draw:style-name="gr4" draw:layer="layout" svg:width="0.095cm" svg:height="0.172cm" svg:x="10.976cm" svg:y="5.6cm" svg:viewBox="0 0 96 173" draw:points="0,173 38,152 70,123 90,91 96,53 93,26 82,0">
            <text:p/>
          </draw:polyline>
          <draw:polyline draw:style-name="gr4" draw:layer="layout" svg:width="0.163cm" svg:height="0.119cm" svg:x="10.883cm" svg:y="5.653cm" svg:viewBox="0 0 164 120" draw:points="0,120 41,117 82,105 117,84 143,61 158,32 164,0">
            <text:p/>
          </draw:polyline>
          <draw:polyline draw:style-name="gr4" draw:layer="layout" svg:width="0.02cm" svg:height="0.013cm" svg:x="10.999cm" svg:y="5.437cm" svg:viewBox="0 0 21 14" draw:points="0,14 12,8 21,0">
            <text:p/>
          </draw:polyline>
          <draw:line draw:style-name="gr4" draw:layer="layout" svg:x1="12.942cm" svg:y1="3.333cm" svg:x2="12.933cm" svg:y2="3.325cm">
            <text:p/>
          </draw:line>
          <draw:line draw:style-name="gr4" draw:layer="layout" svg:x1="12.933cm" svg:y1="3.028cm" svg:x2="12.942cm" svg:y2="3.022cm">
            <text:p/>
          </draw:line>
          <draw:line draw:style-name="gr4" draw:layer="layout" svg:x1="12.948cm" svg:y1="3.019cm" svg:x2="13.074cm" svg:y2="3.019cm">
            <text:p/>
          </draw:line>
          <draw:line draw:style-name="gr4" draw:layer="layout" svg:x1="13.074cm" svg:y1="3.334cm" svg:x2="12.948cm" svg:y2="3.334cm">
            <text:p/>
          </draw:line>
          <draw:line draw:style-name="gr4" draw:layer="layout" svg:x1="12.933cm" svg:y1="3.232cm" svg:x2="12.933cm" svg:y2="3.036cm">
            <text:p/>
          </draw:line>
          <draw:line draw:style-name="gr4" draw:layer="layout" svg:x1="12.933cm" svg:y1="3.232cm" svg:x2="12.933cm" svg:y2="3.308cm">
            <text:p/>
          </draw:line>
          <draw:line draw:style-name="gr4" draw:layer="layout" svg:x1="12.942cm" svg:y1="3.334cm" svg:x2="12.948cm" svg:y2="3.334cm">
            <text:p/>
          </draw:line>
          <draw:line draw:style-name="gr4" draw:layer="layout" svg:x1="12.942cm" svg:y1="3.333cm" svg:x2="12.933cm" svg:y2="3.325cm">
            <text:p/>
          </draw:line>
          <draw:line draw:style-name="gr4" draw:layer="layout" svg:x1="12.942cm" svg:y1="3.022cm" svg:x2="12.948cm" svg:y2="3.019cm">
            <text:p/>
          </draw:line>
          <draw:line draw:style-name="gr4" draw:layer="layout" svg:x1="12.942cm" svg:y1="3.022cm" svg:x2="12.933cm" svg:y2="3.028cm">
            <text:p/>
          </draw:line>
          <draw:line draw:style-name="gr4" draw:layer="layout" svg:x1="12.933cm" svg:y1="3.308cm" svg:x2="12.933cm" svg:y2="3.325cm">
            <text:p/>
          </draw:line>
          <draw:line draw:style-name="gr4" draw:layer="layout" svg:x1="12.933cm" svg:y1="3.036cm" svg:x2="12.933cm" svg:y2="3.028cm">
            <text:p/>
          </draw:line>
          <draw:line draw:style-name="gr4" draw:layer="layout" svg:x1="12.948cm" svg:y1="3.019cm" svg:x2="13.097cm" svg:y2="3.019cm">
            <text:p/>
          </draw:line>
          <draw:line draw:style-name="gr4" draw:layer="layout" svg:x1="13.097cm" svg:y1="3.334cm" svg:x2="12.948cm" svg:y2="3.334cm">
            <text:p/>
          </draw:line>
          <draw:line draw:style-name="gr4" draw:layer="layout" svg:x1="13.517cm" svg:y1="1.193cm" svg:x2="13.92cm" svg:y2="1.193cm">
            <text:p/>
          </draw:line>
          <draw:polyline draw:style-name="gr4" draw:layer="layout" svg:width="0.02cm" svg:height="0.016cm" svg:x="13.496cm" svg:y="1.193cm" svg:viewBox="0 0 21 17" draw:points="21,0 9,2 6,6 0,15 0,17">
            <text:p/>
          </draw:polyline>
          <draw:polyline draw:style-name="gr4" draw:layer="layout" svg:width="0.019cm" svg:height="0.016cm" svg:x="13.919cm" svg:y="1.193cm" svg:viewBox="0 0 20 17" draw:points="0,0 8,2 12,6 20,15 20,17">
            <text:p/>
          </draw:polyline>
          <draw:line draw:style-name="gr4" draw:layer="layout" svg:x1="13.496cm" svg:y1="1.21cm" svg:x2="13.49cm" svg:y2="1.216cm">
            <text:p/>
          </draw:line>
          <draw:polyline draw:style-name="gr4" draw:layer="layout" svg:width="0.005cm" svg:height="0.23cm" svg:x="13.939cm" svg:y="1.21cm" svg:viewBox="0 0 6 231" draw:points="0,0 6,6 6,231">
            <text:p/>
          </draw:polyline>
          <draw:line draw:style-name="gr4" draw:layer="layout" svg:x1="13.49cm" svg:y1="1.441cm" svg:x2="13.49cm" svg:y2="1.216cm">
            <text:p/>
          </draw:line>
          <draw:line draw:style-name="gr4" draw:layer="layout" svg:x1="14.674cm" svg:y1="1.193cm" svg:x2="15.077cm" svg:y2="1.193cm">
            <text:p/>
          </draw:line>
          <draw:line draw:style-name="gr4" draw:layer="layout" svg:x1="14.651cm" svg:y1="1.21cm" svg:x2="14.649cm" svg:y2="1.216cm">
            <text:p/>
          </draw:line>
          <draw:polyline draw:style-name="gr4" draw:layer="layout" svg:width="0.011cm" svg:height="0.014cm" svg:x="14.651cm" svg:y="1.195cm" svg:viewBox="0 0 12 15" draw:points="0,15 3,12 9,3 12,0">
            <text:p/>
          </draw:polyline>
          <draw:polyline draw:style-name="gr4" draw:layer="layout" svg:width="0.02cm" svg:height="0.016cm" svg:x="15.077cm" svg:y="1.193cm" svg:viewBox="0 0 21 17" draw:points="0,0 9,2 12,6 21,15 21,17">
            <text:p/>
          </draw:polyline>
          <draw:line draw:style-name="gr4" draw:layer="layout" svg:x1="14.675cm" svg:y1="1.193cm" svg:x2="14.663cm" svg:y2="1.195cm">
            <text:p/>
          </draw:line>
          <draw:line draw:style-name="gr4" draw:layer="layout" svg:x1="15.098cm" svg:y1="1.21cm" svg:x2="15.104cm" svg:y2="1.216cm">
            <text:p/>
          </draw:line>
          <draw:line draw:style-name="gr4" draw:layer="layout" svg:x1="14.649cm" svg:y1="1.216cm" svg:x2="14.649cm" svg:y2="1.441cm">
            <text:p/>
          </draw:line>
          <draw:line draw:style-name="gr4" draw:layer="layout" svg:x1="15.103cm" svg:y1="1.441cm" svg:x2="15.103cm" svg:y2="1.216cm">
            <text:p/>
          </draw:line>
          <draw:polyline draw:style-name="gr4" draw:layer="layout" svg:width="2.315cm" svg:height="0.936cm" svg:x="13.263cm" svg:y="2.488cm" svg:viewBox="0 0 2316 937" draw:points="2316,0 909,814 694,937 0,937">
            <text:p/>
          </draw:polyline>
          <draw:line draw:style-name="gr4" draw:layer="layout" svg:x1="13.097cm" svg:y1="3.301cm" svg:x2="13.097cm" svg:y2="3.838cm">
            <text:p/>
          </draw:line>
          <draw:line draw:style-name="gr4" draw:layer="layout" svg:x1="13.263cm" svg:y1="3.839cm" svg:x2="13.263cm" svg:y2="3.425cm">
            <text:p/>
          </draw:line>
          <draw:line draw:style-name="gr4" draw:layer="layout" svg:x1="13.263cm" svg:y1="3.839cm" svg:x2="13.097cm" svg:y2="3.839cm">
            <text:p/>
          </draw:line>
          <draw:line draw:style-name="gr4" draw:layer="layout" svg:x1="13.097cm" svg:y1="3.301cm" svg:x2="14.173cm" svg:y2="3.301cm">
            <text:p/>
          </draw:line>
          <draw:line draw:style-name="gr4" draw:layer="layout" svg:x1="13.097cm" svg:y1="3.301cm" svg:x2="13.097cm" svg:y2="1.936cm">
            <text:p/>
          </draw:line>
          <draw:line draw:style-name="gr4" draw:layer="layout" svg:x1="15.579cm" svg:y1="1.936cm" svg:x2="15.579cm" svg:y2="2.487cm">
            <text:p/>
          </draw:line>
          <draw:line draw:style-name="gr4" draw:layer="layout" svg:x1="17.017cm" svg:y1="2.697cm" svg:x2="17.017cm" svg:y2="2.117cm">
            <text:p/>
          </draw:line>
          <draw:line draw:style-name="gr4" draw:layer="layout" svg:x1="17.089cm" svg:y1="2.698cm" svg:x2="16.891cm" svg:y2="2.698cm">
            <text:p/>
          </draw:line>
          <draw:line draw:style-name="gr4" draw:layer="layout" svg:x1="16.891cm" svg:y1="2.117cm" svg:x2="17.017cm" svg:y2="2.117cm">
            <text:p/>
          </draw:line>
          <draw:line draw:style-name="gr4" draw:layer="layout" svg:x1="16.891cm" svg:y1="2.117cm" svg:x2="16.891cm" svg:y2="2.654cm">
            <text:p/>
          </draw:line>
          <draw:line draw:style-name="gr4" draw:layer="layout" svg:x1="17.089cm" svg:y1="2.698cm" svg:x2="17.089cm" svg:y2="3.798cm">
            <text:p/>
          </draw:line>
          <draw:line draw:style-name="gr4" draw:layer="layout" svg:x1="16.891cm" svg:y1="2.715cm" svg:x2="16.891cm" svg:y2="2.698cm">
            <text:p/>
          </draw:line>
          <draw:line draw:style-name="gr4" draw:layer="layout" svg:x1="16.891cm" svg:y1="2.812cm" svg:x2="16.891cm" svg:y2="3.541cm">
            <text:p/>
          </draw:line>
          <draw:line draw:style-name="gr4" draw:layer="layout" svg:x1="16.891cm" svg:y1="3.637cm" svg:x2="16.891cm" svg:y2="3.797cm">
            <text:p/>
          </draw:line>
          <draw:line draw:style-name="gr4" draw:layer="layout" svg:x1="16.891cm" svg:y1="3.634cm" svg:x2="16.891cm" svg:y2="3.541cm">
            <text:p/>
          </draw:line>
          <draw:line draw:style-name="gr4" draw:layer="layout" svg:x1="16.891cm" svg:y1="3.635cm" svg:x2="16.891cm" svg:y2="3.637cm">
            <text:p/>
          </draw:line>
          <draw:line draw:style-name="gr4" draw:layer="layout" svg:x1="16.891cm" svg:y1="2.718cm" svg:x2="16.891cm" svg:y2="2.715cm">
            <text:p/>
          </draw:line>
          <draw:line draw:style-name="gr4" draw:layer="layout" svg:x1="16.891cm" svg:y1="2.718cm" svg:x2="16.891cm" svg:y2="2.811cm">
            <text:p/>
          </draw:line>
          <draw:line draw:style-name="gr4" draw:layer="layout" svg:x1="16.891cm" svg:y1="3.797cm" svg:x2="17.089cm" svg:y2="3.797cm">
            <text:p/>
          </draw:line>
          <draw:polyline draw:style-name="gr4" draw:layer="layout" svg:width="0cm" svg:height="1.324cm" svg:x="15.909cm" svg:y="2.514cm" svg:viewBox="0 0 0 1325" draw:points="0,1325 0,595 0,0">
            <text:p/>
          </draw:polyline>
          <draw:line draw:style-name="gr4" draw:layer="layout" svg:x1="14.759cm" svg:y1="2.972cm" svg:x2="14.759cm" svg:y2="3.465cm">
            <text:p/>
          </draw:line>
          <draw:line draw:style-name="gr4" draw:layer="layout" svg:x1="14.759cm" svg:y1="2.973cm" svg:x2="14.759cm" svg:y2="2.961cm">
            <text:p/>
          </draw:line>
          <draw:polyline draw:style-name="gr4" draw:layer="layout" svg:width="0.247cm" svg:height="0.125cm" svg:x="14.511cm" svg:y="3.465cm" svg:viewBox="0 0 248 126" draw:points="0,0 6,44 8,46 8,50 32,84 35,90 52,103 75,117 84,120 105,122 125,126 146,122 166,120 172,117 195,103 212,90 216,84 239,50 239,46 242,44 248,0">
            <text:p/>
          </draw:polyline>
          <draw:polyline draw:style-name="gr4" draw:layer="layout" svg:width="0cm" svg:height="0.36cm" svg:x="14.511cm" svg:y="3.104cm" svg:viewBox="0 0 0 361" draw:points="0,361 0,6 0,0">
            <text:p/>
          </draw:polyline>
          <draw:line draw:style-name="gr4" draw:layer="layout" svg:x1="13.074cm" svg:y1="2.993cm" svg:x2="13.074cm" svg:y2="2.917cm">
            <text:p/>
          </draw:line>
          <draw:line draw:style-name="gr4" draw:layer="layout" svg:x1="13.074cm" svg:y1="3.36cm" svg:x2="13.074cm" svg:y2="3.439cm">
            <text:p/>
          </draw:line>
          <draw:line draw:style-name="gr4" draw:layer="layout" svg:x1="13.074cm" svg:y1="3.36cm" svg:x2="13.074cm" svg:y2="3.334cm">
            <text:p/>
          </draw:line>
          <draw:line draw:style-name="gr4" draw:layer="layout" svg:x1="13.074cm" svg:y1="3.019cm" svg:x2="13.074cm" svg:y2="2.993cm">
            <text:p/>
          </draw:line>
          <draw:line draw:style-name="gr4" draw:layer="layout" svg:x1="13.385cm" svg:y1="3.509cm" svg:x2="13.385cm" svg:y2="3.839cm">
            <text:p/>
          </draw:line>
          <draw:line draw:style-name="gr4" draw:layer="layout" svg:x1="13.385cm" svg:y1="3.509cm" svg:x2="13.385cm" svg:y2="3.425cm">
            <text:p/>
          </draw:line>
          <draw:line draw:style-name="gr4" draw:layer="layout" svg:x1="12.933cm" svg:y1="3.284cm" svg:x2="12.916cm" svg:y2="3.284cm">
            <text:p/>
          </draw:line>
          <draw:line draw:style-name="gr4" draw:layer="layout" svg:x1="13.551cm" svg:y1="3.509cm" svg:x2="13.551cm" svg:y2="3.839cm">
            <text:p/>
          </draw:line>
          <draw:line draw:style-name="gr4" draw:layer="layout" svg:x1="13.551cm" svg:y1="3.509cm" svg:x2="13.551cm" svg:y2="3.425cm">
            <text:p/>
          </draw:line>
          <draw:line draw:style-name="gr4" draw:layer="layout" svg:x1="13.551cm" svg:y1="3.839cm" svg:x2="15.908cm" svg:y2="3.839cm">
            <text:p/>
          </draw:line>
          <draw:line draw:style-name="gr4" draw:layer="layout" svg:x1="15.909cm" svg:y1="2.514cm" svg:x2="15.532cm" svg:y2="2.514cm">
            <text:p/>
          </draw:line>
          <draw:line draw:style-name="gr4" draw:layer="layout" svg:x1="13.385cm" svg:y1="3.839cm" svg:x2="13.263cm" svg:y2="3.839cm">
            <text:p/>
          </draw:line>
          <draw:line draw:style-name="gr4" draw:layer="layout" svg:x1="13.385cm" svg:y1="3.778cm" svg:x2="13.551cm" svg:y2="3.778cm">
            <text:p/>
          </draw:line>
          <draw:line draw:style-name="gr4" draw:layer="layout" svg:x1="12.933cm" svg:y1="3.054cm" svg:x2="12.916cm" svg:y2="3.054cm">
            <text:p/>
          </draw:line>
          <draw:line draw:style-name="gr4" draw:layer="layout" svg:x1="13.074cm" svg:y1="3.439cm" svg:x2="13.097cm" svg:y2="3.439cm">
            <text:p/>
          </draw:line>
          <draw:line draw:style-name="gr4" draw:layer="layout" svg:x1="13.097cm" svg:y1="2.917cm" svg:x2="13.074cm" svg:y2="2.917cm">
            <text:p/>
          </draw:line>
          <draw:line draw:style-name="gr4" draw:layer="layout" svg:x1="16.81cm" svg:y1="2.718cm" svg:x2="16.81cm" svg:y2="3.634cm">
            <text:p/>
          </draw:line>
          <draw:line draw:style-name="gr4" draw:layer="layout" svg:x1="16.728cm" svg:y1="3.789cm" svg:x2="16.728cm" svg:y2="2.564cm">
            <text:p/>
          </draw:line>
          <draw:polyline draw:style-name="gr4" draw:layer="layout" svg:width="0cm" svg:height="1.238cm" svg:x="16.73cm" svg:y="2.558cm" svg:viewBox="0 0 0 1239" draw:points="0,0 0,747 0,1239">
            <text:p/>
          </draw:polyline>
          <draw:line draw:style-name="gr4" draw:layer="layout" svg:x1="16.891cm" svg:y1="3.798cm" svg:x2="16.891cm" svg:y2="3.635cm">
            <text:p/>
          </draw:line>
          <draw:line draw:style-name="gr4" draw:layer="layout" svg:x1="16.725cm" svg:y1="3.797cm" svg:x2="16.725cm" svg:y2="2.558cm">
            <text:p/>
          </draw:line>
          <draw:line draw:style-name="gr4" draw:layer="layout" svg:x1="17.089cm" svg:y1="3.144cm" svg:x2="17.095cm" svg:y2="3.147cm">
            <text:p/>
          </draw:line>
          <draw:line draw:style-name="gr4" draw:layer="layout" svg:x1="17.095cm" svg:y1="3.209cm" svg:x2="17.089cm" svg:y2="3.209cm">
            <text:p/>
          </draw:line>
          <draw:line draw:style-name="gr4" draw:layer="layout" svg:x1="16.891cm" svg:y1="3.635cm" svg:x2="16.81cm" svg:y2="3.635cm">
            <text:p/>
          </draw:line>
          <draw:line draw:style-name="gr4" draw:layer="layout" svg:x1="17.156cm" svg:y1="3.261cm" svg:x2="17.156cm" svg:y2="3.095cm">
            <text:p/>
          </draw:line>
          <draw:line draw:style-name="gr4" draw:layer="layout" svg:x1="16.891cm" svg:y1="3.261cm" svg:x2="16.81cm" svg:y2="3.261cm">
            <text:p/>
          </draw:line>
          <draw:line draw:style-name="gr4" draw:layer="layout" svg:x1="17.089cm" svg:y1="3.261cm" svg:x2="17.156cm" svg:y2="3.261cm">
            <text:p/>
          </draw:line>
          <draw:line draw:style-name="gr4" draw:layer="layout" svg:x1="16.891cm" svg:y1="2.698cm" svg:x2="16.891cm" svg:y2="2.654cm">
            <text:p/>
          </draw:line>
          <draw:line draw:style-name="gr4" draw:layer="layout" svg:x1="16.891cm" svg:y1="2.715cm" svg:x2="16.891cm" svg:y2="2.718cm">
            <text:p/>
          </draw:line>
          <draw:line draw:style-name="gr4" draw:layer="layout" svg:x1="16.891cm" svg:y1="3.095cm" svg:x2="16.81cm" svg:y2="3.095cm">
            <text:p/>
          </draw:line>
          <draw:line draw:style-name="gr4" draw:layer="layout" svg:x1="17.089cm" svg:y1="3.095cm" svg:x2="17.156cm" svg:y2="3.095cm">
            <text:p/>
          </draw:line>
          <draw:line draw:style-name="gr4" draw:layer="layout" svg:x1="16.891cm" svg:y1="2.718cm" svg:x2="16.81cm" svg:y2="2.718cm">
            <text:p/>
          </draw:line>
          <draw:line draw:style-name="gr4" draw:layer="layout" svg:x1="16.73cm" svg:y1="2.558cm" svg:x2="16.89cm" svg:y2="2.558cm">
            <text:p/>
          </draw:line>
          <draw:line draw:style-name="gr4" draw:layer="layout" svg:x1="16.89cm" svg:y1="3.797cm" svg:x2="16.73cm" svg:y2="3.797cm">
            <text:p/>
          </draw:line>
          <draw:line draw:style-name="gr4" draw:layer="layout" svg:x1="16.728cm" svg:y1="2.564cm" svg:x2="16.73cm" svg:y2="2.558cm">
            <text:p/>
          </draw:line>
          <draw:line draw:style-name="gr4" draw:layer="layout" svg:x1="16.728cm" svg:y1="3.789cm" svg:x2="16.73cm" svg:y2="3.797cm">
            <text:p/>
          </draw:line>
          <draw:line draw:style-name="gr4" draw:layer="layout" svg:x1="16.728cm" svg:y1="2.564cm" svg:x2="16.725cm" svg:y2="2.558cm">
            <text:p/>
          </draw:line>
          <draw:polyline draw:style-name="gr4" draw:layer="layout" svg:width="0.818cm" svg:height="0.007cm" svg:x="15.909cm" svg:y="3.789cm" svg:viewBox="0 0 819 8" draw:points="819,0 816,8 0,8">
            <text:p/>
          </draw:polyline>
          <draw:line draw:style-name="gr4" draw:layer="layout" svg:x1="15.909cm" svg:y1="2.558cm" svg:x2="16.725cm" svg:y2="2.558cm">
            <text:p/>
          </draw:line>
          <draw:polyline draw:style-name="gr4" draw:layer="layout" svg:width="0.02cm" svg:height="0.061cm" svg:x="17.095cm" svg:y="3.141cm" svg:viewBox="0 0 21 62" draw:points="0,62 17,50 21,32 17,15 0,0">
            <text:p/>
          </draw:polyline>
          <draw:line draw:style-name="gr4" draw:layer="layout" svg:x1="10.551cm" svg:y1="10.477cm" svg:x2="10.472cm" svg:y2="10.462cm">
            <text:p/>
          </draw:line>
          <draw:line draw:style-name="gr4" draw:layer="layout" svg:x1="10.436cm" svg:y1="11.081cm" svg:x2="10.472cm" svg:y2="11.084cm">
            <text:p/>
          </draw:line>
          <draw:line draw:style-name="gr4" draw:layer="layout" svg:x1="10.617cm" svg:y1="10.515cm" svg:x2="10.55cm" svg:y2="10.477cm">
            <text:p/>
          </draw:line>
          <draw:line draw:style-name="gr4" draw:layer="layout" svg:x1="10.463cm" svg:y1="10.462cm" svg:x2="10.399cm" svg:y2="10.479cm">
            <text:p/>
          </draw:line>
          <draw:polyline draw:style-name="gr4" draw:layer="layout" svg:width="0.121cm" svg:height="0.04cm" svg:x="10.506cm" svg:y="10.462cm" svg:viewBox="0 0 122 41" draw:points="0,0 79,15 122,41">
            <text:p/>
          </draw:polyline>
          <draw:line draw:style-name="gr4" draw:layer="layout" svg:x1="10.635cm" svg:y1="11.046cm" svg:x2="10.556cm" svg:y2="11.078cm">
            <text:p/>
          </draw:line>
          <draw:line draw:style-name="gr4" draw:layer="layout" svg:x1="10.436cm" svg:y1="11.081cm" svg:x2="10.399cm" svg:y2="11.069cm">
            <text:p/>
          </draw:line>
          <draw:line draw:style-name="gr4" draw:layer="layout" svg:x1="10.606cm" svg:y1="11.043cm" svg:x2="10.629cm" svg:y2="11.023cm">
            <text:p/>
          </draw:line>
          <draw:line draw:style-name="gr4" draw:layer="layout" svg:x1="10.507cm" svg:y1="10.462cm" svg:x2="10.472cm" svg:y2="10.462cm">
            <text:p/>
          </draw:line>
          <draw:line draw:style-name="gr4" draw:layer="layout" svg:x1="10.472cm" svg:y1="11.084cm" svg:x2="10.507cm" svg:y2="11.084cm">
            <text:p/>
          </draw:line>
          <draw:polyline draw:style-name="gr4" draw:layer="layout" svg:width="0.133cm" svg:height="0.04cm" svg:x="10.472cm" svg:y="11.043cm" svg:viewBox="0 0 134 41" draw:points="0,41 35,38 69,29 105,17 134,0">
            <text:p/>
          </draw:polyline>
          <draw:polyline draw:style-name="gr4" draw:layer="layout" svg:width="0.008cm" svg:height="0cm" svg:x="10.463cm" svg:y="10.462cm" svg:viewBox="0 0 9 0" draw:points="9,0 6,0 0,0">
            <text:p/>
          </draw:polyline>
          <draw:polyline draw:style-name="gr4" draw:layer="layout" svg:width="0.049cm" svg:height="0.005cm" svg:x="10.506cm" svg:y="11.078cm" svg:viewBox="0 0 50 6" draw:points="0,6 26,2 50,0">
            <text:p/>
          </draw:polyline>
          <draw:line draw:style-name="gr4" draw:layer="layout" svg:x1="14.377cm" svg:y1="10.498cm" svg:x2="14.371cm" svg:y2="10.504cm">
            <text:p/>
          </draw:line>
          <draw:line draw:style-name="gr4" draw:layer="layout" svg:x1="14.531cm" svg:y1="11.084cm" svg:x2="14.607cm" svg:y2="11.072cm">
            <text:p/>
          </draw:line>
          <draw:line draw:style-name="gr4" draw:layer="layout" svg:x1="14.584cm" svg:y1="10.468cm" svg:x2="14.531cm" svg:y2="10.462cm">
            <text:p/>
          </draw:line>
          <draw:line draw:style-name="gr4" draw:layer="layout" svg:x1="14.584cm" svg:y1="10.468cm" svg:x2="14.605cm" svg:y2="10.48cm">
            <text:p/>
          </draw:line>
          <draw:line draw:style-name="gr4" draw:layer="layout" svg:x1="14.412cm" svg:y1="10.498cm" svg:x2="14.386cm" svg:y2="10.518cm">
            <text:p/>
          </draw:line>
          <draw:line draw:style-name="gr4" draw:layer="layout" svg:x1="14.371cm" svg:y1="11.04cm" svg:x2="14.403cm" svg:y2="11.063cm">
            <text:p/>
          </draw:line>
          <draw:line draw:style-name="gr4" draw:layer="layout" svg:x1="14.438cm" svg:y1="11.064cm" svg:x2="14.374cm" svg:y2="11.023cm">
            <text:p/>
          </draw:line>
          <draw:line draw:style-name="gr4" draw:layer="layout" svg:x1="14.5cm" svg:y1="11.084cm" svg:x2="14.531cm" svg:y2="11.084cm">
            <text:p/>
          </draw:line>
          <draw:line draw:style-name="gr4" draw:layer="layout" svg:x1="14.531cm" svg:y1="10.462cm" svg:x2="14.5cm" svg:y2="10.462cm">
            <text:p/>
          </draw:line>
          <draw:polyline draw:style-name="gr4" draw:layer="layout" svg:width="0.096cm" svg:height="0.02cm" svg:x="14.403cm" svg:y="11.063cm" svg:viewBox="0 0 97 21" draw:points="0,0 47,15 97,21">
            <text:p/>
          </draw:polyline>
          <draw:polyline draw:style-name="gr4" draw:layer="layout" svg:width="0.122cm" svg:height="0.035cm" svg:x="14.377cm" svg:y="10.462cm" svg:viewBox="0 0 123 36" draw:points="123,0 62,9 0,36">
            <text:p/>
          </draw:polyline>
          <draw:polyline draw:style-name="gr4" draw:layer="layout" svg:width="0.092cm" svg:height="0.02cm" svg:x="14.439cm" svg:y="11.063cm" svg:viewBox="0 0 93 21" draw:points="0,0 43,15 93,21">
            <text:p/>
          </draw:polyline>
          <draw:polyline draw:style-name="gr4" draw:layer="layout" svg:width="0.118cm" svg:height="0.035cm" svg:x="14.412cm" svg:y="10.462cm" svg:viewBox="0 0 119 36" draw:points="119,0 58,9 0,36">
            <text:p/>
          </draw:polyline>
          <draw:line draw:style-name="gr4" draw:layer="layout" svg:x1="12.271cm" svg:y1="10.527cm" svg:x2="12.271cm" svg:y2="11.023cm">
            <text:p/>
          </draw:line>
          <draw:line draw:style-name="gr4" draw:layer="layout" svg:x1="12.024cm" svg:y1="10.859cm" svg:x2="12.024cm" svg:y2="10.462cm">
            <text:p/>
          </draw:line>
          <draw:polyline draw:style-name="gr4" draw:layer="layout" svg:width="0.063cm" svg:height="0.224cm" svg:x="12.024cm" svg:y="10.859cm" svg:viewBox="0 0 64 225" draw:points="0,0 0,225 64,225">
            <text:p/>
          </draw:polyline>
          <draw:line draw:style-name="gr4" draw:layer="layout" svg:x1="12.088cm" svg:y1="10.462cm" svg:x2="12.024cm" svg:y2="10.462cm">
            <text:p/>
          </draw:line>
          <draw:line draw:style-name="gr4" draw:layer="layout" svg:x1="12.253cm" svg:y1="11.023cm" svg:x2="12.27cm" svg:y2="11.023cm">
            <text:p/>
          </draw:line>
          <draw:line draw:style-name="gr4" draw:layer="layout" svg:x1="12.27cm" svg:y1="10.527cm" svg:x2="12.253cm" svg:y2="10.527cm">
            <text:p/>
          </draw:line>
          <draw:line draw:style-name="gr4" draw:layer="layout" svg:x1="12.983cm" svg:y1="10.462cm" svg:x2="12.983cm" svg:y2="11.084cm">
            <text:p/>
          </draw:line>
          <draw:line draw:style-name="gr4" draw:layer="layout" svg:x1="12.735cm" svg:y1="10.85cm" svg:x2="12.735cm" svg:y2="10.527cm">
            <text:p/>
          </draw:line>
          <draw:line draw:style-name="gr4" draw:layer="layout" svg:x1="12.735cm" svg:y1="10.85cm" svg:x2="12.735cm" svg:y2="11.023cm">
            <text:p/>
          </draw:line>
          <draw:line draw:style-name="gr4" draw:layer="layout" svg:x1="12.735cm" svg:y1="10.527cm" svg:x2="12.75cm" svg:y2="10.527cm">
            <text:p/>
          </draw:line>
          <draw:line draw:style-name="gr4" draw:layer="layout" svg:x1="12.75cm" svg:y1="11.023cm" svg:x2="12.735cm" svg:y2="11.023cm">
            <text:p/>
          </draw:line>
          <draw:line draw:style-name="gr4" draw:layer="layout" svg:x1="12.916cm" svg:y1="10.462cm" svg:x2="12.983cm" svg:y2="10.462cm">
            <text:p/>
          </draw:line>
          <draw:line draw:style-name="gr4" draw:layer="layout" svg:x1="12.983cm" svg:y1="11.084cm" svg:x2="12.916cm" svg:y2="11.084cm">
            <text:p/>
          </draw:line>
          <draw:line draw:style-name="gr4" draw:layer="layout" svg:x1="11.945cm" svg:y1="10.153cm" svg:x2="11.723cm" svg:y2="10.153cm">
            <text:p/>
          </draw:line>
          <draw:line draw:style-name="gr4" draw:layer="layout" svg:x1="11.944cm" svg:y1="10.153cm" svg:x2="11.965cm" svg:y2="10.153cm">
            <text:p/>
          </draw:line>
          <draw:polyline draw:style-name="gr4" draw:layer="layout" svg:width="0.022cm" svg:height="0.165cm" svg:x="11.699cm" svg:y="10.153cm" svg:viewBox="0 0 23 166" draw:points="23,0 12,3 9,6 6,12 2,15 0,17 0,166">
            <text:p/>
          </draw:polyline>
          <draw:line draw:style-name="gr4" draw:layer="layout" svg:x1="13.061cm" svg:y1="10.153cm" svg:x2="13.286cm" svg:y2="10.153cm">
            <text:p/>
          </draw:line>
          <draw:line draw:style-name="gr4" draw:layer="layout" svg:x1="13.061cm" svg:y1="10.153cm" svg:x2="13.038cm" svg:y2="10.153cm">
            <text:p/>
          </draw:line>
          <draw:polyline draw:style-name="gr4" draw:layer="layout" svg:width="0.016cm" svg:height="0.165cm" svg:x="13.286cm" svg:y="10.153cm" svg:viewBox="0 0 17 166" draw:points="0,0 6,3 9,3 15,12 17,17 17,166">
            <text:p/>
          </draw:polyline>
          <draw:polyline draw:style-name="gr4" draw:layer="layout" svg:width="0.293cm" svg:height="0.011cm" svg:x="12.347cm" svg:y="10.153cm" svg:viewBox="0 0 294 12" draw:points="294,0 103,0 26,0 6,3 0,12">
            <text:p/>
          </draw:polyline>
          <draw:line draw:style-name="gr4" draw:layer="layout" svg:x1="12.659cm" svg:y1="10.165cm" svg:x2="12.659cm" svg:y2="10.171cm">
            <text:p/>
          </draw:line>
          <draw:polyline draw:style-name="gr4" draw:layer="layout" svg:width="0.017cm" svg:height="0.011cm" svg:x="12.641cm" svg:y="10.153cm" svg:viewBox="0 0 18 12" draw:points="18,12 9,3 0,0">
            <text:p/>
          </draw:polyline>
          <draw:polyline draw:style-name="gr4" draw:layer="layout" svg:width="0.001cm" svg:height="0.154cm" svg:x="12.344cm" svg:y="10.165cm" svg:viewBox="0 0 2 155" draw:points="2,0 0,6 0,155">
            <text:p/>
          </draw:polyline>
          <draw:line draw:style-name="gr4" draw:layer="layout" svg:x1="12.659cm" svg:y1="10.319cm" svg:x2="12.659cm" svg:y2="10.17cm">
            <text:p/>
          </draw:line>
          <draw:line draw:style-name="gr4" draw:layer="layout" svg:x1="12.248cm" svg:y1="11.64cm" svg:x2="13.636cm" svg:y2="11.64cm">
            <text:p/>
          </draw:line>
          <draw:line draw:style-name="gr4" draw:layer="layout" svg:x1="12.248cm" svg:y1="11.64cm" svg:x2="11.37cm" svg:y2="11.64cm">
            <text:p/>
          </draw:line>
          <draw:line draw:style-name="gr4" draw:layer="layout" svg:x1="13.636cm" svg:y1="11.641cm" svg:x2="13.636cm" svg:y2="11.119cm">
            <text:p/>
          </draw:line>
          <draw:line draw:style-name="gr4" draw:layer="layout" svg:x1="11.37cm" svg:y1="11.119cm" svg:x2="11.37cm" svg:y2="11.641cm">
            <text:p/>
          </draw:line>
          <draw:line draw:style-name="gr4" draw:layer="layout" svg:x1="11.924cm" svg:y1="12.883cm" svg:x2="13.082cm" svg:y2="12.883cm">
            <text:p/>
          </draw:line>
          <draw:polyline draw:style-name="gr4" draw:layer="layout" svg:width="0.025cm" svg:height="0.084cm" svg:x="13.055cm" svg:y="11.64cm" svg:viewBox="0 0 26 85" draw:points="0,85 0,0 0,85 26,85">
            <text:p/>
          </draw:polyline>
          <draw:line draw:style-name="gr4" draw:layer="layout" svg:x1="11.924cm" svg:y1="11.64cm" svg:x2="11.924cm" svg:y2="12.883cm">
            <text:p/>
          </draw:line>
          <draw:line draw:style-name="gr4" draw:layer="layout" svg:x1="13.082cm" svg:y1="12.884cm" svg:x2="13.082cm" svg:y2="11.726cm">
            <text:p/>
          </draw:line>
          <draw:line draw:style-name="gr4" draw:layer="layout" svg:x1="12.58cm" svg:y1="9.12cm" svg:x2="12.047cm" svg:y2="9.12cm">
            <text:p/>
          </draw:line>
          <draw:line draw:style-name="gr4" draw:layer="layout" svg:x1="12.58cm" svg:y1="9.12cm" svg:x2="12.956cm" svg:y2="9.12cm">
            <text:p/>
          </draw:line>
          <draw:line draw:style-name="gr4" draw:layer="layout" svg:x1="12.557cm" svg:y1="9.202cm" svg:x2="11.965cm" svg:y2="9.202cm">
            <text:p/>
          </draw:line>
          <draw:line draw:style-name="gr4" draw:layer="layout" svg:x1="12.557cm" svg:y1="9.202cm" svg:x2="13.038cm" svg:y2="9.202cm">
            <text:p/>
          </draw:line>
          <draw:line draw:style-name="gr4" draw:layer="layout" svg:x1="13.493cm" svg:y1="10.319cm" svg:x2="11.51cm" svg:y2="10.319cm">
            <text:p/>
          </draw:line>
          <draw:polyline draw:style-name="gr4" draw:layer="layout" svg:width="0.02cm" svg:height="0.049cm" svg:x="12.224cm" svg:y="10.185cm" svg:viewBox="0 0 21 50" draw:points="0,50 0,35 2,26 6,17 12,9 15,6 21,0">
            <text:p/>
          </draw:polyline>
          <draw:line draw:style-name="gr4" draw:layer="layout" svg:x1="12.239cm" svg:y1="10.279cm" svg:x2="12.245cm" svg:y2="10.288cm">
            <text:p/>
          </draw:line>
          <draw:polyline draw:style-name="gr4" draw:layer="layout" svg:width="0.014cm" svg:height="0.043cm" svg:x="12.224cm" svg:y="10.235cm" svg:viewBox="0 0 15 44" draw:points="15,44 12,44 6,35 2,26 0,17 0,0">
            <text:p/>
          </draw:polyline>
          <draw:line draw:style-name="gr4" draw:layer="layout" svg:x1="12.245cm" svg:y1="10.185cm" svg:x2="12.253cm" svg:y2="10.179cm">
            <text:p/>
          </draw:line>
          <draw:line draw:style-name="gr4" draw:layer="layout" svg:x1="12.245cm" svg:y1="10.288cm" svg:x2="12.253cm" svg:y2="10.294cm">
            <text:p/>
          </draw:line>
          <draw:polyline draw:style-name="gr4" draw:layer="layout" svg:width="0.104cm" svg:height="0.125cm" svg:x="12.184cm" svg:y="10.174cm" svg:viewBox="0 0 105 126" draw:points="105,61 102,46 102,38 96,29 90,21 87,17 79,12 69,6 61,2 52,0 41,0 29,6 17,15 12,17 6,29 0,50 0,76 6,96 12,105 17,111 29,120 41,122 52,126 61,122 69,120 79,114 87,105 90,105 96,96 102,88 102,79 105,61">
            <text:p/>
          </draw:polyline>
          <draw:line draw:style-name="gr4" draw:layer="layout" svg:x1="11.965cm" svg:y1="9.202cm" svg:x2="12.047cm" svg:y2="9.12cm">
            <text:p/>
          </draw:line>
          <draw:line draw:style-name="gr4" draw:layer="layout" svg:x1="12.956cm" svg:y1="9.12cm" svg:x2="13.038cm" svg:y2="9.202cm">
            <text:p/>
          </draw:line>
          <draw:line draw:style-name="gr4" draw:layer="layout" svg:x1="11.965cm" svg:y1="9.202cm" svg:x2="11.965cm" svg:y2="10.319cm">
            <text:p/>
          </draw:line>
          <draw:line draw:style-name="gr4" draw:layer="layout" svg:x1="13.038cm" svg:y1="10.319cm" svg:x2="13.038cm" svg:y2="9.202cm">
            <text:p/>
          </draw:line>
          <draw:line draw:style-name="gr4" draw:layer="layout" svg:x1="13.494cm" svg:y1="10.319cm" svg:x2="13.494cm" svg:y2="10.418cm">
            <text:p/>
          </draw:line>
          <draw:line draw:style-name="gr4" draw:layer="layout" svg:x1="11.51cm" svg:y1="10.418cm" svg:x2="11.51cm" svg:y2="10.319cm">
            <text:p/>
          </draw:line>
          <draw:line draw:style-name="gr4" draw:layer="layout" svg:x1="10.696cm" svg:y1="11.104cm" svg:x2="10.369cm" svg:y2="11.104cm">
            <text:p/>
          </draw:line>
          <draw:line draw:style-name="gr4" draw:layer="layout" svg:x1="12.087cm" svg:y1="11.104cm" svg:x2="12.253cm" svg:y2="11.104cm">
            <text:p/>
          </draw:line>
          <draw:line draw:style-name="gr4" draw:layer="layout" svg:x1="12.087cm" svg:y1="11.104cm" svg:x2="12.087cm" svg:y2="10.442cm">
            <text:p/>
          </draw:line>
          <draw:line draw:style-name="gr4" draw:layer="layout" svg:x1="12.253cm" svg:y1="10.442cm" svg:x2="12.253cm" svg:y2="11.104cm">
            <text:p/>
          </draw:line>
          <draw:line draw:style-name="gr4" draw:layer="layout" svg:x1="12.087cm" svg:y1="11.104cm" svg:x2="11.95cm" svg:y2="11.104cm">
            <text:p/>
          </draw:line>
          <draw:line draw:style-name="gr4" draw:layer="layout" svg:x1="12.253cm" svg:y1="11.104cm" svg:x2="12.749cm" svg:y2="11.104cm">
            <text:p/>
          </draw:line>
          <draw:line draw:style-name="gr4" draw:layer="layout" svg:x1="11.883cm" svg:y1="11.104cm" svg:x2="11.79cm" svg:y2="11.104cm">
            <text:p/>
          </draw:line>
          <draw:line draw:style-name="gr4" draw:layer="layout" svg:x1="11.883cm" svg:y1="11.104cm" svg:x2="11.95cm" svg:y2="11.104cm">
            <text:p/>
          </draw:line>
          <draw:polyline draw:style-name="gr4" draw:layer="layout" svg:width="0.159cm" svg:height="0cm" svg:x="13.053cm" svg:y="11.104cm" svg:viewBox="0 0 160 0" draw:points="0,0 69,0 160,0">
            <text:p/>
          </draw:polyline>
          <draw:line draw:style-name="gr4" draw:layer="layout" svg:x1="12.915cm" svg:y1="11.104cm" svg:x2="12.749cm" svg:y2="11.104cm">
            <text:p/>
          </draw:line>
          <draw:line draw:style-name="gr4" draw:layer="layout" svg:x1="12.916cm" svg:y1="11.104cm" svg:x2="12.916cm" svg:y2="10.442cm">
            <text:p/>
          </draw:line>
          <draw:line draw:style-name="gr4" draw:layer="layout" svg:x1="12.749cm" svg:y1="10.442cm" svg:x2="12.749cm" svg:y2="11.104cm">
            <text:p/>
          </draw:line>
          <draw:line draw:style-name="gr4" draw:layer="layout" svg:x1="12.916cm" svg:y1="11.104cm" svg:x2="13.053cm" svg:y2="11.104cm">
            <text:p/>
          </draw:line>
          <draw:line draw:style-name="gr4" draw:layer="layout" svg:x1="14.31cm" svg:y1="11.104cm" svg:x2="14.634cm" svg:y2="11.104cm">
            <text:p/>
          </draw:line>
          <draw:line draw:style-name="gr4" draw:layer="layout" svg:x1="10.679cm" svg:y1="10.442cm" svg:x2="10.367cm" svg:y2="10.442cm">
            <text:p/>
          </draw:line>
          <draw:line draw:style-name="gr4" draw:layer="layout" svg:x1="12.087cm" svg:y1="10.442cm" svg:x2="12.253cm" svg:y2="10.442cm">
            <text:p/>
          </draw:line>
          <draw:line draw:style-name="gr4" draw:layer="layout" svg:x1="12.087cm" svg:y1="10.442cm" svg:x2="11.95cm" svg:y2="10.442cm">
            <text:p/>
          </draw:line>
          <draw:line draw:style-name="gr4" draw:layer="layout" svg:x1="12.253cm" svg:y1="10.442cm" svg:x2="12.749cm" svg:y2="10.442cm">
            <text:p/>
          </draw:line>
          <draw:line draw:style-name="gr4" draw:layer="layout" svg:x1="11.883cm" svg:y1="10.442cm" svg:x2="11.79cm" svg:y2="10.442cm">
            <text:p/>
          </draw:line>
          <draw:line draw:style-name="gr4" draw:layer="layout" svg:x1="11.883cm" svg:y1="10.442cm" svg:x2="11.95cm" svg:y2="10.442cm">
            <text:p/>
          </draw:line>
          <draw:line draw:style-name="gr4" draw:layer="layout" svg:x1="14.324cm" svg:y1="10.442cm" svg:x2="14.636cm" svg:y2="10.442cm">
            <text:p/>
          </draw:line>
          <draw:line draw:style-name="gr4" draw:layer="layout" svg:x1="13.122cm" svg:y1="10.442cm" svg:x2="13.053cm" svg:y2="10.442cm">
            <text:p/>
          </draw:line>
          <draw:line draw:style-name="gr4" draw:layer="layout" svg:x1="13.122cm" svg:y1="10.442cm" svg:x2="13.213cm" svg:y2="10.442cm">
            <text:p/>
          </draw:line>
          <draw:polyline draw:style-name="gr4" draw:layer="layout" svg:width="0.302cm" svg:height="0cm" svg:x="12.749cm" svg:y="10.442cm" svg:viewBox="0 0 303 0" draw:points="303,0 166,0 0,0">
            <text:p/>
          </draw:polyline>
          <draw:line draw:style-name="gr4" draw:layer="layout" svg:x1="12.536cm" svg:y1="6.332cm" svg:x2="12.536cm" svg:y2="5.506cm">
            <text:p/>
          </draw:line>
          <draw:line draw:style-name="gr4" draw:layer="layout" svg:x1="12.505cm" svg:y1="5.506cm" svg:x2="12.505cm" svg:y2="6.332cm">
            <text:p/>
          </draw:line>
          <draw:line draw:style-name="gr4" draw:layer="layout" svg:x1="12.505cm" svg:y1="5.506cm" svg:x2="12.536cm" svg:y2="5.506cm">
            <text:p/>
          </draw:line>
          <draw:line draw:style-name="gr4" draw:layer="layout" svg:x1="12.219cm" svg:y1="5.506cm" svg:x2="12.219cm" svg:y2="6.332cm">
            <text:p/>
          </draw:line>
          <draw:line draw:style-name="gr4" draw:layer="layout" svg:x1="12.219cm" svg:y1="5.506cm" svg:x2="12.505cm" svg:y2="5.506cm">
            <text:p/>
          </draw:line>
          <draw:line draw:style-name="gr4" draw:layer="layout" svg:x1="12.834cm" svg:y1="6.332cm" svg:x2="12.172cm" svg:y2="6.332cm">
            <text:p/>
          </draw:line>
          <draw:line draw:style-name="gr4" draw:layer="layout" svg:x1="12.172cm" svg:y1="7.035cm" svg:x2="12.834cm" svg:y2="7.035cm">
            <text:p/>
          </draw:line>
          <draw:line draw:style-name="gr4" draw:layer="layout" svg:x1="12.172cm" svg:y1="7.035cm" svg:x2="12.172cm" svg:y2="6.332cm">
            <text:p/>
          </draw:line>
          <draw:line draw:style-name="gr4" draw:layer="layout" svg:x1="12.834cm" svg:y1="6.332cm" svg:x2="12.834cm" svg:y2="7.035cm">
            <text:p/>
          </draw:line>
          <draw:polyline draw:style-name="gr4" draw:layer="layout" svg:width="0.661cm" svg:height="0cm" svg:x="12.172cm" svg:y="8.351cm" svg:viewBox="0 0 662 0" draw:points="662,0 263,0 0,0">
            <text:p/>
          </draw:polyline>
          <draw:polyline draw:style-name="gr4" draw:layer="layout" svg:width="0.066cm" svg:height="0.112cm" svg:x="12.484cm" svg:y="8.625cm" svg:viewBox="0 0 67 113" draw:points="0,113 12,113 17,113 23,111 44,99 46,99 55,90 61,79 64,75 67,67 67,46 64,38 61,35 55,23 46,14 44,14 23,2 17,0 0,0">
            <text:p/>
          </draw:polyline>
          <draw:line draw:style-name="gr4" draw:layer="layout" svg:x1="12.484cm" svg:y1="8.738cm" svg:x2="12.224cm" svg:y2="8.738cm">
            <text:p/>
          </draw:line>
          <draw:line draw:style-name="gr4" draw:layer="layout" svg:x1="12.224cm" svg:y1="8.625cm" svg:x2="12.484cm" svg:y2="8.625cm">
            <text:p/>
          </draw:line>
          <draw:polyline draw:style-name="gr4" draw:layer="layout" svg:width="0.028cm" svg:height="0.112cm" svg:x="12.196cm" svg:y="8.625cm" svg:viewBox="0 0 29 113" draw:points="29,0 23,0 20,0 8,14 6,14 2,23 0,35 0,38 0,46 0,67 0,75 0,79 2,90 6,99 8,99 17,111 20,113 29,113">
            <text:p/>
          </draw:polyline>
          <draw:line draw:style-name="gr4" draw:layer="layout" svg:x1="12.221cm" svg:y1="8.627cm" svg:x2="12.236cm" svg:y2="8.625cm">
            <text:p/>
          </draw:line>
          <draw:polyline draw:style-name="gr4" draw:layer="layout" svg:width="0.016cm" svg:height="0.054cm" svg:x="12.204cm" svg:y="8.628cm" svg:viewBox="0 0 17 55" draw:points="17,0 9,12 6,21 3,32 3,36 0,44 0,55">
            <text:p/>
          </draw:polyline>
          <draw:line draw:style-name="gr4" draw:layer="layout" svg:x1="12.172cm" svg:y1="8.351cm" svg:x2="12.172cm" svg:y2="9.121cm">
            <text:p/>
          </draw:line>
          <draw:line draw:style-name="gr4" draw:layer="layout" svg:x1="12.834cm" svg:y1="9.121cm" svg:x2="12.834cm" svg:y2="8.351cm">
            <text:p/>
          </draw:line>
          <draw:line draw:style-name="gr4" draw:layer="layout" svg:x1="12.502cm" svg:y1="8.351cm" svg:x2="12.172cm" svg:y2="8.351cm">
            <text:p/>
          </draw:line>
          <draw:line draw:style-name="gr4" draw:layer="layout" svg:x1="12.501cm" svg:y1="8.351cm" svg:x2="12.828cm" svg:y2="8.351cm">
            <text:p/>
          </draw:line>
          <draw:polyline draw:style-name="gr4" draw:layer="layout" svg:width="0.661cm" svg:height="0cm" svg:x="12.172cm" svg:y="7.035cm" svg:viewBox="0 0 662 0" draw:points="662,0 216,0 0,0">
            <text:p/>
          </draw:polyline>
          <draw:line draw:style-name="gr4" draw:layer="layout" svg:x1="12.834cm" svg:y1="7.035cm" svg:x2="12.834cm" svg:y2="8.35cm">
            <text:p/>
          </draw:line>
          <draw:line draw:style-name="gr4" draw:layer="layout" svg:x1="12.172cm" svg:y1="8.35cm" svg:x2="12.172cm" svg:y2="7.035cm">
            <text:p/>
          </draw:line>
          <draw:line draw:style-name="gr4" draw:layer="layout" svg:x1="11.469cm" svg:y1="17.646cm" svg:x2="13.537cm" svg:y2="17.646cm">
            <text:p/>
          </draw:line>
          <draw:line draw:style-name="gr4" draw:layer="layout" svg:x1="3.2cm" svg:y1="17.646cm" svg:x2="5.268cm" svg:y2="17.646cm">
            <text:p/>
          </draw:line>
        </draw:g>
        <draw:line draw:style-name="gr5" draw:text-style-name="P1" draw:layer="layout" svg:x1="24.6cm" svg:y1="2.2cm" svg:x2="21.4cm" svg:y2="1.7cm">
          <text:p/>
        </draw:line>
        <draw:custom-shape draw:style-name="gr6" draw:text-style-name="P2" draw:layer="layout" svg:width="1cm" svg:height="1cm" svg:x="24.1cm" svg:y="1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6cm" svg:y1="4.2cm" svg:x2="6.432cm" svg:y2="3.4cm">
          <text:p/>
        </draw:line>
        <draw:custom-shape draw:style-name="gr6" draw:text-style-name="P2" draw:layer="layout" svg:width="1cm" svg:height="1cm" svg:x="0.1cm" svg:y="3.7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6cm" svg:y1="0.6cm" svg:x2="21.1cm" svg:y2="1.3cm">
          <text:p/>
        </draw:line>
        <draw:line draw:style-name="gr5" draw:text-style-name="P1" draw:layer="layout" svg:x1="24.6cm" svg:y1="3.6cm" svg:x2="14.5cm" svg:y2="2.7cm">
          <text:p/>
        </draw:line>
        <draw:custom-shape draw:style-name="gr6" draw:text-style-name="P2" draw:layer="layout" svg:width="1cm" svg:height="1cm" svg:x="24.1cm" svg:y="3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5cm" svg:y1="5.1cm" svg:x2="18.2cm" svg:y2="4.3cm">
          <text:p/>
        </draw:line>
        <draw:custom-shape draw:style-name="gr6" draw:text-style-name="P2" draw:layer="layout" svg:width="1cm" svg:height="1cm" svg:x="24.1cm" svg:y="4.60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6cm" svg:y1="6.6cm" svg:x2="21.2cm" svg:y2="6.2cm">
          <text:p/>
        </draw:line>
        <draw:custom-shape draw:style-name="gr6" draw:text-style-name="P2" draw:layer="layout" svg:width="1cm" svg:height="1cm" svg:x="24.1cm" svg:y="6.10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6cm" svg:y1="16.2cm" svg:x2="12.983cm" svg:y2="10.769cm">
          <text:p/>
        </draw:line>
        <draw:custom-shape draw:style-name="gr6" draw:text-style-name="P2" draw:layer="layout" svg:width="1cm" svg:height="1cm" svg:x="24.1cm" svg:y="15.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6cm" svg:y1="5.7cm" svg:x2="12.679cm" svg:y2="2.783cm">
          <text:p/>
        </draw:line>
        <draw:custom-shape draw:style-name="gr6" draw:text-style-name="P2" draw:layer="layout" svg:width="1cm" svg:height="1cm" svg:x="0.1cm" svg:y="5.2cm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601cm" svg:y1="7.2cm" svg:x2="13.097cm" svg:y2="3.2cm">
          <text:p/>
        </draw:line>
        <draw:custom-shape draw:style-name="gr6" draw:text-style-name="P2" draw:layer="layout" svg:width="1cm" svg:height="1cm" svg:x="0.101cm" svg:y="6.7cm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6cm" svg:y1="0.6cm" svg:x2="15.6cm" svg:y2="1.214cm">
          <text:p/>
        </draw:line>
        <draw:custom-shape draw:style-name="gr6" draw:text-style-name="P2" draw:layer="layout" svg:width="1cm" svg:height="1cm" svg:x="24.1cm" svg:y="0.1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12T08:12:31.329090559</meta:creation-date>
    <dc:date>2015-01-21T11:34:47.174665782</dc:date>
    <dc:creator>Martin Zueger</dc:creator>
    <meta:editing-duration>PT1H25M57S</meta:editing-duration>
    <meta:editing-cycles>17</meta:editing-cycles>
    <meta:generator>LibreOffice/4.1.3.2$Linux_X86_64 LibreOffice_project/410m0$Build-2</meta:generator>
    <meta:printed-by>Martin Zueger</meta:printed-by>
    <meta:print-date>2015-01-12T08:54:14.734198428</meta:print-date>
    <meta:document-statistic meta:object-count="1283"/>
  </office:meta>
</office:document-meta>
</file>